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fo:color="#000000"/>
    </style:style>
    <style:style style:name="ce3" style:family="table-cell" style:parent-style-name="Default" style:data-style-name="N0">
      <style:table-cell-properties fo:background-color="#DCE6F1"/>
      <style:text-properties fo:color="#000000"/>
    </style:style>
    <style:style style:name="ce4" style:family="table-cell" style:parent-style-name="Default" style:data-style-name="N0">
      <style:table-cell-properties fo:background-color="transparent"/>
      <style:text-properties fo:color="#000000"/>
    </style:style>
    <style:style style:name="ce5" style:family="table-cell" style:parent-style-name="Default" style:data-style-name="N15">
      <style:text-properties fo:color="#000000"/>
    </style:style>
    <style:style style:name="ce6"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style>
    <style:style style:name="ce7" style:family="table-cell" style:parent-style-name="Default" style:data-style-name="N0">
      <style:table-cell-properties style:vertical-align="automatic" fo:background-color="#EBF1DE" style:repeat-content="false"/>
      <style:paragraph-properties fo:text-align="center"/>
      <style:text-properties fo:color="#000000" fo:font-weight="bold" style:font-weight-asian="bold" style:font-weight-complex="bold"/>
    </style:style>
    <style:style style:name="ce8" style:family="table-cell" style:parent-style-name="Default" style:data-style-name="N0">
      <style:table-cell-properties style:vertical-align="automatic" fo:wrap-option="wrap" fo:background-color="#DCE6F1"/>
      <style:text-properties fo:color="#000000"/>
    </style:style>
    <style:style style:name="ce9" style:family="table-cell" style:parent-style-name="Default" style:data-style-name="N0">
      <style:table-cell-properties style:vertical-align="automatic" fo:wrap-option="wrap"/>
      <style:text-properties fo:color="#000000"/>
    </style:style>
    <style:style style:name="ce10"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style>
    <style:style style:name="ce11" style:family="table-cell" style:parent-style-name="Default" style:data-style-name="N0">
      <style:table-cell-properties fo:background-color="#95B3D7"/>
      <style:text-properties fo:color="#000000"/>
    </style:style>
    <style:style style:name="ce12" style:family="table-cell" style:parent-style-name="Default" style:data-style-name="N0">
      <style:table-cell-properties style:vertical-align="automatic" fo:wrap-option="wrap" fo:background-color="#95B3D7"/>
      <style:text-properties fo:color="#000000"/>
    </style:style>
    <style:style style:name="ce13" style:family="table-cell" style:parent-style-name="Default" style:data-style-name="N0">
      <style:table-cell-properties style:vertical-align="automatic" fo:background-color="#95B3D7" style:repeat-content="false"/>
      <style:paragraph-properties fo:text-align="center"/>
      <style:text-properties fo:color="#000000" fo:font-weight="bold" style:font-weight-asian="bold" style:font-weight-complex="bold"/>
    </style:style>
    <style:style style:name="ce14" style:family="table-cell" style:parent-style-name="Default" style:data-style-name="N0">
      <style:table-cell-properties fo:background-color="#FFFF00"/>
      <style:text-properties fo:color="#000000"/>
    </style:style>
    <style:style style:name="ce15" style:family="table-cell" style:parent-style-name="Default" style:data-style-name="N0">
      <style:table-cell-properties style:vertical-align="automatic" fo:wrap-option="wrap" fo:background-color="#FFFF00"/>
      <style:text-properties fo:color="#000000"/>
    </style:style>
    <style:style style:name="ce16" style:family="table-cell" style:parent-style-name="Default" style:data-style-name="N0">
      <style:table-cell-properties style:vertical-align="automatic" fo:background-color="#FFFF00" style:repeat-content="false"/>
      <style:paragraph-properties fo:text-align="center"/>
      <style:text-properties fo:color="#000000" fo:font-weight="bold" style:font-weight-asian="bold" style:font-weight-complex="bold"/>
    </style:style>
    <style:style style:name="ce17" style:family="table-cell" style:parent-style-name="Default" style:data-style-name="N15">
      <style:table-cell-properties style:vertical-align="automatic" fo:background-color="#FFFFFF" style:repeat-content="false"/>
      <style:paragraph-properties fo:text-align="start" fo:margin-left="0cm"/>
      <style:text-properties fo:color="#000000"/>
    </style:style>
    <style:style style:name="ce18" style:family="table-cell" style:parent-style-name="Default" style:data-style-name="N0">
      <style:table-cell-properties style:vertical-align="automatic" fo:background-color="#DCE6F1"/>
      <style:text-properties fo:color="#000000"/>
    </style:style>
    <style:style style:name="ce19" style:family="table-cell" style:parent-style-name="Default" style:data-style-name="N0">
      <style:table-cell-properties style:vertical-align="automatic"/>
    </style:style>
    <style:style style:name="ce20" style:family="table-cell" style:parent-style-name="Default" style:data-style-name="N0">
      <style:table-cell-properties style:vertical-align="automatic" fo:background-color="#FFFF00"/>
      <style:text-properties fo:color="#000000"/>
    </style:style>
    <style:style style:name="ce21" style:family="table-cell" style:parent-style-name="Default" style:data-style-name="N0">
      <style:table-cell-properties style:vertical-align="automatic" fo:background-color="transparent"/>
      <style:text-properties fo:color="#000000"/>
    </style:style>
    <style:style style:name="ce22" style:family="table-cell" style:parent-style-name="Default" style:data-style-name="N0">
      <style:table-cell-properties style:vertical-align="automatic"/>
      <style:text-properties fo:color="#000000"/>
    </style:style>
    <style:style style:name="ce23" style:family="table-cell" style:parent-style-name="Default" style:data-style-name="N0">
      <style:table-cell-properties style:vertical-align="automatic" fo:background-color="#95B3D7"/>
      <style:text-properties fo:color="#000000"/>
    </style:style>
    <style:style style:name="ce24"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style>
    <style:style style:name="ce2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style>
    <style:style style:name="ce26" style:family="table-cell" style:parent-style-name="Default" style:data-style-name="N0">
      <style:table-cell-properties style:vertical-align="automatic" fo:background-color="#95B3D7" style:repeat-content="false"/>
      <style:paragraph-properties fo:text-align="center"/>
      <style:text-properties fo:color="#000000" fo:font-weight="bold" style:font-weight-asian="bold" style:font-weight-complex="bold"/>
    </style:style>
    <style:style style:name="ce27" style:family="table-cell" style:parent-style-name="Default" style:data-style-name="N0">
      <style:table-cell-properties style:vertical-align="automatic"/>
      <style:text-properties fo:color="#000000" fo:font-weight="bold" style:font-weight-asian="bold" style:font-weight-complex="bold"/>
    </style:style>
    <style:style style:name="ce28" style:family="table-cell" style:parent-style-name="Default" style:data-style-name="N0">
      <style:table-cell-properties style:vertical-align="automatic" fo:background-color="#EBF1DE"/>
      <style:text-properties fo:color="#000000"/>
    </style:style>
    <style:style style:name="ce29" style:family="table-cell" style:parent-style-name="Default" style:data-style-name="N15">
      <style:table-cell-properties style:vertical-align="automatic" fo:background-color="#DCE6F1"/>
      <style:text-properties fo:color="#000000"/>
    </style:style>
    <style:style style:name="ce30" style:family="table-cell" style:parent-style-name="Default" style:data-style-name="N0">
      <style:table-cell-properties style:vertical-align="automatic" fo:background-color="#FFFFFF" style:repeat-content="false"/>
      <style:paragraph-properties fo:text-align="start" fo:margin-left="0cm"/>
    </style:style>
    <style:style style:name="co1" style:family="table-column">
      <style:table-column-properties fo:break-before="auto" style:column-width="0.873125cm"/>
    </style:style>
    <style:style style:name="co2" style:family="table-column">
      <style:table-column-properties fo:break-before="auto" style:column-width="0.3175cm"/>
    </style:style>
    <style:style style:name="co3" style:family="table-column">
      <style:table-column-properties fo:break-before="auto" style:column-width="5.476875cm" style:use-optimal-column-width="true"/>
    </style:style>
    <style:style style:name="co4" style:family="table-column">
      <style:table-column-properties fo:break-before="auto" style:column-width="17.5154166666667cm"/>
    </style:style>
    <style:style style:name="co5" style:family="table-column">
      <style:table-column-properties fo:break-before="auto" style:column-width="8.46666666666667cm" style:use-optimal-column-width="true"/>
    </style:style>
    <style:style style:name="co6" style:family="table-column">
      <style:table-column-properties fo:break-before="auto" style:column-width="6.72041666666667cm"/>
    </style:style>
    <style:style style:name="co7" style:family="table-column">
      <style:table-column-properties fo:break-before="auto" style:column-width="4.7625cm"/>
    </style:style>
    <style:style style:name="co8" style:family="table-column">
      <style:table-column-properties fo:break-before="auto" style:column-width="4.048125cm"/>
    </style:style>
    <style:style style:name="co9" style:family="table-column">
      <style:table-column-properties fo:break-before="auto" style:column-width="2.01083333333333cm"/>
    </style:style>
    <style:style style:name="co10" style:family="table-column">
      <style:table-column-properties fo:break-before="auto" style:column-width="0.423333333333333cm" style:use-optimal-column-width="true"/>
    </style:style>
    <style:style style:name="co11" style:family="table-column">
      <style:table-column-properties fo:break-before="auto" style:column-width="0.423333333333333cm"/>
    </style:style>
    <style:style style:name="co12" style:family="table-column">
      <style:table-column-properties fo:break-before="auto" style:column-width="0.529166666666667cm"/>
    </style:style>
    <style:style style:name="co13" style:family="table-column">
      <style:table-column-properties fo:break-before="auto" style:column-width="5.55625cm" style:use-optimal-column-width="true"/>
    </style:style>
    <style:style style:name="co14" style:family="table-column">
      <style:table-column-properties fo:break-before="auto" style:column-width="2.143125cm"/>
    </style:style>
    <style:style style:name="co15" style:family="table-column">
      <style:table-column-properties fo:break-before="auto" style:column-width="6.905625cm" style:use-optimal-column-width="true"/>
    </style:style>
    <style:style style:name="co16" style:family="table-column">
      <style:table-column-properties fo:break-before="auto" style:column-width="9.78958333333333cm"/>
    </style:style>
    <style:style style:name="co17" style:family="table-column">
      <style:table-column-properties fo:break-before="auto" style:column-width="0.820208333333333cm"/>
    </style:style>
    <style:style style:name="co18" style:family="table-column">
      <style:table-column-properties fo:break-before="auto" style:column-width="6.72041666666667cm" style:use-optimal-column-width="true"/>
    </style:style>
    <style:style style:name="co19" style:family="table-column">
      <style:table-column-properties fo:break-before="auto" style:column-width="0.555625cm" style:use-optimal-column-width="true"/>
    </style:style>
    <style:style style:name="co20" style:family="table-column">
      <style:table-column-properties fo:break-before="auto" style:column-width="0.370416666666667cm" style:use-optimal-column-width="true"/>
    </style:style>
    <style:style style:name="co21" style:family="table-column">
      <style:table-column-properties fo:break-before="auto" style:column-width="10.0541666666667cm" style:use-optimal-column-width="true"/>
    </style:style>
    <style:style style:name="co22" style:family="table-column">
      <style:table-column-properties fo:break-before="auto" style:column-width="6.95854166666667cm" style:use-optimal-column-width="true"/>
    </style:style>
    <style:style style:name="co23" style:family="table-column">
      <style:table-column-properties fo:break-before="auto" style:column-width="14.4197916666667cm" style:use-optimal-column-width="true"/>
    </style:style>
    <style:style style:name="co24" style:family="table-column">
      <style:table-column-properties fo:break-before="auto" style:column-width="4.841875cm" style:use-optimal-column-width="true"/>
    </style:style>
    <style:style style:name="co25" style:family="table-column">
      <style:table-column-properties fo:break-before="auto" style:column-width="1.031875cm"/>
    </style:style>
    <style:style style:name="co26" style:family="table-column">
      <style:table-column-properties fo:break-before="auto" style:column-width="0.370416666666667cm"/>
    </style:style>
    <style:style style:name="co27" style:family="table-column">
      <style:table-column-properties fo:break-before="auto" style:column-width="11.7475cm" style:use-optimal-column-width="true"/>
    </style:style>
    <style:style style:name="co28" style:family="table-column">
      <style:table-column-properties fo:break-before="auto" style:column-width="6.87916666666667cm" style:use-optimal-column-width="true"/>
    </style:style>
    <style:style style:name="co29" style:family="table-column">
      <style:table-column-properties fo:break-before="auto" style:column-width="3.730625cm" style:use-optimal-column-width="true"/>
    </style:style>
    <style:style style:name="co30" style:family="table-column">
      <style:table-column-properties fo:break-before="auto" style:column-width="1.00541666666667cm"/>
    </style:style>
    <style:style style:name="co31" style:family="table-column">
      <style:table-column-properties fo:break-before="auto" style:column-width="7.77875cm"/>
    </style:style>
    <style:style style:name="co32" style:family="table-column">
      <style:table-column-properties fo:break-before="auto" style:column-width="0.635cm"/>
    </style:style>
    <style:style style:name="co33" style:family="table-column">
      <style:table-column-properties fo:break-before="auto" style:column-width="0.47625cm"/>
    </style:style>
    <style:style style:name="co34" style:family="table-column">
      <style:table-column-properties fo:break-before="auto" style:column-width="7.01145833333333cm" style:use-optimal-column-width="true"/>
    </style:style>
    <style:style style:name="co35" style:family="table-column">
      <style:table-column-properties fo:break-before="auto" style:column-width="6.985cm" style:use-optimal-column-width="true"/>
    </style:style>
    <style:style style:name="co36" style:family="table-column">
      <style:table-column-properties fo:break-before="auto" style:column-width="15.795625cm" style:use-optimal-column-width="true"/>
    </style:style>
    <style:style style:name="co37" style:family="table-column">
      <style:table-column-properties fo:break-before="auto" style:column-width="2.778125cm" style:use-optimal-column-width="true"/>
    </style:style>
    <style:style style:name="co38" style:family="table-column">
      <style:table-column-properties fo:break-before="auto" style:column-width="12.5677083333333cm" style:use-optimal-column-width="true"/>
    </style:style>
    <style:style style:name="co39" style:family="table-column">
      <style:table-column-properties fo:break-before="auto" style:column-width="15.319375cm" style:use-optimal-column-width="true"/>
    </style:style>
    <style:style style:name="co40" style:family="table-column">
      <style:table-column-properties fo:break-before="auto" style:column-width="0cm"/>
    </style:style>
    <style:style style:name="co41" style:family="table-column">
      <style:table-column-properties fo:break-before="auto" style:column-width="14.76375cm" style:use-optimal-column-width="true"/>
    </style:style>
    <style:style style:name="co42" style:family="table-column">
      <style:table-column-properties fo:break-before="auto" style:column-width="16.6158333333333cm" style:use-optimal-column-width="true"/>
    </style:style>
    <style:style style:name="co43" style:family="table-column">
      <style:table-column-properties fo:break-before="auto" style:column-width="2.72520833333333cm" style:use-optimal-column-width="true"/>
    </style:style>
    <style:style style:name="co44" style:family="table-column">
      <style:table-column-properties fo:break-before="auto" style:column-width="0.926041666666667cm"/>
    </style:style>
    <style:style style:name="co45" style:family="table-column">
      <style:table-column-properties fo:break-before="auto" style:column-width="6.6675cm" style:use-optimal-column-width="true"/>
    </style:style>
    <style:style style:name="co46" style:family="table-column">
      <style:table-column-properties fo:break-before="auto" style:column-width="0.396875cm"/>
    </style:style>
    <style:style style:name="co47" style:family="table-column">
      <style:table-column-properties fo:break-before="auto" style:column-width="14.8166666666667cm" style:use-optimal-column-width="true"/>
    </style:style>
    <style:style style:name="co48" style:family="table-column">
      <style:table-column-properties fo:break-before="auto" style:column-width="11.9327083333333cm" style:use-optimal-column-width="true"/>
    </style:style>
    <style:style style:name="co49" style:family="table-column">
      <style:table-column-properties fo:break-before="auto" style:column-width="0.740833333333333cm"/>
    </style:style>
    <style:style style:name="co50" style:family="table-column">
      <style:table-column-properties fo:break-before="auto" style:column-width="0.767291666666667cm"/>
    </style:style>
    <style:style style:name="co51" style:family="table-column">
      <style:table-column-properties fo:break-before="auto" style:column-width="12.938125cm" style:use-optimal-column-width="true"/>
    </style:style>
    <style:style style:name="co52" style:family="table-column">
      <style:table-column-properties fo:break-before="auto" style:column-width="16.748125cm" style:use-optimal-column-width="true"/>
    </style:style>
    <style:style style:name="co53" style:family="table-column">
      <style:table-column-properties fo:break-before="auto" style:column-width="0.740833333333333cm" style:use-optimal-column-width="true"/>
    </style:style>
    <style:style style:name="co54" style:family="table-column">
      <style:table-column-properties fo:break-before="auto" style:column-width="14.8695833333333cm" style:use-optimal-column-width="true"/>
    </style:style>
    <style:style style:name="co55" style:family="table-column">
      <style:table-column-properties fo:break-before="auto" style:column-width="13.5995833333333cm" style:use-optimal-column-width="true"/>
    </style:style>
    <style:style style:name="co56" style:family="table-column">
      <style:table-column-properties fo:break-before="auto" style:column-width="13.81125cm" style:use-optimal-column-width="true"/>
    </style:style>
    <style:style style:name="co57" style:family="table-column">
      <style:table-column-properties fo:break-before="auto" style:column-width="16.0072916666667cm" style:use-optimal-column-width="true"/>
    </style:style>
    <style:style style:name="co58" style:family="table-column">
      <style:table-column-properties fo:break-before="auto" style:column-width="0.582083333333333cm"/>
    </style:style>
    <style:style style:name="co59" style:family="table-column">
      <style:table-column-properties fo:break-before="auto" style:column-width="17.4625cm" style:use-optimal-column-width="true"/>
    </style:style>
    <style:style style:name="co60" style:family="table-column">
      <style:table-column-properties fo:break-before="auto" style:column-width="0.608541666666667cm"/>
    </style:style>
    <style:style style:name="co61" style:family="table-column">
      <style:table-column-properties fo:break-before="auto" style:column-width="19.6320833333333cm" style:use-optimal-column-width="true"/>
    </style:style>
    <style:style style:name="co62" style:family="table-column">
      <style:table-column-properties fo:break-before="auto" style:column-width="18.89125cm" style:use-optimal-column-width="true"/>
    </style:style>
    <style:style style:name="co63" style:family="table-column">
      <style:table-column-properties fo:break-before="auto" style:column-width="0.79375cm"/>
    </style:style>
    <style:style style:name="co64" style:family="table-column">
      <style:table-column-properties fo:break-before="auto" style:column-width="0.502708333333333cm"/>
    </style:style>
    <style:style style:name="co65" style:family="table-column">
      <style:table-column-properties fo:break-before="auto" style:column-width="17.2508333333333cm" style:use-optimal-column-width="true"/>
    </style:style>
    <style:style style:name="co66" style:family="table-column">
      <style:table-column-properties fo:break-before="auto" style:column-width="6.69395833333333cm" style:use-optimal-column-width="true"/>
    </style:style>
    <style:style style:name="co67" style:family="table-column">
      <style:table-column-properties fo:break-before="auto" style:column-width="0.714375cm"/>
    </style:style>
    <style:style style:name="co68" style:family="table-column">
      <style:table-column-properties fo:break-before="auto" style:column-width="19.9495833333333cm" style:use-optimal-column-width="true"/>
    </style:style>
    <style:style style:name="co69" style:family="table-column">
      <style:table-column-properties fo:break-before="auto" style:column-width="0.687916666666667cm"/>
    </style:style>
    <style:style style:name="co70" style:family="table-column">
      <style:table-column-properties fo:break-before="auto" style:column-width="8.94291666666667cm" style:use-optimal-column-width="true"/>
    </style:style>
    <style:style style:name="co71" style:family="table-column">
      <style:table-column-properties fo:break-before="auto" style:column-width="6.85270833333333cm" style:use-optimal-column-width="true"/>
    </style:style>
    <style:style style:name="co72" style:family="table-column">
      <style:table-column-properties fo:break-before="auto" style:column-width="18.25625cm" style:use-optimal-column-width="true"/>
    </style:style>
    <style:style style:name="co73" style:family="table-column">
      <style:table-column-properties fo:break-before="auto" style:column-width="3.99520833333333cm" style:use-optimal-column-width="true"/>
    </style:style>
    <style:style style:name="co74" style:family="table-column">
      <style:table-column-properties fo:break-before="auto" style:column-width="10.0277083333333cm" style:use-optimal-column-width="true"/>
    </style:style>
    <style:style style:name="co75" style:family="table-column">
      <style:table-column-properties fo:break-before="auto" style:column-width="17.93875cm" style:use-optimal-column-width="true"/>
    </style:style>
    <style:style style:name="co76" style:family="table-column">
      <style:table-column-properties fo:break-before="auto" style:column-width="5.000625cm" style:use-optimal-column-width="true"/>
    </style:style>
    <style:style style:name="co77" style:family="table-column">
      <style:table-column-properties fo:break-before="auto" style:column-width="3.4925cm"/>
    </style:style>
    <style:style style:name="co78" style:family="table-column">
      <style:table-column-properties fo:break-before="auto" style:column-width="9.73666666666667cm" style:use-optimal-column-width="true"/>
    </style:style>
    <style:style style:name="co79" style:family="table-column">
      <style:table-column-properties fo:break-before="auto" style:column-width="10.9802083333333cm" style:use-optimal-column-width="true"/>
    </style:style>
    <style:style style:name="ro1" style:family="table-row">
      <style:table-row-properties style:row-height="15pt" style:use-optimal-row-height="true" fo:break-before="auto"/>
    </style:style>
    <style:style style:name="ro2" style:family="table-row">
      <style:table-row-properties style:row-height="9.75pt" style:use-optimal-row-height="false" fo:break-before="auto"/>
    </style:style>
    <style:style style:name="ro3" style:family="table-row">
      <style:table-row-properties style:row-height="14.25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number-columns-repeated="9" table:default-cell-style-name="ce22"/>
        <table:table-column table:style-name="co2" table:number-columns-repeated="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4"/>
        <table:table-column table:style-name="co9" table:number-columns-repeated="16367" table:default-cell-style-name="ce22"/>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table-row>
        <table:table-row table:style-name="ro1">
          <table:table-cell office:value-type="float" office:value="1" table:style-name="ce23">
            <text:p>1</text:p>
          </table:table-cell>
          <table:table-cell table:number-columns-repeated="10" table:style-name="ce23"/>
          <table:table-cell office:value-type="string" office:string-value="C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text:p>
          </table:table-cell>
          <table:table-cell office:value-type="string" table:style-name="ce23">
            <text:p>CRITERION.EXCLUSION.CONVICTIONS.PARTICIPATION_IN_CRIMINAL_ORGANISATION</text:p>
          </table:table-cell>
          <table:table-cell office:value-type="string" table:style-name="ce23">
            <text:p>005eb9ed-1347-4ca3-bb29-9bc0db64e1ab</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3">
            <text:p><text:s/></text:p>
          </table:table-cell>
          <table:table-cell table:style-name="ce26"/>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number-columns-repeated="9" table:style-name="ce22"/>
          <table:table-cell office:value-type="string" office:string-value="C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G1</text:p>
          </table:table-cell>
          <table:table-cell office:value-type="string" table:style-name="ce22">
            <text:p>CRITERION.EXCLUSION.CONVICTIONS.PARTICIPATION_IN_CRIMINAL_ORGANISATION</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G1/R1</text:p>
          </table:table-cell>
          <table:table-cell office:value-type="string" table:style-name="ce22">
            <text:p>CRITERION.EXCLUSION.CONVICTIONS.PARTICIPATION_IN_CRIMINAL_ORGANISA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G1/G1.1</text:p>
          </table:table-cell>
          <table:table-cell office:value-type="string" table:style-name="ce22">
            <text:p>CRITERION.EXCLUSION.CONVICTIONS.PARTICIPATION_IN_CRIMINAL_ORGANISATION</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G1/G1.1/R1</text:p>
          </table:table-cell>
          <table:table-cell office:value-type="string" table:style-name="ce22">
            <text:p>CRITERION.EXCLUSION.CONVICTIONS.PARTICIPATION_IN_CRIMINAL_ORGANISATION</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G1/G1.1/R2</text:p>
          </table:table-cell>
          <table:table-cell office:value-type="string" table:style-name="ce22">
            <text:p>CRITERION.EXCLUSION.CONVICTIONS.PARTICIPATION_IN_CRIMINAL_ORGANISATION</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G1/G1.1/R3</text:p>
          </table:table-cell>
          <table:table-cell office:value-type="string" table:style-name="ce22">
            <text:p>CRITERION.EXCLUSION.CONVICTIONS.PARTICIPATION_IN_CRIMINAL_ORGANISATION</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1/G1/G1.1/R4"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G1/G1.1/R4</text:p>
          </table:table-cell>
          <table:table-cell office:value-type="string" table:style-name="ce22">
            <text:p>CRITERION.EXCLUSION.CONVICTIONS.PARTICIPATION_IN_CRIMINAL_ORGANISATION</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G1/G1.1/G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G1/G1.1/G1.1.1</text:p>
          </table:table-cell>
          <table:table-cell office:value-type="string" table:style-name="ce22">
            <text:p>CRITERION.EXCLUSION.CONVICTIONS.PARTICIPATION_IN_CRIMINAL_ORGANISATION</text:p>
          </table:table-cell>
          <table:table-cell office:value-type="string" table:style-name="ce30">
            <text:p>f4978772-3126-4ded-bc30-f50da8c3a038</text:p>
          </table:table-cell>
          <table:table-cell table:number-columns-repeated="3" table:style-name="ce28"/>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G1/G1.1/G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1/G1/G1.1/G1.1.1/R1</text:p>
          </table:table-cell>
          <table:table-cell office:value-type="string" table:style-name="ce22">
            <text:p>CRITERION.EXCLUSION.CONVICTIONS.PARTICIPATION_IN_CRIMINAL_ORGANISATION</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G1/G1.1/G1.1.1/G1.1.1.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G1/G1.1/G1.1.1/G1.1.1.1</text:p>
          </table:table-cell>
          <table:table-cell office:value-type="string" table:style-name="ce22">
            <text:p>CRITERION.EXCLUSION.CONVICTIONS.PARTICIPATION_IN_CRIMINAL_ORGANISATION</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G1/G1.1/G1.1.1/G1.1.1.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G1/G1.1/G1.1.1/G1.1.1.1/R1</text:p>
          </table:table-cell>
          <table:table-cell office:value-type="string" table:style-name="ce22">
            <text:p>CRITERION.EXCLUSION.CONVICTIONS.PARTICIPATION_IN_CRIMINAL_ORGANISATION</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number-columns-repeated="9" table:style-name="ce22"/>
          <table:table-cell office:value-type="string" office:string-value="C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G2</text:p>
          </table:table-cell>
          <table:table-cell office:value-type="string" table:style-name="ce22">
            <text:p>CRITERION.EXCLUSION.CONVICTIONS.PARTICIPATION_IN_CRIMINAL_ORGANISATION</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G2/R1</text:p>
          </table:table-cell>
          <table:table-cell office:value-type="string" table:style-name="ce22">
            <text:p>CRITERION.EXCLUSION.CONVICTIONS.PARTICIPATION_IN_CRIMINAL_ORGANISA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G2/G2.1</text:p>
          </table:table-cell>
          <table:table-cell office:value-type="string" table:style-name="ce22">
            <text:p>CRITERION.EXCLUSION.CONVICTIONS.PARTICIPATION_IN_CRIMINAL_ORGANISA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G2/G2.1/R1</text:p>
          </table:table-cell>
          <table:table-cell office:value-type="string" table:style-name="ce22">
            <text:p>CRITERION.EXCLUSION.CONVICTIONS.PARTICIPATION_IN_CRIMINAL_ORGANISA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G2/G2.1/R2</text:p>
          </table:table-cell>
          <table:table-cell office:value-type="string" table:style-name="ce22">
            <text:p>CRITERION.EXCLUSION.CONVICTIONS.PARTICIPATION_IN_CRIMINAL_ORGANISA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1" table:style-name="ce21">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G2/G2.1/R3</text:p>
          </table:table-cell>
          <table:table-cell office:value-type="string" table:style-name="ce22">
            <text:p>CRITERION.EXCLUSION.CONVICTIONS.PARTICIPATION_IN_CRIMINAL_ORGANISA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2" table:style-name="ce18">
            <text:p>2</text:p>
          </table:table-cell>
          <table:table-cell table:number-columns-repeated="10" table:style-name="ce18"/>
          <table:table-cell office:value-type="string" office:string-value="C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2</text:p>
          </table:table-cell>
          <table:table-cell office:value-type="string" table:style-name="ce18">
            <text:p>CRITERION.EXCLUSION.CONVICTIONS.CORRUPTION</text:p>
          </table:table-cell>
          <table:table-cell office:value-type="string" table:style-name="ce18">
            <text:p>c27b7c4e-c837-4529-b867-ed55ce639db5</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number-columns-repeated="9" table:style-name="ce22"/>
          <table:table-cell office:value-type="string" office:string-value="C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2/G1</text:p>
          </table:table-cell>
          <table:table-cell office:value-type="string" table:style-name="ce22">
            <text:p>CRITERION.EXCLUSION.CONVICTIONS.CORRUPTION</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2/G1/R1</text:p>
          </table:table-cell>
          <table:table-cell office:value-type="string" table:style-name="ce22">
            <text:p>CRITERION.EXCLUSION.CONVICTIONS.CORRUP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2/G1/G1.1</text:p>
          </table:table-cell>
          <table:table-cell office:value-type="string" table:style-name="ce22">
            <text:p>CRITERION.EXCLUSION.CONVICTIONS.CORRUPTION</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2/G1/G1.1/R1</text:p>
          </table:table-cell>
          <table:table-cell office:value-type="string" table:style-name="ce22">
            <text:p>CRITERION.EXCLUSION.CONVICTIONS.CORRUPTION</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G1/G1.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2/G1/G1.1/R2</text:p>
          </table:table-cell>
          <table:table-cell office:value-type="string" table:style-name="ce22">
            <text:p>CRITERION.EXCLUSION.CONVICTIONS.CORRUPTION</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G1/G1.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2/G1/G1.1/R3</text:p>
          </table:table-cell>
          <table:table-cell office:value-type="string" table:style-name="ce22">
            <text:p>CRITERION.EXCLUSION.CONVICTIONS.CORRUPTION</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2/G1/G1.1/R4"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2/G1/G1.1/R4</text:p>
          </table:table-cell>
          <table:table-cell office:value-type="string" table:style-name="ce22">
            <text:p>CRITERION.EXCLUSION.CONVICTIONS.CORRUPTION</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2/G1/G1.1/G1.1.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2/G1/G1.1/G1.1.1</text:p>
          </table:table-cell>
          <table:table-cell office:value-type="string" table:style-name="ce22">
            <text:p>CRITERION.EXCLUSION.CONVICTIONS.CORRUPTION</text:p>
          </table:table-cell>
          <table:table-cell office:value-type="string" table:style-name="ce30">
            <text:p>f4978772-3126-4ded-bc30-f50da8c3a038</text:p>
          </table:table-cell>
          <table:table-cell table:number-columns-repeated="3" table:style-name="ce28"/>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2/G1/G1.1/G1.1.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2/G1/G1.1/G1.1.1/R1</text:p>
          </table:table-cell>
          <table:table-cell office:value-type="string" table:style-name="ce22">
            <text:p>CRITERION.EXCLUSION.CONVICTIONS.CORRUPTION</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2/G1/G1.1/G1.1.1/G1.1.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2/G1/G1.1/G1.1.1/G1.1.1.1</text:p>
          </table:table-cell>
          <table:table-cell office:value-type="string" table:style-name="ce22">
            <text:p>CRITERION.EXCLUSION.CONVICTIONS.CORRUPTION</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2/G1/G1.1/G1.1.1/G1.1.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2/G1/G1.1/G1.1.1/G1.1.1.1/R1</text:p>
          </table:table-cell>
          <table:table-cell office:value-type="string" table:style-name="ce22">
            <text:p>CRITERION.EXCLUSION.CONVICTIONS.CORRUPTION</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number-columns-repeated="9" table:style-name="ce22"/>
          <table:table-cell office:value-type="string" office:string-value="C2/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2/G2</text:p>
          </table:table-cell>
          <table:table-cell office:value-type="string" table:style-name="ce22">
            <text:p>CRITERION.EXCLUSION.CONVICTIONS.CORRUPTION</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2/G2/R1</text:p>
          </table:table-cell>
          <table:table-cell office:value-type="string" table:style-name="ce22">
            <text:p>CRITERION.EXCLUSION.CONVICTIONS.CORRUP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2/G2/G2.1</text:p>
          </table:table-cell>
          <table:table-cell office:value-type="string" table:style-name="ce22">
            <text:p>CRITERION.EXCLUSION.CONVICTIONS.CORRUP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2/G2/G2.1/R1</text:p>
          </table:table-cell>
          <table:table-cell office:value-type="string" table:style-name="ce22">
            <text:p>CRITERION.EXCLUSION.CONVICTIONS.CORRUP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2/G2/G2.1/R2</text:p>
          </table:table-cell>
          <table:table-cell office:value-type="string" table:style-name="ce22">
            <text:p>CRITERION.EXCLUSION.CONVICTIONS.CORRUP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2" table:style-name="ce21">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2/G2/G2.1/R3</text:p>
          </table:table-cell>
          <table:table-cell office:value-type="string" table:style-name="ce22">
            <text:p>CRITERION.EXCLUSION.CONVICTIONS.CORRUP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3" table:style-name="ce18">
            <text:p>3</text:p>
          </table:table-cell>
          <table:table-cell table:number-columns-repeated="10" table:style-name="ce18"/>
          <table:table-cell office:value-type="string" office:string-value="C3"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3</text:p>
          </table:table-cell>
          <table:table-cell office:value-type="string" table:style-name="ce18">
            <text:p>CRITERION.EXCLUSION.CONVICTIONS.FRAUD</text:p>
          </table:table-cell>
          <table:table-cell office:value-type="string" table:style-name="ce18">
            <text:p>297d2323-3ede-424e-94bc-a91561e6f320</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number-columns-repeated="9" table:style-name="ce22"/>
          <table:table-cell office:value-type="string" office:string-value="C3/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3/G1</text:p>
          </table:table-cell>
          <table:table-cell office:value-type="string" table:style-name="ce22">
            <text:p>CRITERION.EXCLUSION.CONVICTIONS.FRAUD</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3/G1/R1</text:p>
          </table:table-cell>
          <table:table-cell office:value-type="string" table:style-name="ce22">
            <text:p>CRITERION.EXCLUSION.CONVICTIONS.FRAU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3/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3/G1/G1.1</text:p>
          </table:table-cell>
          <table:table-cell office:value-type="string" table:style-name="ce22">
            <text:p>CRITERION.EXCLUSION.CONVICTIONS.FRAUD</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3/G1/G1.1/R1</text:p>
          </table:table-cell>
          <table:table-cell office:value-type="string" table:style-name="ce22">
            <text:p>CRITERION.EXCLUSION.CONVICTIONS.FRAUD</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3/G1/G1.1/R2</text:p>
          </table:table-cell>
          <table:table-cell office:value-type="string" table:style-name="ce22">
            <text:p>CRITERION.EXCLUSION.CONVICTIONS.FRAUD</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G1/G1.1/R3"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3/G1/G1.1/R3</text:p>
          </table:table-cell>
          <table:table-cell office:value-type="string" table:style-name="ce22">
            <text:p>CRITERION.EXCLUSION.CONVICTIONS.FRAUD</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3/G1/G1.1/R4"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3/G1/G1.1/R4</text:p>
          </table:table-cell>
          <table:table-cell office:value-type="string" table:style-name="ce22">
            <text:p>CRITERION.EXCLUSION.CONVICTIONS.FRAUD</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3/G1/G1.1/G1.1.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3/G1/G1.1/G1.1.1</text:p>
          </table:table-cell>
          <table:table-cell office:value-type="string" table:style-name="ce22">
            <text:p>CRITERION.EXCLUSION.CONVICTIONS.FRAUD</text:p>
          </table:table-cell>
          <table:table-cell office:value-type="string" table:style-name="ce30">
            <text:p>f4978772-3126-4ded-bc30-f50da8c3a038</text:p>
          </table:table-cell>
          <table:table-cell table:number-columns-repeated="3" table:style-name="ce28"/>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3/G1/G1.1/G1.1.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3/G1/G1.1/G1.1.1/R1</text:p>
          </table:table-cell>
          <table:table-cell office:value-type="string" table:style-name="ce22">
            <text:p>CRITERION.EXCLUSION.CONVICTIONS.FRAUD</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3/G1/G1.1/G1.1.1/G1.1.1.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3/G1/G1.1/G1.1.1/G1.1.1.1</text:p>
          </table:table-cell>
          <table:table-cell office:value-type="string" table:style-name="ce22">
            <text:p>CRITERION.EXCLUSION.CONVICTIONS.FRAUD</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3/G1/G1.1/G1.1.1/G1.1.1.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3/G1/G1.1/G1.1.1/G1.1.1.1/R1</text:p>
          </table:table-cell>
          <table:table-cell office:value-type="string" table:style-name="ce22">
            <text:p>CRITERION.EXCLUSION.CONVICTIONS.FRAUD</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number-columns-repeated="9" table:style-name="ce22"/>
          <table:table-cell office:value-type="string" office:string-value="C3/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3/G2</text:p>
          </table:table-cell>
          <table:table-cell office:value-type="string" table:style-name="ce22">
            <text:p>CRITERION.EXCLUSION.CONVICTIONS.FRAUD</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3/G2/R1</text:p>
          </table:table-cell>
          <table:table-cell office:value-type="string" table:style-name="ce22">
            <text:p>CRITERION.EXCLUSION.CONVICTIONS.FRAU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3/G2/G2.1</text:p>
          </table:table-cell>
          <table:table-cell office:value-type="string" table:style-name="ce22">
            <text:p>CRITERION.EXCLUSION.CONVICTIONS.FRAU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3/G2/G2.1/R1</text:p>
          </table:table-cell>
          <table:table-cell office:value-type="string" table:style-name="ce22">
            <text:p>CRITERION.EXCLUSION.CONVICTIONS.FRAU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3/G2/G2.1/R2</text:p>
          </table:table-cell>
          <table:table-cell office:value-type="string" table:style-name="ce22">
            <text:p>CRITERION.EXCLUSION.CONVICTIONS.FRAU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3/G2/G2.1/R3</text:p>
          </table:table-cell>
          <table:table-cell office:value-type="string" table:style-name="ce22">
            <text:p>CRITERION.EXCLUSION.CONVICTIONS.FRAU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4" table:style-name="ce18">
            <text:p>4</text:p>
          </table:table-cell>
          <table:table-cell table:number-columns-repeated="10" table:style-name="ce18"/>
          <table:table-cell office:value-type="string" office:string-value="C4"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18">
            <text:p>C4</text:p>
          </table:table-cell>
          <table:table-cell office:value-type="string" table:style-name="ce18">
            <text:p>CRITERION.EXCLUSION.CONVICTIONS.TERRORIST_OFFENCES</text:p>
          </table:table-cell>
          <table:table-cell office:value-type="string" table:style-name="ce18">
            <text:p>d486fb70-86b3-4e75-97f2-0d71b5697c7d</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number-columns-repeated="9" table:style-name="ce22"/>
          <table:table-cell office:value-type="string" office:string-value="C4/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4/G1</text:p>
          </table:table-cell>
          <table:table-cell office:value-type="string" table:style-name="ce22">
            <text:p>CRITERION.EXCLUSION.CONVICTIONS.TERRORIST_OFFENCES</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4/G1/R1</text:p>
          </table:table-cell>
          <table:table-cell office:value-type="string" table:style-name="ce22">
            <text:p>CRITERION.EXCLUSION.CONVICTIONS.TERRORIST_OFFENCE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4/G1/G1.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4/G1/G1.1</text:p>
          </table:table-cell>
          <table:table-cell office:value-type="string" table:style-name="ce22">
            <text:p>CRITERION.EXCLUSION.CONVICTIONS.TERRORIST_OFFENCES</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G1/G1.1/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4/G1/G1.1/R1</text:p>
          </table:table-cell>
          <table:table-cell office:value-type="string" table:style-name="ce22">
            <text:p>CRITERION.EXCLUSION.CONVICTIONS.TERRORIST_OFFENCES</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G1/G1.1/R2"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4/G1/G1.1/R2</text:p>
          </table:table-cell>
          <table:table-cell office:value-type="string" table:style-name="ce22">
            <text:p>CRITERION.EXCLUSION.CONVICTIONS.TERRORIST_OFFENCES</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G1/G1.1/R3"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22">
            <text:p>C4/G1/G1.1/R3</text:p>
          </table:table-cell>
          <table:table-cell office:value-type="string" table:style-name="ce22">
            <text:p>CRITERION.EXCLUSION.CONVICTIONS.TERRORIST_OFFENCES</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4/G1/G1.1/R4"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4/G1/G1.1/R4</text:p>
          </table:table-cell>
          <table:table-cell office:value-type="string" table:style-name="ce22">
            <text:p>CRITERION.EXCLUSION.CONVICTIONS.TERRORIST_OFFENCES</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4/G1/G1.1/G1.1.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4/G1/G1.1/G1.1.1</text:p>
          </table:table-cell>
          <table:table-cell office:value-type="string" table:style-name="ce22">
            <text:p>CRITERION.EXCLUSION.CONVICTIONS.TERRORIST_OFFENCES</text:p>
          </table:table-cell>
          <table:table-cell office:value-type="string" table:style-name="ce30">
            <text:p>f4978772-3126-4ded-bc30-f50da8c3a038</text:p>
          </table:table-cell>
          <table:table-cell table:number-columns-repeated="3"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4/G1/G1.1/G1.1.1/R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22">
            <text:p>C4/G1/G1.1/G1.1.1/R1</text:p>
          </table:table-cell>
          <table:table-cell office:value-type="string" table:style-name="ce22">
            <text:p>CRITERION.EXCLUSION.CONVICTIONS.TERRORIST_OFFENCES</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4/G1/G1.1/G1.1.1/G1.1.1.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4/G1/G1.1/G1.1.1/G1.1.1.1</text:p>
          </table:table-cell>
          <table:table-cell office:value-type="string" table:style-name="ce22">
            <text:p>CRITERION.EXCLUSION.CONVICTIONS.TERRORIST_OFFENCES</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4/G1/G1.1/G1.1.1/G1.1.1.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4/G1/G1.1/G1.1.1/G1.1.1.1/R1</text:p>
          </table:table-cell>
          <table:table-cell office:value-type="string" table:style-name="ce22">
            <text:p>CRITERION.EXCLUSION.CONVICTIONS.TERRORIST_OFFENCES</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number-columns-repeated="9" table:style-name="ce22"/>
          <table:table-cell office:value-type="string" office:string-value="C4/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4/G2</text:p>
          </table:table-cell>
          <table:table-cell office:value-type="string" table:style-name="ce22">
            <text:p>CRITERION.EXCLUSION.CONVICTIONS.TERRORIST_OFFENCES</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4/G2/R1</text:p>
          </table:table-cell>
          <table:table-cell office:value-type="string" table:style-name="ce22">
            <text:p>CRITERION.EXCLUSION.CONVICTIONS.TERRORIST_OFFENC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4/G2/G2.1</text:p>
          </table:table-cell>
          <table:table-cell office:value-type="string" table:style-name="ce22">
            <text:p>CRITERION.EXCLUSION.CONVICTIONS.TERRORIST_OFFENC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4/G2/G2.1/R1</text:p>
          </table:table-cell>
          <table:table-cell office:value-type="string" table:style-name="ce22">
            <text:p>CRITERION.EXCLUSION.CONVICTIONS.TERRORIST_OFFENC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4/G2/G2.1/R2</text:p>
          </table:table-cell>
          <table:table-cell office:value-type="string" table:style-name="ce22">
            <text:p>CRITERION.EXCLUSION.CONVICTIONS.TERRORIST_OFFENC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4/G2/G2.1/R3</text:p>
          </table:table-cell>
          <table:table-cell office:value-type="string" table:style-name="ce22">
            <text:p>CRITERION.EXCLUSION.CONVICTIONS.TERRORIST_OFFENC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5" table:style-name="ce18">
            <text:p>5</text:p>
          </table:table-cell>
          <table:table-cell table:number-columns-repeated="10" table:style-name="ce18"/>
          <table:table-cell office:value-type="string" office:string-value="C5" table:formula="of:=CONCATENATE(IF([.A74]=&quot;&quot;;&quot;&quot;;CONCATENATE(&quot;C&quot;; [.A74]));IF([.B74]=&quot;&quot;;&quot;&quot;;CONCATENATE(&quot;/G&quot;;[.B74]));IF([.C74]=&quot;&quot;;&quot;&quot;;CONCATENATE(&quot;/R&quot;;[.C74])); IF([.D74]=&quot;&quot;;&quot;&quot;;CONCATENATE(&quot;/G&quot;;[.B74];&quot;.&quot;;[.D74])); IF([.E74]=&quot;&quot;;&quot;&quot;;CONCATENATE(&quot;/R&quot;;[.E74])); IF([.F74]=&quot;&quot;;&quot;&quot;;CONCATENATE(&quot;/G&quot;;[.B74];&quot;.&quot;;[.D74];&quot;.&quot;;[.F74])); IF([.G74]=&quot;&quot;;&quot;&quot;;CONCATENATE(&quot;/R&quot;;[.G74])); IF([.H74]=&quot;&quot;;&quot;&quot;;CONCATENATE(&quot;/G&quot;;[.B74];&quot;.&quot;;[.D74];&quot;.&quot;;[.F74];&quot;.&quot;;[.H74])); IF([.I74]=&quot;&quot;;&quot;&quot;;CONCATENATE(&quot;/R&quot;;[.I74]));IF([.J74]=&quot;&quot;;&quot;&quot;;CONCATENATE(&quot;/G&quot;;[.B74];&quot;.&quot;;[.D74];&quot;.&quot;;[.F74];&quot;.&quot;;[.H74]; &quot;.&quot;;[.J74])); IF([.K74]=&quot;&quot;;&quot;&quot;;CONCATENATE(&quot;/R&quot;;[.K74])))" table:style-name="ce18">
            <text:p>C5</text:p>
          </table:table-cell>
          <table:table-cell office:value-type="string" table:style-name="ce18">
            <text:p>CRITERION.EXCLUSION.CONVICTIONS.MONEY_LAUNDERING</text:p>
          </table:table-cell>
          <table:table-cell office:value-type="string" table:style-name="ce18">
            <text:p>47112079-6fec-47a3-988f-e561668c3aef</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number-columns-repeated="9" table:style-name="ce22"/>
          <table:table-cell office:value-type="string" office:string-value="C5/G1" table:formula="of:=CONCATENATE(IF([.A75]=&quot;&quot;;&quot;&quot;;CONCATENATE(&quot;C&quot;; [.A75]));IF([.B75]=&quot;&quot;;&quot;&quot;;CONCATENATE(&quot;/G&quot;;[.B75]));IF([.C75]=&quot;&quot;;&quot;&quot;;CONCATENATE(&quot;/R&quot;;[.C75])); IF([.D75]=&quot;&quot;;&quot;&quot;;CONCATENATE(&quot;/G&quot;;[.B75];&quot;.&quot;;[.D75])); IF([.E75]=&quot;&quot;;&quot;&quot;;CONCATENATE(&quot;/R&quot;;[.E75])); IF([.F75]=&quot;&quot;;&quot;&quot;;CONCATENATE(&quot;/G&quot;;[.B75];&quot;.&quot;;[.D75];&quot;.&quot;;[.F75])); IF([.G75]=&quot;&quot;;&quot;&quot;;CONCATENATE(&quot;/R&quot;;[.G75])); IF([.H75]=&quot;&quot;;&quot;&quot;;CONCATENATE(&quot;/G&quot;;[.B75];&quot;.&quot;;[.D75];&quot;.&quot;;[.F75];&quot;.&quot;;[.H75])); IF([.I75]=&quot;&quot;;&quot;&quot;;CONCATENATE(&quot;/R&quot;;[.I75]));IF([.J75]=&quot;&quot;;&quot;&quot;;CONCATENATE(&quot;/G&quot;;[.B75];&quot;.&quot;;[.D75];&quot;.&quot;;[.F75];&quot;.&quot;;[.H75]; &quot;.&quot;;[.J75])); IF([.K75]=&quot;&quot;;&quot;&quot;;CONCATENATE(&quot;/R&quot;;[.K75])))" table:style-name="ce22">
            <text:p>C5/G1</text:p>
          </table:table-cell>
          <table:table-cell office:value-type="string" table:style-name="ce22">
            <text:p>CRITERION.EXCLUSION.CONVICTIONS.MONEY_LAUNDERING</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G1/R1" table:formula="of:=CONCATENATE(IF([.A76]=&quot;&quot;;&quot;&quot;;CONCATENATE(&quot;C&quot;; [.A76]));IF([.B76]=&quot;&quot;;&quot;&quot;;CONCATENATE(&quot;/G&quot;;[.B76]));IF([.C76]=&quot;&quot;;&quot;&quot;;CONCATENATE(&quot;/R&quot;;[.C76])); IF([.D76]=&quot;&quot;;&quot;&quot;;CONCATENATE(&quot;/G&quot;;[.B76];&quot;.&quot;;[.D76])); IF([.E76]=&quot;&quot;;&quot;&quot;;CONCATENATE(&quot;/R&quot;;[.E76])); IF([.F76]=&quot;&quot;;&quot;&quot;;CONCATENATE(&quot;/G&quot;;[.B76];&quot;.&quot;;[.D76];&quot;.&quot;;[.F76])); IF([.G76]=&quot;&quot;;&quot;&quot;;CONCATENATE(&quot;/R&quot;;[.G76])); IF([.H76]=&quot;&quot;;&quot;&quot;;CONCATENATE(&quot;/G&quot;;[.B76];&quot;.&quot;;[.D76];&quot;.&quot;;[.F76];&quot;.&quot;;[.H76])); IF([.I76]=&quot;&quot;;&quot;&quot;;CONCATENATE(&quot;/R&quot;;[.I76]));IF([.J76]=&quot;&quot;;&quot;&quot;;CONCATENATE(&quot;/G&quot;;[.B76];&quot;.&quot;;[.D76];&quot;.&quot;;[.F76];&quot;.&quot;;[.H76]; &quot;.&quot;;[.J76])); IF([.K76]=&quot;&quot;;&quot;&quot;;CONCATENATE(&quot;/R&quot;;[.K76])))" table:style-name="ce22">
            <text:p>C5/G1/R1</text:p>
          </table:table-cell>
          <table:table-cell office:value-type="string" table:style-name="ce22">
            <text:p>CRITERION.EXCLUSION.CONVICTIONS.MONEY_LAUNDERING</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G1/G1.1" table:formula="of:=CONCATENATE(IF([.A77]=&quot;&quot;;&quot;&quot;;CONCATENATE(&quot;C&quot;; [.A77]));IF([.B77]=&quot;&quot;;&quot;&quot;;CONCATENATE(&quot;/G&quot;;[.B77]));IF([.C77]=&quot;&quot;;&quot;&quot;;CONCATENATE(&quot;/R&quot;;[.C77])); IF([.D77]=&quot;&quot;;&quot;&quot;;CONCATENATE(&quot;/G&quot;;[.B77];&quot;.&quot;;[.D77])); IF([.E77]=&quot;&quot;;&quot;&quot;;CONCATENATE(&quot;/R&quot;;[.E77])); IF([.F77]=&quot;&quot;;&quot;&quot;;CONCATENATE(&quot;/G&quot;;[.B77];&quot;.&quot;;[.D77];&quot;.&quot;;[.F77])); IF([.G77]=&quot;&quot;;&quot;&quot;;CONCATENATE(&quot;/R&quot;;[.G77])); IF([.H77]=&quot;&quot;;&quot;&quot;;CONCATENATE(&quot;/G&quot;;[.B77];&quot;.&quot;;[.D77];&quot;.&quot;;[.F77];&quot;.&quot;;[.H77])); IF([.I77]=&quot;&quot;;&quot;&quot;;CONCATENATE(&quot;/R&quot;;[.I77]));IF([.J77]=&quot;&quot;;&quot;&quot;;CONCATENATE(&quot;/G&quot;;[.B77];&quot;.&quot;;[.D77];&quot;.&quot;;[.F77];&quot;.&quot;;[.H77]; &quot;.&quot;;[.J77])); IF([.K77]=&quot;&quot;;&quot;&quot;;CONCATENATE(&quot;/R&quot;;[.K77])))" table:style-name="ce22">
            <text:p>C5/G1/G1.1</text:p>
          </table:table-cell>
          <table:table-cell office:value-type="string" table:style-name="ce22">
            <text:p>CRITERION.EXCLUSION.CONVICTIONS.MONEY_LAUNDERING</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G1/G1.1/R1" table:formula="of:=CONCATENATE(IF([.A78]=&quot;&quot;;&quot;&quot;;CONCATENATE(&quot;C&quot;; [.A78]));IF([.B78]=&quot;&quot;;&quot;&quot;;CONCATENATE(&quot;/G&quot;;[.B78]));IF([.C78]=&quot;&quot;;&quot;&quot;;CONCATENATE(&quot;/R&quot;;[.C78])); IF([.D78]=&quot;&quot;;&quot;&quot;;CONCATENATE(&quot;/G&quot;;[.B78];&quot;.&quot;;[.D78])); IF([.E78]=&quot;&quot;;&quot;&quot;;CONCATENATE(&quot;/R&quot;;[.E78])); IF([.F78]=&quot;&quot;;&quot;&quot;;CONCATENATE(&quot;/G&quot;;[.B78];&quot;.&quot;;[.D78];&quot;.&quot;;[.F78])); IF([.G78]=&quot;&quot;;&quot;&quot;;CONCATENATE(&quot;/R&quot;;[.G78])); IF([.H78]=&quot;&quot;;&quot;&quot;;CONCATENATE(&quot;/G&quot;;[.B78];&quot;.&quot;;[.D78];&quot;.&quot;;[.F78];&quot;.&quot;;[.H78])); IF([.I78]=&quot;&quot;;&quot;&quot;;CONCATENATE(&quot;/R&quot;;[.I78]));IF([.J78]=&quot;&quot;;&quot;&quot;;CONCATENATE(&quot;/G&quot;;[.B78];&quot;.&quot;;[.D78];&quot;.&quot;;[.F78];&quot;.&quot;;[.H78]; &quot;.&quot;;[.J78])); IF([.K78]=&quot;&quot;;&quot;&quot;;CONCATENATE(&quot;/R&quot;;[.K78])))" table:style-name="ce22">
            <text:p>C5/G1/G1.1/R1</text:p>
          </table:table-cell>
          <table:table-cell office:value-type="string" table:style-name="ce22">
            <text:p>CRITERION.EXCLUSION.CONVICTIONS.MONEY_LAUNDERING</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G1/G1.1/R2" table:formula="of:=CONCATENATE(IF([.A79]=&quot;&quot;;&quot;&quot;;CONCATENATE(&quot;C&quot;; [.A79]));IF([.B79]=&quot;&quot;;&quot;&quot;;CONCATENATE(&quot;/G&quot;;[.B79]));IF([.C79]=&quot;&quot;;&quot;&quot;;CONCATENATE(&quot;/R&quot;;[.C79])); IF([.D79]=&quot;&quot;;&quot;&quot;;CONCATENATE(&quot;/G&quot;;[.B79];&quot;.&quot;;[.D79])); IF([.E79]=&quot;&quot;;&quot;&quot;;CONCATENATE(&quot;/R&quot;;[.E79])); IF([.F79]=&quot;&quot;;&quot;&quot;;CONCATENATE(&quot;/G&quot;;[.B79];&quot;.&quot;;[.D79];&quot;.&quot;;[.F79])); IF([.G79]=&quot;&quot;;&quot;&quot;;CONCATENATE(&quot;/R&quot;;[.G79])); IF([.H79]=&quot;&quot;;&quot;&quot;;CONCATENATE(&quot;/G&quot;;[.B79];&quot;.&quot;;[.D79];&quot;.&quot;;[.F79];&quot;.&quot;;[.H79])); IF([.I79]=&quot;&quot;;&quot;&quot;;CONCATENATE(&quot;/R&quot;;[.I79]));IF([.J79]=&quot;&quot;;&quot;&quot;;CONCATENATE(&quot;/G&quot;;[.B79];&quot;.&quot;;[.D79];&quot;.&quot;;[.F79];&quot;.&quot;;[.H79]; &quot;.&quot;;[.J79])); IF([.K79]=&quot;&quot;;&quot;&quot;;CONCATENATE(&quot;/R&quot;;[.K79])))" table:style-name="ce22">
            <text:p>C5/G1/G1.1/R2</text:p>
          </table:table-cell>
          <table:table-cell office:value-type="string" table:style-name="ce22">
            <text:p>CRITERION.EXCLUSION.CONVICTIONS.MONEY_LAUNDERING</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G1/G1.1/R3" table:formula="of:=CONCATENATE(IF([.A80]=&quot;&quot;;&quot;&quot;;CONCATENATE(&quot;C&quot;; [.A80]));IF([.B80]=&quot;&quot;;&quot;&quot;;CONCATENATE(&quot;/G&quot;;[.B80]));IF([.C80]=&quot;&quot;;&quot;&quot;;CONCATENATE(&quot;/R&quot;;[.C80])); IF([.D80]=&quot;&quot;;&quot;&quot;;CONCATENATE(&quot;/G&quot;;[.B80];&quot;.&quot;;[.D80])); IF([.E80]=&quot;&quot;;&quot;&quot;;CONCATENATE(&quot;/R&quot;;[.E80])); IF([.F80]=&quot;&quot;;&quot;&quot;;CONCATENATE(&quot;/G&quot;;[.B80];&quot;.&quot;;[.D80];&quot;.&quot;;[.F80])); IF([.G80]=&quot;&quot;;&quot;&quot;;CONCATENATE(&quot;/R&quot;;[.G80])); IF([.H80]=&quot;&quot;;&quot;&quot;;CONCATENATE(&quot;/G&quot;;[.B80];&quot;.&quot;;[.D80];&quot;.&quot;;[.F80];&quot;.&quot;;[.H80])); IF([.I80]=&quot;&quot;;&quot;&quot;;CONCATENATE(&quot;/R&quot;;[.I80]));IF([.J80]=&quot;&quot;;&quot;&quot;;CONCATENATE(&quot;/G&quot;;[.B80];&quot;.&quot;;[.D80];&quot;.&quot;;[.F80];&quot;.&quot;;[.H80]; &quot;.&quot;;[.J80])); IF([.K80]=&quot;&quot;;&quot;&quot;;CONCATENATE(&quot;/R&quot;;[.K80])))" table:style-name="ce22">
            <text:p>C5/G1/G1.1/R3</text:p>
          </table:table-cell>
          <table:table-cell office:value-type="string" table:style-name="ce22">
            <text:p>CRITERION.EXCLUSION.CONVICTIONS.MONEY_LAUNDERING</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5/G1/G1.1/R4" table:formula="of:=CONCATENATE(IF([.A81]=&quot;&quot;;&quot;&quot;;CONCATENATE(&quot;C&quot;; [.A81]));IF([.B81]=&quot;&quot;;&quot;&quot;;CONCATENATE(&quot;/G&quot;;[.B81]));IF([.C81]=&quot;&quot;;&quot;&quot;;CONCATENATE(&quot;/R&quot;;[.C81])); IF([.D81]=&quot;&quot;;&quot;&quot;;CONCATENATE(&quot;/G&quot;;[.B81];&quot;.&quot;;[.D81])); IF([.E81]=&quot;&quot;;&quot;&quot;;CONCATENATE(&quot;/R&quot;;[.E81])); IF([.F81]=&quot;&quot;;&quot;&quot;;CONCATENATE(&quot;/G&quot;;[.B81];&quot;.&quot;;[.D81];&quot;.&quot;;[.F81])); IF([.G81]=&quot;&quot;;&quot;&quot;;CONCATENATE(&quot;/R&quot;;[.G81])); IF([.H81]=&quot;&quot;;&quot;&quot;;CONCATENATE(&quot;/G&quot;;[.B81];&quot;.&quot;;[.D81];&quot;.&quot;;[.F81];&quot;.&quot;;[.H81])); IF([.I81]=&quot;&quot;;&quot;&quot;;CONCATENATE(&quot;/R&quot;;[.I81]));IF([.J81]=&quot;&quot;;&quot;&quot;;CONCATENATE(&quot;/G&quot;;[.B81];&quot;.&quot;;[.D81];&quot;.&quot;;[.F81];&quot;.&quot;;[.H81]; &quot;.&quot;;[.J81])); IF([.K81]=&quot;&quot;;&quot;&quot;;CONCATENATE(&quot;/R&quot;;[.K81])))" table:style-name="ce22">
            <text:p>C5/G1/G1.1/R4</text:p>
          </table:table-cell>
          <table:table-cell office:value-type="string" table:style-name="ce22">
            <text:p>CRITERION.EXCLUSION.CONVICTIONS.MONEY_LAUNDERING</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5/G1/G1.1/G1.1.1" table:formula="of:=CONCATENATE(IF([.A82]=&quot;&quot;;&quot;&quot;;CONCATENATE(&quot;C&quot;; [.A82]));IF([.B82]=&quot;&quot;;&quot;&quot;;CONCATENATE(&quot;/G&quot;;[.B82]));IF([.C82]=&quot;&quot;;&quot;&quot;;CONCATENATE(&quot;/R&quot;;[.C82])); IF([.D82]=&quot;&quot;;&quot;&quot;;CONCATENATE(&quot;/G&quot;;[.B82];&quot;.&quot;;[.D82])); IF([.E82]=&quot;&quot;;&quot;&quot;;CONCATENATE(&quot;/R&quot;;[.E82])); IF([.F82]=&quot;&quot;;&quot;&quot;;CONCATENATE(&quot;/G&quot;;[.B82];&quot;.&quot;;[.D82];&quot;.&quot;;[.F82])); IF([.G82]=&quot;&quot;;&quot;&quot;;CONCATENATE(&quot;/R&quot;;[.G82])); IF([.H82]=&quot;&quot;;&quot;&quot;;CONCATENATE(&quot;/G&quot;;[.B82];&quot;.&quot;;[.D82];&quot;.&quot;;[.F82];&quot;.&quot;;[.H82])); IF([.I82]=&quot;&quot;;&quot;&quot;;CONCATENATE(&quot;/R&quot;;[.I82]));IF([.J82]=&quot;&quot;;&quot;&quot;;CONCATENATE(&quot;/G&quot;;[.B82];&quot;.&quot;;[.D82];&quot;.&quot;;[.F82];&quot;.&quot;;[.H82]; &quot;.&quot;;[.J82])); IF([.K82]=&quot;&quot;;&quot;&quot;;CONCATENATE(&quot;/R&quot;;[.K82])))" table:style-name="ce22">
            <text:p>C5/G1/G1.1/G1.1.1</text:p>
          </table:table-cell>
          <table:table-cell office:value-type="string" table:style-name="ce22">
            <text:p>CRITERION.EXCLUSION.CONVICTIONS.MONEY_LAUNDERING</text:p>
          </table:table-cell>
          <table:table-cell office:value-type="string" table:style-name="ce30">
            <text:p>f4978772-3126-4ded-bc30-f50da8c3a038</text:p>
          </table:table-cell>
          <table:table-cell table:number-columns-repeated="3" table:style-name="ce28"/>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5/G1/G1.1/G1.1.1/R1" table:formula="of:=CONCATENATE(IF([.A83]=&quot;&quot;;&quot;&quot;;CONCATENATE(&quot;C&quot;; [.A83]));IF([.B83]=&quot;&quot;;&quot;&quot;;CONCATENATE(&quot;/G&quot;;[.B83]));IF([.C83]=&quot;&quot;;&quot;&quot;;CONCATENATE(&quot;/R&quot;;[.C83])); IF([.D83]=&quot;&quot;;&quot;&quot;;CONCATENATE(&quot;/G&quot;;[.B83];&quot;.&quot;;[.D83])); IF([.E83]=&quot;&quot;;&quot;&quot;;CONCATENATE(&quot;/R&quot;;[.E83])); IF([.F83]=&quot;&quot;;&quot;&quot;;CONCATENATE(&quot;/G&quot;;[.B83];&quot;.&quot;;[.D83];&quot;.&quot;;[.F83])); IF([.G83]=&quot;&quot;;&quot;&quot;;CONCATENATE(&quot;/R&quot;;[.G83])); IF([.H83]=&quot;&quot;;&quot;&quot;;CONCATENATE(&quot;/G&quot;;[.B83];&quot;.&quot;;[.D83];&quot;.&quot;;[.F83];&quot;.&quot;;[.H83])); IF([.I83]=&quot;&quot;;&quot;&quot;;CONCATENATE(&quot;/R&quot;;[.I83]));IF([.J83]=&quot;&quot;;&quot;&quot;;CONCATENATE(&quot;/G&quot;;[.B83];&quot;.&quot;;[.D83];&quot;.&quot;;[.F83];&quot;.&quot;;[.H83]; &quot;.&quot;;[.J83])); IF([.K83]=&quot;&quot;;&quot;&quot;;CONCATENATE(&quot;/R&quot;;[.K83])))" table:style-name="ce22">
            <text:p>C5/G1/G1.1/G1.1.1/R1</text:p>
          </table:table-cell>
          <table:table-cell office:value-type="string" table:style-name="ce22">
            <text:p>CRITERION.EXCLUSION.CONVICTIONS.MONEY_LAUNDERING</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5/G1/G1.1/G1.1.1/G1.1.1.1" table:formula="of:=CONCATENATE(IF([.A84]=&quot;&quot;;&quot;&quot;;CONCATENATE(&quot;C&quot;; [.A84]));IF([.B84]=&quot;&quot;;&quot;&quot;;CONCATENATE(&quot;/G&quot;;[.B84]));IF([.C84]=&quot;&quot;;&quot;&quot;;CONCATENATE(&quot;/R&quot;;[.C84])); IF([.D84]=&quot;&quot;;&quot;&quot;;CONCATENATE(&quot;/G&quot;;[.B84];&quot;.&quot;;[.D84])); IF([.E84]=&quot;&quot;;&quot;&quot;;CONCATENATE(&quot;/R&quot;;[.E84])); IF([.F84]=&quot;&quot;;&quot;&quot;;CONCATENATE(&quot;/G&quot;;[.B84];&quot;.&quot;;[.D84];&quot;.&quot;;[.F84])); IF([.G84]=&quot;&quot;;&quot;&quot;;CONCATENATE(&quot;/R&quot;;[.G84])); IF([.H84]=&quot;&quot;;&quot;&quot;;CONCATENATE(&quot;/G&quot;;[.B84];&quot;.&quot;;[.D84];&quot;.&quot;;[.F84];&quot;.&quot;;[.H84])); IF([.I84]=&quot;&quot;;&quot;&quot;;CONCATENATE(&quot;/R&quot;;[.I84]));IF([.J84]=&quot;&quot;;&quot;&quot;;CONCATENATE(&quot;/G&quot;;[.B84];&quot;.&quot;;[.D84];&quot;.&quot;;[.F84];&quot;.&quot;;[.H84]; &quot;.&quot;;[.J84])); IF([.K84]=&quot;&quot;;&quot;&quot;;CONCATENATE(&quot;/R&quot;;[.K84])))" table:style-name="ce22">
            <text:p>C5/G1/G1.1/G1.1.1/G1.1.1.1</text:p>
          </table:table-cell>
          <table:table-cell office:value-type="string" table:style-name="ce22">
            <text:p>CRITERION.EXCLUSION.CONVICTIONS.MONEY_LAUNDERING</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5/G1/G1.1/G1.1.1/G1.1.1.1/R1" table:formula="of:=CONCATENATE(IF([.A85]=&quot;&quot;;&quot;&quot;;CONCATENATE(&quot;C&quot;; [.A85]));IF([.B85]=&quot;&quot;;&quot;&quot;;CONCATENATE(&quot;/G&quot;;[.B85]));IF([.C85]=&quot;&quot;;&quot;&quot;;CONCATENATE(&quot;/R&quot;;[.C85])); IF([.D85]=&quot;&quot;;&quot;&quot;;CONCATENATE(&quot;/G&quot;;[.B85];&quot;.&quot;;[.D85])); IF([.E85]=&quot;&quot;;&quot;&quot;;CONCATENATE(&quot;/R&quot;;[.E85])); IF([.F85]=&quot;&quot;;&quot;&quot;;CONCATENATE(&quot;/G&quot;;[.B85];&quot;.&quot;;[.D85];&quot;.&quot;;[.F85])); IF([.G85]=&quot;&quot;;&quot;&quot;;CONCATENATE(&quot;/R&quot;;[.G85])); IF([.H85]=&quot;&quot;;&quot;&quot;;CONCATENATE(&quot;/G&quot;;[.B85];&quot;.&quot;;[.D85];&quot;.&quot;;[.F85];&quot;.&quot;;[.H85])); IF([.I85]=&quot;&quot;;&quot;&quot;;CONCATENATE(&quot;/R&quot;;[.I85]));IF([.J85]=&quot;&quot;;&quot;&quot;;CONCATENATE(&quot;/G&quot;;[.B85];&quot;.&quot;;[.D85];&quot;.&quot;;[.F85];&quot;.&quot;;[.H85]; &quot;.&quot;;[.J85])); IF([.K85]=&quot;&quot;;&quot;&quot;;CONCATENATE(&quot;/R&quot;;[.K85])))" table:style-name="ce22">
            <text:p>C5/G1/G1.1/G1.1.1/G1.1.1.1/R1</text:p>
          </table:table-cell>
          <table:table-cell office:value-type="string" table:style-name="ce22">
            <text:p>CRITERION.EXCLUSION.CONVICTIONS.MONEY_LAUNDERING</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number-columns-repeated="9" table:style-name="ce22"/>
          <table:table-cell office:value-type="string" office:string-value="C5/G2" table:formula="of:=CONCATENATE(IF([.A86]=&quot;&quot;;&quot;&quot;;CONCATENATE(&quot;C&quot;; [.A86]));IF([.B86]=&quot;&quot;;&quot;&quot;;CONCATENATE(&quot;/G&quot;;[.B86]));IF([.C86]=&quot;&quot;;&quot;&quot;;CONCATENATE(&quot;/R&quot;;[.C86])); IF([.D86]=&quot;&quot;;&quot;&quot;;CONCATENATE(&quot;/G&quot;;[.B86];&quot;.&quot;;[.D86])); IF([.E86]=&quot;&quot;;&quot;&quot;;CONCATENATE(&quot;/R&quot;;[.E86])); IF([.F86]=&quot;&quot;;&quot;&quot;;CONCATENATE(&quot;/G&quot;;[.B86];&quot;.&quot;;[.D86];&quot;.&quot;;[.F86])); IF([.G86]=&quot;&quot;;&quot;&quot;;CONCATENATE(&quot;/R&quot;;[.G86])); IF([.H86]=&quot;&quot;;&quot;&quot;;CONCATENATE(&quot;/G&quot;;[.B86];&quot;.&quot;;[.D86];&quot;.&quot;;[.F86];&quot;.&quot;;[.H86])); IF([.I86]=&quot;&quot;;&quot;&quot;;CONCATENATE(&quot;/R&quot;;[.I86]));IF([.J86]=&quot;&quot;;&quot;&quot;;CONCATENATE(&quot;/G&quot;;[.B86];&quot;.&quot;;[.D86];&quot;.&quot;;[.F86];&quot;.&quot;;[.H86]; &quot;.&quot;;[.J86])); IF([.K86]=&quot;&quot;;&quot;&quot;;CONCATENATE(&quot;/R&quot;;[.K86])))" table:style-name="ce22">
            <text:p>C5/G2</text:p>
          </table:table-cell>
          <table:table-cell office:value-type="string" table:style-name="ce22">
            <text:p>CRITERION.EXCLUSION.CONVICTIONS.MONEY_LAUNDERING</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G2/R1" table:formula="of:=CONCATENATE(IF([.A87]=&quot;&quot;;&quot;&quot;;CONCATENATE(&quot;C&quot;; [.A87]));IF([.B87]=&quot;&quot;;&quot;&quot;;CONCATENATE(&quot;/G&quot;;[.B87]));IF([.C87]=&quot;&quot;;&quot;&quot;;CONCATENATE(&quot;/R&quot;;[.C87])); IF([.D87]=&quot;&quot;;&quot;&quot;;CONCATENATE(&quot;/G&quot;;[.B87];&quot;.&quot;;[.D87])); IF([.E87]=&quot;&quot;;&quot;&quot;;CONCATENATE(&quot;/R&quot;;[.E87])); IF([.F87]=&quot;&quot;;&quot;&quot;;CONCATENATE(&quot;/G&quot;;[.B87];&quot;.&quot;;[.D87];&quot;.&quot;;[.F87])); IF([.G87]=&quot;&quot;;&quot;&quot;;CONCATENATE(&quot;/R&quot;;[.G87])); IF([.H87]=&quot;&quot;;&quot;&quot;;CONCATENATE(&quot;/G&quot;;[.B87];&quot;.&quot;;[.D87];&quot;.&quot;;[.F87];&quot;.&quot;;[.H87])); IF([.I87]=&quot;&quot;;&quot;&quot;;CONCATENATE(&quot;/R&quot;;[.I87]));IF([.J87]=&quot;&quot;;&quot;&quot;;CONCATENATE(&quot;/G&quot;;[.B87];&quot;.&quot;;[.D87];&quot;.&quot;;[.F87];&quot;.&quot;;[.H87]; &quot;.&quot;;[.J87])); IF([.K87]=&quot;&quot;;&quot;&quot;;CONCATENATE(&quot;/R&quot;;[.K87])))" table:style-name="ce22">
            <text:p>C5/G2/R1</text:p>
          </table:table-cell>
          <table:table-cell office:value-type="string" table:style-name="ce22">
            <text:p>CRITERION.EXCLUSION.CONVICTIONS.MONEY_LAUNDER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G2/G2.1" table:formula="of:=CONCATENATE(IF([.A88]=&quot;&quot;;&quot;&quot;;CONCATENATE(&quot;C&quot;; [.A88]));IF([.B88]=&quot;&quot;;&quot;&quot;;CONCATENATE(&quot;/G&quot;;[.B88]));IF([.C88]=&quot;&quot;;&quot;&quot;;CONCATENATE(&quot;/R&quot;;[.C88])); IF([.D88]=&quot;&quot;;&quot;&quot;;CONCATENATE(&quot;/G&quot;;[.B88];&quot;.&quot;;[.D88])); IF([.E88]=&quot;&quot;;&quot;&quot;;CONCATENATE(&quot;/R&quot;;[.E88])); IF([.F88]=&quot;&quot;;&quot;&quot;;CONCATENATE(&quot;/G&quot;;[.B88];&quot;.&quot;;[.D88];&quot;.&quot;;[.F88])); IF([.G88]=&quot;&quot;;&quot;&quot;;CONCATENATE(&quot;/R&quot;;[.G88])); IF([.H88]=&quot;&quot;;&quot;&quot;;CONCATENATE(&quot;/G&quot;;[.B88];&quot;.&quot;;[.D88];&quot;.&quot;;[.F88];&quot;.&quot;;[.H88])); IF([.I88]=&quot;&quot;;&quot;&quot;;CONCATENATE(&quot;/R&quot;;[.I88]));IF([.J88]=&quot;&quot;;&quot;&quot;;CONCATENATE(&quot;/G&quot;;[.B88];&quot;.&quot;;[.D88];&quot;.&quot;;[.F88];&quot;.&quot;;[.H88]; &quot;.&quot;;[.J88])); IF([.K88]=&quot;&quot;;&quot;&quot;;CONCATENATE(&quot;/R&quot;;[.K88])))" table:style-name="ce22">
            <text:p>C5/G2/G2.1</text:p>
          </table:table-cell>
          <table:table-cell office:value-type="string" table:style-name="ce22">
            <text:p>CRITERION.EXCLUSION.CONVICTIONS.MONEY_LAUNDER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G2/G2.1/R1" table:formula="of:=CONCATENATE(IF([.A89]=&quot;&quot;;&quot;&quot;;CONCATENATE(&quot;C&quot;; [.A89]));IF([.B89]=&quot;&quot;;&quot;&quot;;CONCATENATE(&quot;/G&quot;;[.B89]));IF([.C89]=&quot;&quot;;&quot;&quot;;CONCATENATE(&quot;/R&quot;;[.C89])); IF([.D89]=&quot;&quot;;&quot;&quot;;CONCATENATE(&quot;/G&quot;;[.B89];&quot;.&quot;;[.D89])); IF([.E89]=&quot;&quot;;&quot;&quot;;CONCATENATE(&quot;/R&quot;;[.E89])); IF([.F89]=&quot;&quot;;&quot;&quot;;CONCATENATE(&quot;/G&quot;;[.B89];&quot;.&quot;;[.D89];&quot;.&quot;;[.F89])); IF([.G89]=&quot;&quot;;&quot;&quot;;CONCATENATE(&quot;/R&quot;;[.G89])); IF([.H89]=&quot;&quot;;&quot;&quot;;CONCATENATE(&quot;/G&quot;;[.B89];&quot;.&quot;;[.D89];&quot;.&quot;;[.F89];&quot;.&quot;;[.H89])); IF([.I89]=&quot;&quot;;&quot;&quot;;CONCATENATE(&quot;/R&quot;;[.I89]));IF([.J89]=&quot;&quot;;&quot;&quot;;CONCATENATE(&quot;/G&quot;;[.B89];&quot;.&quot;;[.D89];&quot;.&quot;;[.F89];&quot;.&quot;;[.H89]; &quot;.&quot;;[.J89])); IF([.K89]=&quot;&quot;;&quot;&quot;;CONCATENATE(&quot;/R&quot;;[.K89])))" table:style-name="ce22">
            <text:p>C5/G2/G2.1/R1</text:p>
          </table:table-cell>
          <table:table-cell office:value-type="string" table:style-name="ce22">
            <text:p>CRITERION.EXCLUSION.CONVICTIONS.MONEY_LAUNDER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G2/G2.1/R2" table:formula="of:=CONCATENATE(IF([.A90]=&quot;&quot;;&quot;&quot;;CONCATENATE(&quot;C&quot;; [.A90]));IF([.B90]=&quot;&quot;;&quot;&quot;;CONCATENATE(&quot;/G&quot;;[.B90]));IF([.C90]=&quot;&quot;;&quot;&quot;;CONCATENATE(&quot;/R&quot;;[.C90])); IF([.D90]=&quot;&quot;;&quot;&quot;;CONCATENATE(&quot;/G&quot;;[.B90];&quot;.&quot;;[.D90])); IF([.E90]=&quot;&quot;;&quot;&quot;;CONCATENATE(&quot;/R&quot;;[.E90])); IF([.F90]=&quot;&quot;;&quot;&quot;;CONCATENATE(&quot;/G&quot;;[.B90];&quot;.&quot;;[.D90];&quot;.&quot;;[.F90])); IF([.G90]=&quot;&quot;;&quot;&quot;;CONCATENATE(&quot;/R&quot;;[.G90])); IF([.H90]=&quot;&quot;;&quot;&quot;;CONCATENATE(&quot;/G&quot;;[.B90];&quot;.&quot;;[.D90];&quot;.&quot;;[.F90];&quot;.&quot;;[.H90])); IF([.I90]=&quot;&quot;;&quot;&quot;;CONCATENATE(&quot;/R&quot;;[.I90]));IF([.J90]=&quot;&quot;;&quot;&quot;;CONCATENATE(&quot;/G&quot;;[.B90];&quot;.&quot;;[.D90];&quot;.&quot;;[.F90];&quot;.&quot;;[.H90]; &quot;.&quot;;[.J90])); IF([.K90]=&quot;&quot;;&quot;&quot;;CONCATENATE(&quot;/R&quot;;[.K90])))" table:style-name="ce22">
            <text:p>C5/G2/G2.1/R2</text:p>
          </table:table-cell>
          <table:table-cell office:value-type="string" table:style-name="ce22">
            <text:p>CRITERION.EXCLUSION.CONVICTIONS.MONEY_LAUNDER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G2/G2.1/R3" table:formula="of:=CONCATENATE(IF([.A91]=&quot;&quot;;&quot;&quot;;CONCATENATE(&quot;C&quot;; [.A91]));IF([.B91]=&quot;&quot;;&quot;&quot;;CONCATENATE(&quot;/G&quot;;[.B91]));IF([.C91]=&quot;&quot;;&quot;&quot;;CONCATENATE(&quot;/R&quot;;[.C91])); IF([.D91]=&quot;&quot;;&quot;&quot;;CONCATENATE(&quot;/G&quot;;[.B91];&quot;.&quot;;[.D91])); IF([.E91]=&quot;&quot;;&quot;&quot;;CONCATENATE(&quot;/R&quot;;[.E91])); IF([.F91]=&quot;&quot;;&quot;&quot;;CONCATENATE(&quot;/G&quot;;[.B91];&quot;.&quot;;[.D91];&quot;.&quot;;[.F91])); IF([.G91]=&quot;&quot;;&quot;&quot;;CONCATENATE(&quot;/R&quot;;[.G91])); IF([.H91]=&quot;&quot;;&quot;&quot;;CONCATENATE(&quot;/G&quot;;[.B91];&quot;.&quot;;[.D91];&quot;.&quot;;[.F91];&quot;.&quot;;[.H91])); IF([.I91]=&quot;&quot;;&quot;&quot;;CONCATENATE(&quot;/R&quot;;[.I91]));IF([.J91]=&quot;&quot;;&quot;&quot;;CONCATENATE(&quot;/G&quot;;[.B91];&quot;.&quot;;[.D91];&quot;.&quot;;[.F91];&quot;.&quot;;[.H91]; &quot;.&quot;;[.J91])); IF([.K91]=&quot;&quot;;&quot;&quot;;CONCATENATE(&quot;/R&quot;;[.K91])))" table:style-name="ce22">
            <text:p>C5/G2/G2.1/R3</text:p>
          </table:table-cell>
          <table:table-cell office:value-type="string" table:style-name="ce22">
            <text:p>CRITERION.EXCLUSION.CONVICTIONS.MONEY_LAUNDER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6" table:style-name="ce18">
            <text:p>6</text:p>
          </table:table-cell>
          <table:table-cell table:number-columns-repeated="10" table:style-name="ce18"/>
          <table:table-cell office:value-type="string" office:string-value="C6" table:formula="of:=CONCATENATE(IF([.A92]=&quot;&quot;;&quot;&quot;;CONCATENATE(&quot;C&quot;; [.A92]));IF([.B92]=&quot;&quot;;&quot;&quot;;CONCATENATE(&quot;/G&quot;;[.B92]));IF([.C92]=&quot;&quot;;&quot;&quot;;CONCATENATE(&quot;/R&quot;;[.C92])); IF([.D92]=&quot;&quot;;&quot;&quot;;CONCATENATE(&quot;/G&quot;;[.B92];&quot;.&quot;;[.D92])); IF([.E92]=&quot;&quot;;&quot;&quot;;CONCATENATE(&quot;/R&quot;;[.E92])); IF([.F92]=&quot;&quot;;&quot;&quot;;CONCATENATE(&quot;/G&quot;;[.B92];&quot;.&quot;;[.D92];&quot;.&quot;;[.F92])); IF([.G92]=&quot;&quot;;&quot;&quot;;CONCATENATE(&quot;/R&quot;;[.G92])); IF([.H92]=&quot;&quot;;&quot;&quot;;CONCATENATE(&quot;/G&quot;;[.B92];&quot;.&quot;;[.D92];&quot;.&quot;;[.F92];&quot;.&quot;;[.H92])); IF([.I92]=&quot;&quot;;&quot;&quot;;CONCATENATE(&quot;/R&quot;;[.I92]));IF([.J92]=&quot;&quot;;&quot;&quot;;CONCATENATE(&quot;/G&quot;;[.B92];&quot;.&quot;;[.D92];&quot;.&quot;;[.F92];&quot;.&quot;;[.H92]; &quot;.&quot;;[.J92])); IF([.K92]=&quot;&quot;;&quot;&quot;;CONCATENATE(&quot;/R&quot;;[.K92])))" table:style-name="ce18">
            <text:p>C6</text:p>
          </table:table-cell>
          <table:table-cell office:value-type="string" table:style-name="ce18">
            <text:p>CRITERION.EXCLUSION.CONVICTIONS.CHILD_LABOUR-HUMAN_TRAFFICKING</text:p>
          </table:table-cell>
          <table:table-cell office:value-type="string" table:style-name="ce18">
            <text:p>d789d01a-fe03-4ccd-9898-73f9cfa080d1</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number-columns-repeated="9" table:style-name="ce22"/>
          <table:table-cell office:value-type="string" office:string-value="C6/G1" table:formula="of:=CONCATENATE(IF([.A93]=&quot;&quot;;&quot;&quot;;CONCATENATE(&quot;C&quot;; [.A93]));IF([.B93]=&quot;&quot;;&quot;&quot;;CONCATENATE(&quot;/G&quot;;[.B93]));IF([.C93]=&quot;&quot;;&quot;&quot;;CONCATENATE(&quot;/R&quot;;[.C93])); IF([.D93]=&quot;&quot;;&quot;&quot;;CONCATENATE(&quot;/G&quot;;[.B93];&quot;.&quot;;[.D93])); IF([.E93]=&quot;&quot;;&quot;&quot;;CONCATENATE(&quot;/R&quot;;[.E93])); IF([.F93]=&quot;&quot;;&quot;&quot;;CONCATENATE(&quot;/G&quot;;[.B93];&quot;.&quot;;[.D93];&quot;.&quot;;[.F93])); IF([.G93]=&quot;&quot;;&quot;&quot;;CONCATENATE(&quot;/R&quot;;[.G93])); IF([.H93]=&quot;&quot;;&quot;&quot;;CONCATENATE(&quot;/G&quot;;[.B93];&quot;.&quot;;[.D93];&quot;.&quot;;[.F93];&quot;.&quot;;[.H93])); IF([.I93]=&quot;&quot;;&quot;&quot;;CONCATENATE(&quot;/R&quot;;[.I93]));IF([.J93]=&quot;&quot;;&quot;&quot;;CONCATENATE(&quot;/G&quot;;[.B93];&quot;.&quot;;[.D93];&quot;.&quot;;[.F93];&quot;.&quot;;[.H93]; &quot;.&quot;;[.J93])); IF([.K93]=&quot;&quot;;&quot;&quot;;CONCATENATE(&quot;/R&quot;;[.K93])))" table:style-name="ce22">
            <text:p>C6/G1</text:p>
          </table:table-cell>
          <table:table-cell office:value-type="string" table:style-name="ce22">
            <text:p>CRITERION.EXCLUSION.CONVICTIONS.CHILD_LABOUR-HUMAN_TRAFFICKING</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G1/R1" table:formula="of:=CONCATENATE(IF([.A94]=&quot;&quot;;&quot;&quot;;CONCATENATE(&quot;C&quot;; [.A94]));IF([.B94]=&quot;&quot;;&quot;&quot;;CONCATENATE(&quot;/G&quot;;[.B94]));IF([.C94]=&quot;&quot;;&quot;&quot;;CONCATENATE(&quot;/R&quot;;[.C94])); IF([.D94]=&quot;&quot;;&quot;&quot;;CONCATENATE(&quot;/G&quot;;[.B94];&quot;.&quot;;[.D94])); IF([.E94]=&quot;&quot;;&quot;&quot;;CONCATENATE(&quot;/R&quot;;[.E94])); IF([.F94]=&quot;&quot;;&quot;&quot;;CONCATENATE(&quot;/G&quot;;[.B94];&quot;.&quot;;[.D94];&quot;.&quot;;[.F94])); IF([.G94]=&quot;&quot;;&quot;&quot;;CONCATENATE(&quot;/R&quot;;[.G94])); IF([.H94]=&quot;&quot;;&quot;&quot;;CONCATENATE(&quot;/G&quot;;[.B94];&quot;.&quot;;[.D94];&quot;.&quot;;[.F94];&quot;.&quot;;[.H94])); IF([.I94]=&quot;&quot;;&quot;&quot;;CONCATENATE(&quot;/R&quot;;[.I94]));IF([.J94]=&quot;&quot;;&quot;&quot;;CONCATENATE(&quot;/G&quot;;[.B94];&quot;.&quot;;[.D94];&quot;.&quot;;[.F94];&quot;.&quot;;[.H94]; &quot;.&quot;;[.J94])); IF([.K94]=&quot;&quot;;&quot;&quot;;CONCATENATE(&quot;/R&quot;;[.K94])))" table:style-name="ce22">
            <text:p>C6/G1/R1</text:p>
          </table:table-cell>
          <table:table-cell office:value-type="string" table:style-name="ce22">
            <text:p>CRITERION.EXCLUSION.CONVICTIONS.CHILD_LABOUR-HUMAN_TRAFFICKING</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6/G1/G1.1" table:formula="of:=CONCATENATE(IF([.A95]=&quot;&quot;;&quot;&quot;;CONCATENATE(&quot;C&quot;; [.A95]));IF([.B95]=&quot;&quot;;&quot;&quot;;CONCATENATE(&quot;/G&quot;;[.B95]));IF([.C95]=&quot;&quot;;&quot;&quot;;CONCATENATE(&quot;/R&quot;;[.C95])); IF([.D95]=&quot;&quot;;&quot;&quot;;CONCATENATE(&quot;/G&quot;;[.B95];&quot;.&quot;;[.D95])); IF([.E95]=&quot;&quot;;&quot;&quot;;CONCATENATE(&quot;/R&quot;;[.E95])); IF([.F95]=&quot;&quot;;&quot;&quot;;CONCATENATE(&quot;/G&quot;;[.B95];&quot;.&quot;;[.D95];&quot;.&quot;;[.F95])); IF([.G95]=&quot;&quot;;&quot;&quot;;CONCATENATE(&quot;/R&quot;;[.G95])); IF([.H95]=&quot;&quot;;&quot;&quot;;CONCATENATE(&quot;/G&quot;;[.B95];&quot;.&quot;;[.D95];&quot;.&quot;;[.F95];&quot;.&quot;;[.H95])); IF([.I95]=&quot;&quot;;&quot;&quot;;CONCATENATE(&quot;/R&quot;;[.I95]));IF([.J95]=&quot;&quot;;&quot;&quot;;CONCATENATE(&quot;/G&quot;;[.B95];&quot;.&quot;;[.D95];&quot;.&quot;;[.F95];&quot;.&quot;;[.H95]; &quot;.&quot;;[.J95])); IF([.K95]=&quot;&quot;;&quot;&quot;;CONCATENATE(&quot;/R&quot;;[.K95])))" table:style-name="ce22">
            <text:p>C6/G1/G1.1</text:p>
          </table:table-cell>
          <table:table-cell office:value-type="string" table:style-name="ce22">
            <text:p>CRITERION.EXCLUSION.CONVICTIONS.CHILD_LABOUR-HUMAN_TRAFFICKING</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G1/G1.1/R1" table:formula="of:=CONCATENATE(IF([.A96]=&quot;&quot;;&quot;&quot;;CONCATENATE(&quot;C&quot;; [.A96]));IF([.B96]=&quot;&quot;;&quot;&quot;;CONCATENATE(&quot;/G&quot;;[.B96]));IF([.C96]=&quot;&quot;;&quot;&quot;;CONCATENATE(&quot;/R&quot;;[.C96])); IF([.D96]=&quot;&quot;;&quot;&quot;;CONCATENATE(&quot;/G&quot;;[.B96];&quot;.&quot;;[.D96])); IF([.E96]=&quot;&quot;;&quot;&quot;;CONCATENATE(&quot;/R&quot;;[.E96])); IF([.F96]=&quot;&quot;;&quot;&quot;;CONCATENATE(&quot;/G&quot;;[.B96];&quot;.&quot;;[.D96];&quot;.&quot;;[.F96])); IF([.G96]=&quot;&quot;;&quot;&quot;;CONCATENATE(&quot;/R&quot;;[.G96])); IF([.H96]=&quot;&quot;;&quot;&quot;;CONCATENATE(&quot;/G&quot;;[.B96];&quot;.&quot;;[.D96];&quot;.&quot;;[.F96];&quot;.&quot;;[.H96])); IF([.I96]=&quot;&quot;;&quot;&quot;;CONCATENATE(&quot;/R&quot;;[.I96]));IF([.J96]=&quot;&quot;;&quot;&quot;;CONCATENATE(&quot;/G&quot;;[.B96];&quot;.&quot;;[.D96];&quot;.&quot;;[.F96];&quot;.&quot;;[.H96]; &quot;.&quot;;[.J96])); IF([.K96]=&quot;&quot;;&quot;&quot;;CONCATENATE(&quot;/R&quot;;[.K96])))" table:style-name="ce22">
            <text:p>C6/G1/G1.1/R1</text:p>
          </table:table-cell>
          <table:table-cell office:value-type="string" table:style-name="ce22">
            <text:p>CRITERION.EXCLUSION.CONVICTIONS.CHILD_LABOUR-HUMAN_TRAFFICKING</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6/G1/G1.1/R2" table:formula="of:=CONCATENATE(IF([.A97]=&quot;&quot;;&quot;&quot;;CONCATENATE(&quot;C&quot;; [.A97]));IF([.B97]=&quot;&quot;;&quot;&quot;;CONCATENATE(&quot;/G&quot;;[.B97]));IF([.C97]=&quot;&quot;;&quot;&quot;;CONCATENATE(&quot;/R&quot;;[.C97])); IF([.D97]=&quot;&quot;;&quot;&quot;;CONCATENATE(&quot;/G&quot;;[.B97];&quot;.&quot;;[.D97])); IF([.E97]=&quot;&quot;;&quot;&quot;;CONCATENATE(&quot;/R&quot;;[.E97])); IF([.F97]=&quot;&quot;;&quot;&quot;;CONCATENATE(&quot;/G&quot;;[.B97];&quot;.&quot;;[.D97];&quot;.&quot;;[.F97])); IF([.G97]=&quot;&quot;;&quot;&quot;;CONCATENATE(&quot;/R&quot;;[.G97])); IF([.H97]=&quot;&quot;;&quot;&quot;;CONCATENATE(&quot;/G&quot;;[.B97];&quot;.&quot;;[.D97];&quot;.&quot;;[.F97];&quot;.&quot;;[.H97])); IF([.I97]=&quot;&quot;;&quot;&quot;;CONCATENATE(&quot;/R&quot;;[.I97]));IF([.J97]=&quot;&quot;;&quot;&quot;;CONCATENATE(&quot;/G&quot;;[.B97];&quot;.&quot;;[.D97];&quot;.&quot;;[.F97];&quot;.&quot;;[.H97]; &quot;.&quot;;[.J97])); IF([.K97]=&quot;&quot;;&quot;&quot;;CONCATENATE(&quot;/R&quot;;[.K97])))" table:style-name="ce22">
            <text:p>C6/G1/G1.1/R2</text:p>
          </table:table-cell>
          <table:table-cell office:value-type="string" table:style-name="ce22">
            <text:p>CRITERION.EXCLUSION.CONVICTIONS.CHILD_LABOUR-HUMAN_TRAFFICKING</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6/G1/G1.1/R3" table:formula="of:=CONCATENATE(IF([.A98]=&quot;&quot;;&quot;&quot;;CONCATENATE(&quot;C&quot;; [.A98]));IF([.B98]=&quot;&quot;;&quot;&quot;;CONCATENATE(&quot;/G&quot;;[.B98]));IF([.C98]=&quot;&quot;;&quot;&quot;;CONCATENATE(&quot;/R&quot;;[.C98])); IF([.D98]=&quot;&quot;;&quot;&quot;;CONCATENATE(&quot;/G&quot;;[.B98];&quot;.&quot;;[.D98])); IF([.E98]=&quot;&quot;;&quot;&quot;;CONCATENATE(&quot;/R&quot;;[.E98])); IF([.F98]=&quot;&quot;;&quot;&quot;;CONCATENATE(&quot;/G&quot;;[.B98];&quot;.&quot;;[.D98];&quot;.&quot;;[.F98])); IF([.G98]=&quot;&quot;;&quot;&quot;;CONCATENATE(&quot;/R&quot;;[.G98])); IF([.H98]=&quot;&quot;;&quot;&quot;;CONCATENATE(&quot;/G&quot;;[.B98];&quot;.&quot;;[.D98];&quot;.&quot;;[.F98];&quot;.&quot;;[.H98])); IF([.I98]=&quot;&quot;;&quot;&quot;;CONCATENATE(&quot;/R&quot;;[.I98]));IF([.J98]=&quot;&quot;;&quot;&quot;;CONCATENATE(&quot;/G&quot;;[.B98];&quot;.&quot;;[.D98];&quot;.&quot;;[.F98];&quot;.&quot;;[.H98]; &quot;.&quot;;[.J98])); IF([.K98]=&quot;&quot;;&quot;&quot;;CONCATENATE(&quot;/R&quot;;[.K98])))" table:style-name="ce22">
            <text:p>C6/G1/G1.1/R3</text:p>
          </table:table-cell>
          <table:table-cell office:value-type="string" table:style-name="ce22">
            <text:p>CRITERION.EXCLUSION.CONVICTIONS.CHILD_LABOUR-HUMAN_TRAFFICKING</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6/G1/G1.1/R4" table:formula="of:=CONCATENATE(IF([.A99]=&quot;&quot;;&quot;&quot;;CONCATENATE(&quot;C&quot;; [.A99]));IF([.B99]=&quot;&quot;;&quot;&quot;;CONCATENATE(&quot;/G&quot;;[.B99]));IF([.C99]=&quot;&quot;;&quot;&quot;;CONCATENATE(&quot;/R&quot;;[.C99])); IF([.D99]=&quot;&quot;;&quot;&quot;;CONCATENATE(&quot;/G&quot;;[.B99];&quot;.&quot;;[.D99])); IF([.E99]=&quot;&quot;;&quot;&quot;;CONCATENATE(&quot;/R&quot;;[.E99])); IF([.F99]=&quot;&quot;;&quot;&quot;;CONCATENATE(&quot;/G&quot;;[.B99];&quot;.&quot;;[.D99];&quot;.&quot;;[.F99])); IF([.G99]=&quot;&quot;;&quot;&quot;;CONCATENATE(&quot;/R&quot;;[.G99])); IF([.H99]=&quot;&quot;;&quot;&quot;;CONCATENATE(&quot;/G&quot;;[.B99];&quot;.&quot;;[.D99];&quot;.&quot;;[.F99];&quot;.&quot;;[.H99])); IF([.I99]=&quot;&quot;;&quot;&quot;;CONCATENATE(&quot;/R&quot;;[.I99]));IF([.J99]=&quot;&quot;;&quot;&quot;;CONCATENATE(&quot;/G&quot;;[.B99];&quot;.&quot;;[.D99];&quot;.&quot;;[.F99];&quot;.&quot;;[.H99]; &quot;.&quot;;[.J99])); IF([.K99]=&quot;&quot;;&quot;&quot;;CONCATENATE(&quot;/R&quot;;[.K99])))" table:style-name="ce22">
            <text:p>C6/G1/G1.1/R4</text:p>
          </table:table-cell>
          <table:table-cell office:value-type="string" table:style-name="ce22">
            <text:p>CRITERION.EXCLUSION.CONVICTIONS.CHILD_LABOUR-HUMAN_TRAFFICKING</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6/G1/G1.1/G1.1.1" table:formula="of:=CONCATENATE(IF([.A100]=&quot;&quot;;&quot;&quot;;CONCATENATE(&quot;C&quot;; [.A100]));IF([.B100]=&quot;&quot;;&quot;&quot;;CONCATENATE(&quot;/G&quot;;[.B100]));IF([.C100]=&quot;&quot;;&quot;&quot;;CONCATENATE(&quot;/R&quot;;[.C100])); IF([.D100]=&quot;&quot;;&quot;&quot;;CONCATENATE(&quot;/G&quot;;[.B100];&quot;.&quot;;[.D100])); IF([.E100]=&quot;&quot;;&quot;&quot;;CONCATENATE(&quot;/R&quot;;[.E100])); IF([.F100]=&quot;&quot;;&quot;&quot;;CONCATENATE(&quot;/G&quot;;[.B100];&quot;.&quot;;[.D100];&quot;.&quot;;[.F100])); IF([.G100]=&quot;&quot;;&quot;&quot;;CONCATENATE(&quot;/R&quot;;[.G100])); IF([.H100]=&quot;&quot;;&quot;&quot;;CONCATENATE(&quot;/G&quot;;[.B100];&quot;.&quot;;[.D100];&quot;.&quot;;[.F100];&quot;.&quot;;[.H100])); IF([.I100]=&quot;&quot;;&quot;&quot;;CONCATENATE(&quot;/R&quot;;[.I100]));IF([.J100]=&quot;&quot;;&quot;&quot;;CONCATENATE(&quot;/G&quot;;[.B100];&quot;.&quot;;[.D100];&quot;.&quot;;[.F100];&quot;.&quot;;[.H100]; &quot;.&quot;;[.J100])); IF([.K100]=&quot;&quot;;&quot;&quot;;CONCATENATE(&quot;/R&quot;;[.K100])))" table:style-name="ce22">
            <text:p>C6/G1/G1.1/G1.1.1</text:p>
          </table:table-cell>
          <table:table-cell office:value-type="string" table:style-name="ce22">
            <text:p>CRITERION.EXCLUSION.CONVICTIONS.CHILD_LABOUR-HUMAN_TRAFFICKING</text:p>
          </table:table-cell>
          <table:table-cell office:value-type="string" table:style-name="ce30">
            <text:p>f4978772-3126-4ded-bc30-f50da8c3a038</text:p>
          </table:table-cell>
          <table:table-cell table:number-columns-repeated="3" table:style-name="ce28"/>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6/G1/G1.1/G1.1.1/R1" table:formula="of:=CONCATENATE(IF([.A101]=&quot;&quot;;&quot;&quot;;CONCATENATE(&quot;C&quot;; [.A101]));IF([.B101]=&quot;&quot;;&quot;&quot;;CONCATENATE(&quot;/G&quot;;[.B101]));IF([.C101]=&quot;&quot;;&quot;&quot;;CONCATENATE(&quot;/R&quot;;[.C101])); IF([.D101]=&quot;&quot;;&quot;&quot;;CONCATENATE(&quot;/G&quot;;[.B101];&quot;.&quot;;[.D101])); IF([.E101]=&quot;&quot;;&quot;&quot;;CONCATENATE(&quot;/R&quot;;[.E101])); IF([.F101]=&quot;&quot;;&quot;&quot;;CONCATENATE(&quot;/G&quot;;[.B101];&quot;.&quot;;[.D101];&quot;.&quot;;[.F101])); IF([.G101]=&quot;&quot;;&quot;&quot;;CONCATENATE(&quot;/R&quot;;[.G101])); IF([.H101]=&quot;&quot;;&quot;&quot;;CONCATENATE(&quot;/G&quot;;[.B101];&quot;.&quot;;[.D101];&quot;.&quot;;[.F101];&quot;.&quot;;[.H101])); IF([.I101]=&quot;&quot;;&quot;&quot;;CONCATENATE(&quot;/R&quot;;[.I101]));IF([.J101]=&quot;&quot;;&quot;&quot;;CONCATENATE(&quot;/G&quot;;[.B101];&quot;.&quot;;[.D101];&quot;.&quot;;[.F101];&quot;.&quot;;[.H101]; &quot;.&quot;;[.J101])); IF([.K101]=&quot;&quot;;&quot;&quot;;CONCATENATE(&quot;/R&quot;;[.K101])))" table:style-name="ce22">
            <text:p>C6/G1/G1.1/G1.1.1/R1</text:p>
          </table:table-cell>
          <table:table-cell office:value-type="string" table:style-name="ce22">
            <text:p>CRITERION.EXCLUSION.CONVICTIONS.CHILD_LABOUR-HUMAN_TRAFFICKING</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6/G1/G1.1/G1.1.1/G1.1.1.1" table:formula="of:=CONCATENATE(IF([.A102]=&quot;&quot;;&quot;&quot;;CONCATENATE(&quot;C&quot;; [.A102]));IF([.B102]=&quot;&quot;;&quot;&quot;;CONCATENATE(&quot;/G&quot;;[.B102]));IF([.C102]=&quot;&quot;;&quot;&quot;;CONCATENATE(&quot;/R&quot;;[.C102])); IF([.D102]=&quot;&quot;;&quot;&quot;;CONCATENATE(&quot;/G&quot;;[.B102];&quot;.&quot;;[.D102])); IF([.E102]=&quot;&quot;;&quot;&quot;;CONCATENATE(&quot;/R&quot;;[.E102])); IF([.F102]=&quot;&quot;;&quot;&quot;;CONCATENATE(&quot;/G&quot;;[.B102];&quot;.&quot;;[.D102];&quot;.&quot;;[.F102])); IF([.G102]=&quot;&quot;;&quot;&quot;;CONCATENATE(&quot;/R&quot;;[.G102])); IF([.H102]=&quot;&quot;;&quot;&quot;;CONCATENATE(&quot;/G&quot;;[.B102];&quot;.&quot;;[.D102];&quot;.&quot;;[.F102];&quot;.&quot;;[.H102])); IF([.I102]=&quot;&quot;;&quot;&quot;;CONCATENATE(&quot;/R&quot;;[.I102]));IF([.J102]=&quot;&quot;;&quot;&quot;;CONCATENATE(&quot;/G&quot;;[.B102];&quot;.&quot;;[.D102];&quot;.&quot;;[.F102];&quot;.&quot;;[.H102]; &quot;.&quot;;[.J102])); IF([.K102]=&quot;&quot;;&quot;&quot;;CONCATENATE(&quot;/R&quot;;[.K102])))" table:style-name="ce22">
            <text:p>C6/G1/G1.1/G1.1.1/G1.1.1.1</text:p>
          </table:table-cell>
          <table:table-cell office:value-type="string" table:style-name="ce22">
            <text:p>CRITERION.EXCLUSION.CONVICTIONS.CHILD_LABOUR-HUMAN_TRAFFICKING</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6/G1/G1.1/G1.1.1/G1.1.1.1/R1" table:formula="of:=CONCATENATE(IF([.A103]=&quot;&quot;;&quot;&quot;;CONCATENATE(&quot;C&quot;; [.A103]));IF([.B103]=&quot;&quot;;&quot;&quot;;CONCATENATE(&quot;/G&quot;;[.B103]));IF([.C103]=&quot;&quot;;&quot;&quot;;CONCATENATE(&quot;/R&quot;;[.C103])); IF([.D103]=&quot;&quot;;&quot;&quot;;CONCATENATE(&quot;/G&quot;;[.B103];&quot;.&quot;;[.D103])); IF([.E103]=&quot;&quot;;&quot;&quot;;CONCATENATE(&quot;/R&quot;;[.E103])); IF([.F103]=&quot;&quot;;&quot;&quot;;CONCATENATE(&quot;/G&quot;;[.B103];&quot;.&quot;;[.D103];&quot;.&quot;;[.F103])); IF([.G103]=&quot;&quot;;&quot;&quot;;CONCATENATE(&quot;/R&quot;;[.G103])); IF([.H103]=&quot;&quot;;&quot;&quot;;CONCATENATE(&quot;/G&quot;;[.B103];&quot;.&quot;;[.D103];&quot;.&quot;;[.F103];&quot;.&quot;;[.H103])); IF([.I103]=&quot;&quot;;&quot;&quot;;CONCATENATE(&quot;/R&quot;;[.I103]));IF([.J103]=&quot;&quot;;&quot;&quot;;CONCATENATE(&quot;/G&quot;;[.B103];&quot;.&quot;;[.D103];&quot;.&quot;;[.F103];&quot;.&quot;;[.H103]; &quot;.&quot;;[.J103])); IF([.K103]=&quot;&quot;;&quot;&quot;;CONCATENATE(&quot;/R&quot;;[.K103])))" table:style-name="ce22">
            <text:p>C6/G1/G1.1/G1.1.1/G1.1.1.1/R1</text:p>
          </table:table-cell>
          <table:table-cell office:value-type="string" table:style-name="ce22">
            <text:p>CRITERION.EXCLUSION.CONVICTIONS.CHILD_LABOUR-HUMAN_TRAFFICKING</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number-columns-repeated="9" table:style-name="ce22"/>
          <table:table-cell office:value-type="string" office:string-value="C6/G2" table:formula="of:=CONCATENATE(IF([.A104]=&quot;&quot;;&quot;&quot;;CONCATENATE(&quot;C&quot;; [.A104]));IF([.B104]=&quot;&quot;;&quot;&quot;;CONCATENATE(&quot;/G&quot;;[.B104]));IF([.C104]=&quot;&quot;;&quot;&quot;;CONCATENATE(&quot;/R&quot;;[.C104])); IF([.D104]=&quot;&quot;;&quot;&quot;;CONCATENATE(&quot;/G&quot;;[.B104];&quot;.&quot;;[.D104])); IF([.E104]=&quot;&quot;;&quot;&quot;;CONCATENATE(&quot;/R&quot;;[.E104])); IF([.F104]=&quot;&quot;;&quot;&quot;;CONCATENATE(&quot;/G&quot;;[.B104];&quot;.&quot;;[.D104];&quot;.&quot;;[.F104])); IF([.G104]=&quot;&quot;;&quot;&quot;;CONCATENATE(&quot;/R&quot;;[.G104])); IF([.H104]=&quot;&quot;;&quot;&quot;;CONCATENATE(&quot;/G&quot;;[.B104];&quot;.&quot;;[.D104];&quot;.&quot;;[.F104];&quot;.&quot;;[.H104])); IF([.I104]=&quot;&quot;;&quot;&quot;;CONCATENATE(&quot;/R&quot;;[.I104]));IF([.J104]=&quot;&quot;;&quot;&quot;;CONCATENATE(&quot;/G&quot;;[.B104];&quot;.&quot;;[.D104];&quot;.&quot;;[.F104];&quot;.&quot;;[.H104]; &quot;.&quot;;[.J104])); IF([.K104]=&quot;&quot;;&quot;&quot;;CONCATENATE(&quot;/R&quot;;[.K104])))" table:style-name="ce22">
            <text:p>C6/G2</text:p>
          </table:table-cell>
          <table:table-cell office:value-type="string" table:style-name="ce22">
            <text:p>CRITERION.EXCLUSION.CONVICTIONS.CHILD_LABOUR-HUMAN_TRAFFICKING</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6/G2/R1" table:formula="of:=CONCATENATE(IF([.A105]=&quot;&quot;;&quot;&quot;;CONCATENATE(&quot;C&quot;; [.A105]));IF([.B105]=&quot;&quot;;&quot;&quot;;CONCATENATE(&quot;/G&quot;;[.B105]));IF([.C105]=&quot;&quot;;&quot;&quot;;CONCATENATE(&quot;/R&quot;;[.C105])); IF([.D105]=&quot;&quot;;&quot;&quot;;CONCATENATE(&quot;/G&quot;;[.B105];&quot;.&quot;;[.D105])); IF([.E105]=&quot;&quot;;&quot;&quot;;CONCATENATE(&quot;/R&quot;;[.E105])); IF([.F105]=&quot;&quot;;&quot;&quot;;CONCATENATE(&quot;/G&quot;;[.B105];&quot;.&quot;;[.D105];&quot;.&quot;;[.F105])); IF([.G105]=&quot;&quot;;&quot;&quot;;CONCATENATE(&quot;/R&quot;;[.G105])); IF([.H105]=&quot;&quot;;&quot;&quot;;CONCATENATE(&quot;/G&quot;;[.B105];&quot;.&quot;;[.D105];&quot;.&quot;;[.F105];&quot;.&quot;;[.H105])); IF([.I105]=&quot;&quot;;&quot;&quot;;CONCATENATE(&quot;/R&quot;;[.I105]));IF([.J105]=&quot;&quot;;&quot;&quot;;CONCATENATE(&quot;/G&quot;;[.B105];&quot;.&quot;;[.D105];&quot;.&quot;;[.F105];&quot;.&quot;;[.H105]; &quot;.&quot;;[.J105])); IF([.K105]=&quot;&quot;;&quot;&quot;;CONCATENATE(&quot;/R&quot;;[.K105])))" table:style-name="ce22">
            <text:p>C6/G2/R1</text:p>
          </table:table-cell>
          <table:table-cell office:value-type="string" table:style-name="ce22">
            <text:p>CRITERION.EXCLUSION.CONVICTIONS.CHILD_LABOUR-HUMAN_TRAFFICK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6/G2/G2.1" table:formula="of:=CONCATENATE(IF([.A106]=&quot;&quot;;&quot;&quot;;CONCATENATE(&quot;C&quot;; [.A106]));IF([.B106]=&quot;&quot;;&quot;&quot;;CONCATENATE(&quot;/G&quot;;[.B106]));IF([.C106]=&quot;&quot;;&quot;&quot;;CONCATENATE(&quot;/R&quot;;[.C106])); IF([.D106]=&quot;&quot;;&quot;&quot;;CONCATENATE(&quot;/G&quot;;[.B106];&quot;.&quot;;[.D106])); IF([.E106]=&quot;&quot;;&quot;&quot;;CONCATENATE(&quot;/R&quot;;[.E106])); IF([.F106]=&quot;&quot;;&quot;&quot;;CONCATENATE(&quot;/G&quot;;[.B106];&quot;.&quot;;[.D106];&quot;.&quot;;[.F106])); IF([.G106]=&quot;&quot;;&quot;&quot;;CONCATENATE(&quot;/R&quot;;[.G106])); IF([.H106]=&quot;&quot;;&quot;&quot;;CONCATENATE(&quot;/G&quot;;[.B106];&quot;.&quot;;[.D106];&quot;.&quot;;[.F106];&quot;.&quot;;[.H106])); IF([.I106]=&quot;&quot;;&quot;&quot;;CONCATENATE(&quot;/R&quot;;[.I106]));IF([.J106]=&quot;&quot;;&quot;&quot;;CONCATENATE(&quot;/G&quot;;[.B106];&quot;.&quot;;[.D106];&quot;.&quot;;[.F106];&quot;.&quot;;[.H106]; &quot;.&quot;;[.J106])); IF([.K106]=&quot;&quot;;&quot;&quot;;CONCATENATE(&quot;/R&quot;;[.K106])))" table:style-name="ce22">
            <text:p>C6/G2/G2.1</text:p>
          </table:table-cell>
          <table:table-cell office:value-type="string" table:style-name="ce22">
            <text:p>CRITERION.EXCLUSION.CONVICTIONS.CHILD_LABOUR-HUMAN_TRAFFICK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G2/G2.1/R1" table:formula="of:=CONCATENATE(IF([.A107]=&quot;&quot;;&quot;&quot;;CONCATENATE(&quot;C&quot;; [.A107]));IF([.B107]=&quot;&quot;;&quot;&quot;;CONCATENATE(&quot;/G&quot;;[.B107]));IF([.C107]=&quot;&quot;;&quot;&quot;;CONCATENATE(&quot;/R&quot;;[.C107])); IF([.D107]=&quot;&quot;;&quot;&quot;;CONCATENATE(&quot;/G&quot;;[.B107];&quot;.&quot;;[.D107])); IF([.E107]=&quot;&quot;;&quot;&quot;;CONCATENATE(&quot;/R&quot;;[.E107])); IF([.F107]=&quot;&quot;;&quot;&quot;;CONCATENATE(&quot;/G&quot;;[.B107];&quot;.&quot;;[.D107];&quot;.&quot;;[.F107])); IF([.G107]=&quot;&quot;;&quot;&quot;;CONCATENATE(&quot;/R&quot;;[.G107])); IF([.H107]=&quot;&quot;;&quot;&quot;;CONCATENATE(&quot;/G&quot;;[.B107];&quot;.&quot;;[.D107];&quot;.&quot;;[.F107];&quot;.&quot;;[.H107])); IF([.I107]=&quot;&quot;;&quot;&quot;;CONCATENATE(&quot;/R&quot;;[.I107]));IF([.J107]=&quot;&quot;;&quot;&quot;;CONCATENATE(&quot;/G&quot;;[.B107];&quot;.&quot;;[.D107];&quot;.&quot;;[.F107];&quot;.&quot;;[.H107]; &quot;.&quot;;[.J107])); IF([.K107]=&quot;&quot;;&quot;&quot;;CONCATENATE(&quot;/R&quot;;[.K107])))" table:style-name="ce22">
            <text:p>C6/G2/G2.1/R1</text:p>
          </table:table-cell>
          <table:table-cell office:value-type="string" table:style-name="ce22">
            <text:p>CRITERION.EXCLUSION.CONVICTIONS.CHILD_LABOUR-HUMAN_TRAFFICK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6/G2/G2.1/R2" table:formula="of:=CONCATENATE(IF([.A108]=&quot;&quot;;&quot;&quot;;CONCATENATE(&quot;C&quot;; [.A108]));IF([.B108]=&quot;&quot;;&quot;&quot;;CONCATENATE(&quot;/G&quot;;[.B108]));IF([.C108]=&quot;&quot;;&quot;&quot;;CONCATENATE(&quot;/R&quot;;[.C108])); IF([.D108]=&quot;&quot;;&quot;&quot;;CONCATENATE(&quot;/G&quot;;[.B108];&quot;.&quot;;[.D108])); IF([.E108]=&quot;&quot;;&quot;&quot;;CONCATENATE(&quot;/R&quot;;[.E108])); IF([.F108]=&quot;&quot;;&quot;&quot;;CONCATENATE(&quot;/G&quot;;[.B108];&quot;.&quot;;[.D108];&quot;.&quot;;[.F108])); IF([.G108]=&quot;&quot;;&quot;&quot;;CONCATENATE(&quot;/R&quot;;[.G108])); IF([.H108]=&quot;&quot;;&quot;&quot;;CONCATENATE(&quot;/G&quot;;[.B108];&quot;.&quot;;[.D108];&quot;.&quot;;[.F108];&quot;.&quot;;[.H108])); IF([.I108]=&quot;&quot;;&quot;&quot;;CONCATENATE(&quot;/R&quot;;[.I108]));IF([.J108]=&quot;&quot;;&quot;&quot;;CONCATENATE(&quot;/G&quot;;[.B108];&quot;.&quot;;[.D108];&quot;.&quot;;[.F108];&quot;.&quot;;[.H108]; &quot;.&quot;;[.J108])); IF([.K108]=&quot;&quot;;&quot;&quot;;CONCATENATE(&quot;/R&quot;;[.K108])))" table:style-name="ce22">
            <text:p>C6/G2/G2.1/R2</text:p>
          </table:table-cell>
          <table:table-cell office:value-type="string" table:style-name="ce22">
            <text:p>CRITERION.EXCLUSION.CONVICTIONS.CHILD_LABOUR-HUMAN_TRAFFICK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6/G2/G2.1/R3" table:formula="of:=CONCATENATE(IF([.A109]=&quot;&quot;;&quot;&quot;;CONCATENATE(&quot;C&quot;; [.A109]));IF([.B109]=&quot;&quot;;&quot;&quot;;CONCATENATE(&quot;/G&quot;;[.B109]));IF([.C109]=&quot;&quot;;&quot;&quot;;CONCATENATE(&quot;/R&quot;;[.C109])); IF([.D109]=&quot;&quot;;&quot;&quot;;CONCATENATE(&quot;/G&quot;;[.B109];&quot;.&quot;;[.D109])); IF([.E109]=&quot;&quot;;&quot;&quot;;CONCATENATE(&quot;/R&quot;;[.E109])); IF([.F109]=&quot;&quot;;&quot;&quot;;CONCATENATE(&quot;/G&quot;;[.B109];&quot;.&quot;;[.D109];&quot;.&quot;;[.F109])); IF([.G109]=&quot;&quot;;&quot;&quot;;CONCATENATE(&quot;/R&quot;;[.G109])); IF([.H109]=&quot;&quot;;&quot;&quot;;CONCATENATE(&quot;/G&quot;;[.B109];&quot;.&quot;;[.D109];&quot;.&quot;;[.F109];&quot;.&quot;;[.H109])); IF([.I109]=&quot;&quot;;&quot;&quot;;CONCATENATE(&quot;/R&quot;;[.I109]));IF([.J109]=&quot;&quot;;&quot;&quot;;CONCATENATE(&quot;/G&quot;;[.B109];&quot;.&quot;;[.D109];&quot;.&quot;;[.F109];&quot;.&quot;;[.H109]; &quot;.&quot;;[.J109])); IF([.K109]=&quot;&quot;;&quot;&quot;;CONCATENATE(&quot;/R&quot;;[.K109])))" table:style-name="ce22">
            <text:p>C6/G2/G2.1/R3</text:p>
          </table:table-cell>
          <table:table-cell office:value-type="string" table:style-name="ce22">
            <text:p>CRITERION.EXCLUSION.CONVICTIONS.CHILD_LABOUR-HUMAN_TRAFFICK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2">
          <table:table-cell table:number-columns-repeated="16" table:style-name="ce20"/>
          <table:table-cell table:style-name="ce16"/>
          <table:table-cell table:number-columns-repeated="16367"/>
        </table:table-row>
        <table:table-row table:number-rows-repeated="10" table:style-name="ro1">
          <table:table-cell table:number-columns-repeated="16384"/>
        </table:table-row>
        <table:table-row table:number-rows-repeated="7" table:style-name="ro1">
          <table:table-cell table:number-columns-repeated="12" table:style-name="ce19"/>
          <table:table-cell table:number-columns-repeated="16372"/>
        </table:table-row>
        <table:table-row table:number-rows-repeated="1048449" table:style-name="ro1">
          <table:table-cell table:number-columns-repeated="16384"/>
        </table:table-row>
      </table:table>
      <table:table table:name="EG-Contributions" table:style-name="ta2">
        <table:table-column table:style-name="co10" table:number-columns-repeated="8" table:default-cell-style-name="ce19"/>
        <table:table-column table:style-name="co11" table:default-cell-style-name="ce19"/>
        <table:table-column table:style-name="co12" table:number-columns-repeated="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4" table:number-columns-repeated="16369"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7" table:style-name="ce23">
            <text:p>7</text:p>
          </table:table-cell>
          <table:table-cell table:number-columns-repeated="10" table:style-name="ce23"/>
          <table:table-cell office:value-type="string" office:string-value="C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7</text:p>
          </table:table-cell>
          <table:table-cell office:value-type="string" table:style-name="ce23">
            <text:p>CRITERION.EXCLUSION.CONTRIBUTIONS.PAYMENT_OF_TAXES</text:p>
          </table:table-cell>
          <table:table-cell office:value-type="string" table:style-name="ce23">
            <text:p>b61bbeb7-690e-4a40-bc68-d6d4ecfaa3d4</text:p>
          </table:table-cell>
          <table:table-cell office:value-type="string" table:style-name="ce2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23"/>
          <table:table-cell table:style-name="ce26"/>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number-columns-repeated="9" table:style-name="ce22"/>
          <table:table-cell office:value-type="string" office:string-value="C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7/G1</text:p>
          </table:table-cell>
          <table:table-cell office:value-type="string" table:style-name="ce22">
            <text:p>CRITERION.EXCLUSION.CONTRIBUTIONS.PAYMENT_OF_TAXES</text:p>
          </table:table-cell>
          <table:table-cell office:value-type="string" table:style-name="ce22">
            <text:p>098fd3cc-466e-4233-af1a-affe09471bce</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7/G1/R1</text:p>
          </table:table-cell>
          <table:table-cell office:value-type="string" table:style-name="ce22">
            <text:p>CRITERION.EXCLUSION.CONTRIBUTIONS.PAYMENT_OF_TAXE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7/G1/G1.1</text:p>
          </table:table-cell>
          <table:table-cell office:value-type="string" table:style-name="ce22">
            <text:p>CRITERION.EXCLUSION.CONTRIBUTIONS.PAYMENT_OF_TAXES</text:p>
          </table:table-cell>
          <table:table-cell office:value-type="string" table:style-name="ce22">
            <text:p>f8499787-f9f8-4355-95e2-9784426f4d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7/G1/G1.1/R1</text:p>
          </table:table-cell>
          <table:table-cell office:value-type="string" table:style-name="ce22">
            <text:p>CRITERION.EXCLUSION.CONTRIBUTIONS.PAYMENT_OF_TAXES</text:p>
          </table:table-cell>
          <table:table-cell office:value-type="string" table:style-name="ce22">
            <text:p>6c87d3d4-e8eb-4253-b385-6373020ab886</text:p>
          </table:table-cell>
          <table:table-cell office:value-type="string" table:style-name="ce22">
            <text:p>Country or member state concern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7/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7/G1/G1.1/R2</text:p>
          </table:table-cell>
          <table:table-cell office:value-type="string" table:style-name="ce22">
            <text:p>CRITERION.EXCLUSION.CONTRIBUTIONS.PAYMENT_OF_TAXES</text:p>
          </table:table-cell>
          <table:table-cell office:value-type="string" table:style-name="ce22">
            <text:p>9052cc59-cfe5-41c6-a314-02a7f378ffe8</text:p>
          </table:table-cell>
          <table:table-cell office:value-type="string" table:style-name="ce22">
            <text:p>Amount concern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7/G1/G1.1/G1.1.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7/G1/G1.1/G1.1.1</text:p>
          </table:table-cell>
          <table:table-cell office:value-type="string" table:style-name="ce22">
            <text:p>CRITERION.EXCLUSION.CONTRIBUTIONS.PAYMENT_OF_TAXES</text:p>
          </table:table-cell>
          <table:table-cell office:value-type="string" table:style-name="ce22">
            <text:p>7c2aec9f-4876-4c33-89e6-2ab6d6cf5d02</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7/G1/G1.1/G1.1.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7/G1/G1.1/G1.1.1/R1</text:p>
          </table:table-cell>
          <table:table-cell office:value-type="string" table:style-name="ce22">
            <text:p>CRITERION.EXCLUSION.CONTRIBUTIONS.PAYMENT_OF_TAXES</text:p>
          </table:table-cell>
          <table:table-cell office:value-type="string" table:style-name="ce22">
            <text:p>9b4497e6-a166-46f9-8581-7fc39ff975c4</text:p>
          </table:table-cell>
          <table:table-cell office:value-type="string" table:style-name="ce22">
            <text:p>Has this breach of obligations been established by means other than a judicial or administrative decis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7/G1/G1.1/G1.1.1/G1.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7/G1/G1.1/G1.1.1/G1.1.1.1</text:p>
          </table:table-cell>
          <table:table-cell office:value-type="string" table:style-name="ce22">
            <text:p>CRITERION.EXCLUSION.CONTRIBUTIONS.PAYMENT_OF_TAXES</text:p>
          </table:table-cell>
          <table:table-cell office:value-type="string" table:style-name="ce22">
            <text:p>3cb7abf1-662a-4756-b61c-7bc716c1faf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1/G1.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7/G1/G1.1/G1.1.1/G1.1.1.1/R1</text:p>
          </table:table-cell>
          <table:table-cell office:value-type="string" table:style-name="ce22">
            <text:p>CRITERION.EXCLUSION.CONTRIBUTIONS.PAYMENT_OF_TAXES</text:p>
          </table:table-cell>
          <table:table-cell office:value-type="string" table:style-name="ce22">
            <text:p>201f11c3-1fa2-4464-acc0-f021266fd881</text:p>
          </table:table-cell>
          <table:table-cell office:value-type="string" table:style-name="ce22">
            <text:p>Please describe which means were us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number-columns-repeated="5" table:style-name="ce22"/>
          <table:table-cell office:value-type="string" office:string-value="C7/G1/G1.1/G1.1.2"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7/G1/G1.1/G1.1.2</text:p>
          </table:table-cell>
          <table:table-cell office:value-type="string" table:style-name="ce22">
            <text:p>CRITERION.EXCLUSION.CONTRIBUTIONS.PAYMENT_OF_TAXES</text:p>
          </table:table-cell>
          <table:table-cell office:value-type="string" table:style-name="ce22">
            <text:p>c882afa4-6971-4b00-8970-0c283eb122cc</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4" table:style-name="ce22"/>
          <table:table-cell office:value-type="string" office:string-value="C7/G1/G1.1/G1.1.2/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7/G1/G1.1/G1.1.2/R1</text:p>
          </table:table-cell>
          <table:table-cell office:value-type="string" table:style-name="ce22">
            <text:p>CRITERION.EXCLUSION.CONTRIBUTIONS.PAYMENT_OF_TAXES</text:p>
          </table:table-cell>
          <table:table-cell office:value-type="string" table:style-name="ce22">
            <text:p>08b0c984-c5e6-4143-8493-868c39745637</text:p>
          </table:table-cell>
          <table:table-cell office:value-type="string" table:style-name="ce22">
            <text:p>If this breach of obligations was established through a judicial or administrative decision, was this decision final and binding?</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table:number-columns-repeated="3" table:style-name="ce22"/>
          <table:table-cell office:value-type="string" office:string-value="C7/G1/G1.1/G1.1.2/G1.1.2.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7/G1/G1.1/G1.1.2/G1.1.2.1</text:p>
          </table:table-cell>
          <table:table-cell office:value-type="string" table:style-name="ce22">
            <text:p>CRITERION.EXCLUSION.CONTRIBUTIONS.PAYMENT_OF_TAXES</text:p>
          </table:table-cell>
          <table:table-cell office:value-type="string" table:style-name="ce22">
            <text:p>815422d6-f8a1-418a-8bf0-3524f7c8f721</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2/G1.1.2.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7/G1/G1.1/G1.1.2/G1.1.2.1/R1</text:p>
          </table:table-cell>
          <table:table-cell office:value-type="string" table:style-name="ce22">
            <text:p>CRITERION.EXCLUSION.CONTRIBUTIONS.PAYMENT_OF_TAXES</text:p>
          </table:table-cell>
          <table:table-cell office:value-type="string" table:style-name="ce22">
            <text:p>ecf40999-7b64-4e10-b960-7f8ff8674cf6</text:p>
          </table:table-cell>
          <table:table-cell office:value-type="string" table:style-name="ce22">
            <text:p>Date of convict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2" table:style-name="ce22"/>
          <table:table-cell office:value-type="string" office:string-value="C7/G1/G1.1/G1.1.2/G1.1.2.1/R2"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7/G1/G1.1/G1.1.2/G1.1.2.1/R2</text:p>
          </table:table-cell>
          <table:table-cell office:value-type="string" table:style-name="ce22">
            <text:p>CRITERION.EXCLUSION.CONTRIBUTIONS.PAYMENT_OF_TAXES</text:p>
          </table:table-cell>
          <table:table-cell office:value-type="string" table:style-name="ce22">
            <text:p>9ca9096f-edd2-4f19-b6b1-b55c83a2d5c8</text:p>
          </table:table-cell>
          <table:table-cell office:value-type="string" table:style-name="ce22">
            <text:p>Length of the period of exclus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number-columns-repeated="5" table:style-name="ce22"/>
          <table:table-cell office:value-type="string" office:string-value="C7/G1/G1.1/G1.1.3"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7/G1/G1.1/G1.1.3</text:p>
          </table:table-cell>
          <table:table-cell office:value-type="string" table:style-name="ce22">
            <text:p>CRITERION.EXCLUSION.CONTRIBUTIONS.PAYMENT_OF_TAXES</text:p>
          </table:table-cell>
          <table:table-cell office:value-type="string" table:style-name="ce22">
            <text:p>fc57e473-d63e-4a04-b589-dcf81cab8052</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office:value-type="float" office:value="1" table:style-name="ce22">
            <text:p>1</text:p>
          </table:table-cell>
          <table:table-cell table:number-columns-repeated="4" table:style-name="ce22"/>
          <table:table-cell office:value-type="string" office:string-value="C7/G1/G1.1/G1.1.3/R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7/G1/G1.1/G1.1.3/R1</text:p>
          </table:table-cell>
          <table:table-cell office:value-type="string" table:style-name="ce22">
            <text:p>CRITERION.EXCLUSION.CONTRIBUTIONS.PAYMENT_OF_TAXES</text:p>
          </table:table-cell>
          <table:table-cell office:value-type="string" table:style-name="ce22">
            <text:p>70f8697b-8953-411a-a489-4ff62e5250d2</text:p>
          </table:table-cell>
          <table:table-cell office:value-type="string" table:style-name="ce22">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table:number-columns-repeated="3" table:style-name="ce22"/>
          <table:table-cell office:value-type="string" office:string-value="C7/G1/G1.1/G1.1.3/G1.1.3.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7/G1/G1.1/G1.1.3/G1.1.3.1</text:p>
          </table:table-cell>
          <table:table-cell office:value-type="string" table:style-name="ce22">
            <text:p>CRITERION.EXCLUSION.CONTRIBUTIONS.PAYMENT_OF_TAXES</text:p>
          </table:table-cell>
          <table:table-cell office:value-type="string" table:style-name="ce22">
            <text:p>6c3609e1-9add-4fa9-9409-62ce72ae4548</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3/G1.1.3.1/R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7/G1/G1.1/G1.1.3/G1.1.3.1/R1</text:p>
          </table:table-cell>
          <table:table-cell office:value-type="string" table:style-name="ce22">
            <text:p>CRITERION.EXCLUSION.CONTRIBUTIONS.PAYMENT_OF_TAXES</text:p>
          </table:table-cell>
          <table:table-cell office:value-type="string" table:style-name="ce22">
            <text:p>55905dd0-38f0-4f93-8c74-5ae05a21afc5</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number-columns-repeated="9" table:style-name="ce22"/>
          <table:table-cell office:value-type="string" office:string-value="C7/G2"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7/G2</text:p>
          </table:table-cell>
          <table:table-cell office:value-type="string" table:style-name="ce22">
            <text:p>CRITERION.EXCLUSION.CONTRIBUTIONS.PAYMENT_OF_TAXE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7/G2/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7/G2/R1</text:p>
          </table:table-cell>
          <table:table-cell office:value-type="string" table:style-name="ce22">
            <text:p>CRITERION.EXCLUSION.CONTRIBUTIONS.PAYMENT_OF_TAX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7/G2/G2.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7/G2/G2.1</text:p>
          </table:table-cell>
          <table:table-cell office:value-type="string" table:style-name="ce22">
            <text:p>CRITERION.EXCLUSION.CONTRIBUTIONS.PAYMENT_OF_TAX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7/G2/G2.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7/G2/G2.1/R1</text:p>
          </table:table-cell>
          <table:table-cell office:value-type="string" table:style-name="ce22">
            <text:p>CRITERION.EXCLUSION.CONTRIBUTIONS.PAYMENT_OF_TAX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7/G2/G2.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7/G2/G2.1/R2</text:p>
          </table:table-cell>
          <table:table-cell office:value-type="string" table:style-name="ce22">
            <text:p>CRITERION.EXCLUSION.CONTRIBUTIONS.PAYMENT_OF_TAX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7/G2/G2.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7/G2/G2.1/R3</text:p>
          </table:table-cell>
          <table:table-cell office:value-type="string" table:style-name="ce22">
            <text:p>CRITERION.EXCLUSION.CONTRIBUTIONS.PAYMENT_OF_TAX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8" table:style-name="ce18">
            <text:p>8</text:p>
          </table:table-cell>
          <table:table-cell table:number-columns-repeated="10" table:style-name="ce18"/>
          <table:table-cell office:value-type="string" office:string-value="C8"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18">
            <text:p>C8</text:p>
          </table:table-cell>
          <table:table-cell office:value-type="string" table:style-name="ce18">
            <text:p>CRITERION.EXCLUSION.CONTRIBUTIONS.PAYMENT_OF_SOCIAL_SECURITY</text:p>
          </table:table-cell>
          <table:table-cell office:value-type="string" table:style-name="ce18">
            <text:p>7d85e333-bbab-49c0-be8d-c36d71a72f5e</text:p>
          </table:table-cell>
          <table:table-cell office:value-type="string" table:style-name="ce1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18"/>
          <table:table-cell table:style-name="ce25"/>
          <table:table-cell table:number-columns-repeated="16367" table:style-name="ce21"/>
        </table:table-row>
        <table:table-row table:style-name="ro1">
          <table:table-cell office:value-type="float" office:value="8" table:style-name="ce21">
            <text:p>8</text:p>
          </table:table-cell>
          <table:table-cell office:value-type="float" office:value="1" table:style-name="ce22">
            <text:p>1</text:p>
          </table:table-cell>
          <table:table-cell table:number-columns-repeated="9" table:style-name="ce22"/>
          <table:table-cell office:value-type="string" office:string-value="C8/G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8/G1</text:p>
          </table:table-cell>
          <table:table-cell office:value-type="string" table:style-name="ce22">
            <text:p>CRITERION.EXCLUSION.CONTRIBUTIONS.PAYMENT_OF_SOCIAL_SECURITY</text:p>
          </table:table-cell>
          <table:table-cell office:value-type="string" table:style-name="ce22">
            <text:p>098fd3cc-466e-4233-af1a-affe09471bce</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8/G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8/G1/R1</text:p>
          </table:table-cell>
          <table:table-cell office:value-type="string" table:style-name="ce22">
            <text:p>CRITERION.EXCLUSION.CONTRIBUTIONS.PAYMENT_OF_SOCIAL_SECURIT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8/G1/G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8/G1/G1.1</text:p>
          </table:table-cell>
          <table:table-cell office:value-type="string" table:style-name="ce22">
            <text:p>CRITERION.EXCLUSION.CONTRIBUTIONS.PAYMENT_OF_SOCIAL_SECURITY</text:p>
          </table:table-cell>
          <table:table-cell office:value-type="string" table:style-name="ce22">
            <text:p>f8499787-f9f8-4355-95e2-9784426f4d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8/G1/G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8/G1/G1.1/R1</text:p>
          </table:table-cell>
          <table:table-cell office:value-type="string" table:style-name="ce22">
            <text:p>CRITERION.EXCLUSION.CONTRIBUTIONS.PAYMENT_OF_SOCIAL_SECURITY</text:p>
          </table:table-cell>
          <table:table-cell office:value-type="string" table:style-name="ce22">
            <text:p>6c87d3d4-e8eb-4253-b385-6373020ab886</text:p>
          </table:table-cell>
          <table:table-cell office:value-type="string" table:style-name="ce22">
            <text:p>Country or member state concern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8/G1/G1.1/R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8/G1/G1.1/R2</text:p>
          </table:table-cell>
          <table:table-cell office:value-type="string" table:style-name="ce22">
            <text:p>CRITERION.EXCLUSION.CONTRIBUTIONS.PAYMENT_OF_SOCIAL_SECURITY</text:p>
          </table:table-cell>
          <table:table-cell office:value-type="string" table:style-name="ce22">
            <text:p>9052cc59-cfe5-41c6-a314-02a7f378ffe8</text:p>
          </table:table-cell>
          <table:table-cell office:value-type="string" table:style-name="ce22">
            <text:p>Amount concern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8/G1/G1.1/G1.1.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8/G1/G1.1/G1.1.1</text:p>
          </table:table-cell>
          <table:table-cell office:value-type="string" table:style-name="ce22">
            <text:p>CRITERION.EXCLUSION.CONTRIBUTIONS.PAYMENT_OF_SOCIAL_SECURITY</text:p>
          </table:table-cell>
          <table:table-cell office:value-type="string" table:style-name="ce22">
            <text:p>7c2aec9f-4876-4c33-89e6-2ab6d6cf5d02</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8/G1/G1.1/G1.1.1/R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8/G1/G1.1/G1.1.1/R1</text:p>
          </table:table-cell>
          <table:table-cell office:value-type="string" table:style-name="ce22">
            <text:p>CRITERION.EXCLUSION.CONTRIBUTIONS.PAYMENT_OF_SOCIAL_SECURITY</text:p>
          </table:table-cell>
          <table:table-cell office:value-type="string" table:style-name="ce22">
            <text:p>9b4497e6-a166-46f9-8581-7fc39ff975c4</text:p>
          </table:table-cell>
          <table:table-cell office:value-type="string" table:style-name="ce22">
            <text:p>Has this breach of obligations been established by means other than a judicial or administrative decis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8/G1/G1.1/G1.1.1/G1.1.1.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8/G1/G1.1/G1.1.1/G1.1.1.1</text:p>
          </table:table-cell>
          <table:table-cell office:value-type="string" table:style-name="ce22">
            <text:p>CRITERION.EXCLUSION.CONTRIBUTIONS.PAYMENT_OF_SOCIAL_SECURITY</text:p>
          </table:table-cell>
          <table:table-cell office:value-type="string" table:style-name="ce22">
            <text:p>3cb7abf1-662a-4756-b61c-7bc716c1faf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1/G1.1.1.1/R1"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8/G1/G1.1/G1.1.1/G1.1.1.1/R1</text:p>
          </table:table-cell>
          <table:table-cell office:value-type="string" table:style-name="ce22">
            <text:p>CRITERION.EXCLUSION.CONTRIBUTIONS.PAYMENT_OF_SOCIAL_SECURITY</text:p>
          </table:table-cell>
          <table:table-cell office:value-type="string" table:style-name="ce22">
            <text:p>201f11c3-1fa2-4464-acc0-f021266fd881</text:p>
          </table:table-cell>
          <table:table-cell office:value-type="string" table:style-name="ce22">
            <text:p>Please describe which means were us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number-columns-repeated="5" table:style-name="ce22"/>
          <table:table-cell office:value-type="string" office:string-value="C8/G1/G1.1/G1.1.2"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8/G1/G1.1/G1.1.2</text:p>
          </table:table-cell>
          <table:table-cell office:value-type="string" table:style-name="ce22">
            <text:p>CRITERION.EXCLUSION.CONTRIBUTIONS.PAYMENT_OF_SOCIAL_SECURITY</text:p>
          </table:table-cell>
          <table:table-cell office:value-type="string" table:style-name="ce22">
            <text:p>c882afa4-6971-4b00-8970-0c283eb122cc</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4" table:style-name="ce22"/>
          <table:table-cell office:value-type="string" office:string-value="C8/G1/G1.1/G1.1.2/R1"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22">
            <text:p>C8/G1/G1.1/G1.1.2/R1</text:p>
          </table:table-cell>
          <table:table-cell office:value-type="string" table:style-name="ce22">
            <text:p>CRITERION.EXCLUSION.CONTRIBUTIONS.PAYMENT_OF_SOCIAL_SECURITY</text:p>
          </table:table-cell>
          <table:table-cell office:value-type="string" table:style-name="ce22">
            <text:p>08b0c984-c5e6-4143-8493-868c39745637</text:p>
          </table:table-cell>
          <table:table-cell office:value-type="string" table:style-name="ce22">
            <text:p>If this breach of obligations was established through a judicial or administrative decision, was this decision final and binding?</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table:number-columns-repeated="3" table:style-name="ce22"/>
          <table:table-cell office:value-type="string" office:string-value="C8/G1/G1.1/G1.1.2/G1.1.2.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8/G1/G1.1/G1.1.2/G1.1.2.1</text:p>
          </table:table-cell>
          <table:table-cell office:value-type="string" table:style-name="ce22">
            <text:p>CRITERION.EXCLUSION.CONTRIBUTIONS.PAYMENT_OF_SOCIAL_SECURITY</text:p>
          </table:table-cell>
          <table:table-cell office:value-type="string" table:style-name="ce22">
            <text:p>815422d6-f8a1-418a-8bf0-3524f7c8f721</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2/G1.1.2.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8/G1/G1.1/G1.1.2/G1.1.2.1/R1</text:p>
          </table:table-cell>
          <table:table-cell office:value-type="string" table:style-name="ce22">
            <text:p>CRITERION.EXCLUSION.CONTRIBUTIONS.PAYMENT_OF_SOCIAL_SECURITY</text:p>
          </table:table-cell>
          <table:table-cell office:value-type="string" table:style-name="ce22">
            <text:p>ecf40999-7b64-4e10-b960-7f8ff8674cf6</text:p>
          </table:table-cell>
          <table:table-cell office:value-type="string" table:style-name="ce22">
            <text:p>Date of convict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2" table:style-name="ce22"/>
          <table:table-cell office:value-type="string" office:string-value="C8/G1/G1.1/G1.1.2/G1.1.2.1/R2"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8/G1/G1.1/G1.1.2/G1.1.2.1/R2</text:p>
          </table:table-cell>
          <table:table-cell office:value-type="string" table:style-name="ce22">
            <text:p>CRITERION.EXCLUSION.CONTRIBUTIONS.PAYMENT_OF_SOCIAL_SECURITY</text:p>
          </table:table-cell>
          <table:table-cell office:value-type="string" table:style-name="ce22">
            <text:p>9ca9096f-edd2-4f19-b6b1-b55c83a2d5c8</text:p>
          </table:table-cell>
          <table:table-cell office:value-type="string" table:style-name="ce22">
            <text:p>Length of the period of exclus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number-columns-repeated="5" table:style-name="ce22"/>
          <table:table-cell office:value-type="string" office:string-value="C8/G1/G1.1/G1.1.3"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8/G1/G1.1/G1.1.3</text:p>
          </table:table-cell>
          <table:table-cell office:value-type="string" table:style-name="ce22">
            <text:p>CRITERION.EXCLUSION.CONTRIBUTIONS.PAYMENT_OF_SOCIAL_SECURITY</text:p>
          </table:table-cell>
          <table:table-cell office:value-type="string" table:style-name="ce22">
            <text:p>fc57e473-d63e-4a04-b589-dcf81cab8052</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office:value-type="float" office:value="1" table:style-name="ce22">
            <text:p>1</text:p>
          </table:table-cell>
          <table:table-cell table:number-columns-repeated="4" table:style-name="ce22"/>
          <table:table-cell office:value-type="string" office:string-value="C8/G1/G1.1/G1.1.3/R1"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8/G1/G1.1/G1.1.3/R1</text:p>
          </table:table-cell>
          <table:table-cell office:value-type="string" table:style-name="ce22">
            <text:p>CRITERION.EXCLUSION.CONTRIBUTIONS.PAYMENT_OF_SOCIAL_SECURITY</text:p>
          </table:table-cell>
          <table:table-cell office:value-type="string" table:style-name="ce22">
            <text:p>70f8697b-8953-411a-a489-4ff62e5250d2</text:p>
          </table:table-cell>
          <table:table-cell office:value-type="string" table:style-name="ce22">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table:number-columns-repeated="3" table:style-name="ce22"/>
          <table:table-cell office:value-type="string" office:string-value="C8/G1/G1.1/G1.1.3/G1.1.3.1"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8/G1/G1.1/G1.1.3/G1.1.3.1</text:p>
          </table:table-cell>
          <table:table-cell office:value-type="string" table:style-name="ce22">
            <text:p>CRITERION.EXCLUSION.CONTRIBUTIONS.PAYMENT_OF_SOCIAL_SECURITY</text:p>
          </table:table-cell>
          <table:table-cell office:value-type="string" table:style-name="ce22">
            <text:p>6c3609e1-9add-4fa9-9409-62ce72ae4548</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3/G1.1.3.1/R1"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8/G1/G1.1/G1.1.3/G1.1.3.1/R1</text:p>
          </table:table-cell>
          <table:table-cell office:value-type="string" table:style-name="ce22">
            <text:p>CRITERION.EXCLUSION.CONTRIBUTIONS.PAYMENT_OF_SOCIAL_SECURITY</text:p>
          </table:table-cell>
          <table:table-cell office:value-type="string" table:style-name="ce22">
            <text:p>55905dd0-38f0-4f93-8c74-5ae05a21afc5</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number-columns-repeated="9" table:style-name="ce22"/>
          <table:table-cell office:value-type="string" office:string-value="C8/G2"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8/G2</text:p>
          </table:table-cell>
          <table:table-cell office:value-type="string" table:style-name="ce22">
            <text:p>CRITERION.EXCLUSION.CONTRIBUTIONS.PAYMENT_OF_SOCIAL_SECURIT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8/G2/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8/G2/R1</text:p>
          </table:table-cell>
          <table:table-cell office:value-type="string" table:style-name="ce22">
            <text:p>CRITERION.EXCLUSION.CONTRIBUTIONS.PAYMENT_OF_SOCIAL_SECURIT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8/G2/G2.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8/G2/G2.1</text:p>
          </table:table-cell>
          <table:table-cell office:value-type="string" table:style-name="ce22">
            <text:p>CRITERION.EXCLUSION.CONTRIBUTIONS.PAYMENT_OF_SOCIAL_SECURIT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8/G2/G2.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8/G2/G2.1/R1</text:p>
          </table:table-cell>
          <table:table-cell office:value-type="string" table:style-name="ce22">
            <text:p>CRITERION.EXCLUSION.CONTRIBUTIONS.PAYMENT_OF_SOCIAL_SECURIT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8/G2/G2.1/R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8/G2/G2.1/R2</text:p>
          </table:table-cell>
          <table:table-cell office:value-type="string" table:style-name="ce22">
            <text:p>CRITERION.EXCLUSION.CONTRIBUTIONS.PAYMENT_OF_SOCIAL_SECURIT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8/G2/G2.1/R3"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8/G2/G2.1/R3</text:p>
          </table:table-cell>
          <table:table-cell office:value-type="string" table:style-name="ce22">
            <text:p>CRITERION.EXCLUSION.CONTRIBUTIONS.PAYMENT_OF_SOCIAL_SECURIT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24" table:style-name="ro1">
          <table:table-cell table:number-columns-repeated="16384"/>
        </table:table-row>
      </table:table>
      <table:table table:name="EG-Environ-Social-Labour_Law" table:style-name="ta2">
        <table:table-column table:style-name="co17" table:number-columns-repeated="11" table:default-cell-style-name="ce19"/>
        <table:table-column table:style-name="co14" table:number-columns-repeated="16373"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9" table:style-name="ce23">
            <text:p>9</text:p>
          </table:table-cell>
          <table:table-cell table:number-columns-repeated="10" table:style-name="ce23"/>
          <table:table-cell office:value-type="string" office:string-value="C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9</text:p>
          </table:table-cell>
          <table:table-cell office:value-type="string" table:style-name="ce23">
            <text:p>CRITERION.EXCLUSION.SOCIAL.ENVIRONMENTAL_LAW</text:p>
          </table:table-cell>
          <table:table-cell office:value-type="string" table:style-name="ce23">
            <text:p>a80ddb62-d25b-4e4e-ae22-3968460dc0a9</text:p>
          </table:table-cell>
          <table:table-cell office:value-type="string" table:style-name="ce23">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style-name="ce23"/>
          <table:table-cell table:style-name="ce26"/>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number-columns-repeated="9" table:style-name="ce22"/>
          <table:table-cell office:value-type="string" office:string-value="C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9/G1</text:p>
          </table:table-cell>
          <table:table-cell office:value-type="string" table:style-name="ce22">
            <text:p>CRITERION.EXCLUSION.SOCIAL.ENVIRONMENTAL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9/G1/R1</text:p>
          </table:table-cell>
          <table:table-cell office:value-type="string" table:style-name="ce22">
            <text:p>CRITERION.EXCLUSION.SOCIAL.ENVIRONMENTAL_LAW</text:p>
          </table:table-cell>
          <table:table-cell office:value-type="string" table:style-name="ce22">
            <text:p>974c8196-9d1c-419c-9ca9-45bb9f5fd59a</text:p>
          </table:table-cell>
          <table:table-cell office:value-type="string" table:style-name="ce22">
            <text:p>Your answer?</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9/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9/G1/G1.1</text:p>
          </table:table-cell>
          <table:table-cell office:value-type="string" table:style-name="ce22">
            <text:p>CRITERION.EXCLUSION.SOCIAL.ENVIRONMENTAL_LAW</text:p>
          </table:table-cell>
          <table:table-cell office:value-type="string" table:style-name="ce22">
            <text:p>64a2102c-4af1-4ecb-97b3-0c41907ec0f6</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9/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9/G1/G1.1/R1</text:p>
          </table:table-cell>
          <table:table-cell office:value-type="string" table:style-name="ce22">
            <text:p>CRITERION.EXCLUSION.SOCIAL.ENVIRONMENTAL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9/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9/G1/G1.1/G1.1.1</text:p>
          </table:table-cell>
          <table:table-cell office:value-type="string" table:style-name="ce22">
            <text:p>CRITERION.EXCLUSION.SOCIAL.ENVIRONMENTAL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9/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9/G1/G1.1/G1.1.1/R1</text:p>
          </table:table-cell>
          <table:table-cell office:value-type="string" table:style-name="ce22">
            <text:p>CRITERION.EXCLUSION.SOCIAL.ENVIRONMENTAL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9/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9/G1/G1.1/G1.1.1/G1.1.1.1</text:p>
          </table:table-cell>
          <table:table-cell office:value-type="string" table:style-name="ce22">
            <text:p>CRITERION.EXCLUSION.SOCIAL.ENVIRONMENTAL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9/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9/G1/G1.1/G1.1.1/G1.1.1.1/R1</text:p>
          </table:table-cell>
          <table:table-cell office:value-type="string" table:style-name="ce22">
            <text:p>CRITERION.EXCLUSION.SOCIAL.ENVIRONMENTAL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0" table:style-name="ce18">
            <text:p>10</text:p>
          </table:table-cell>
          <table:table-cell table:number-columns-repeated="10" table:style-name="ce18"/>
          <table:table-cell office:value-type="string" office:string-value="C10"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10</text:p>
          </table:table-cell>
          <table:table-cell office:value-type="string" table:style-name="ce18">
            <text:p>CRITERION.EXCLUSION.SOCIAL.SOCIAL_LAW</text:p>
          </table:table-cell>
          <table:table-cell office:value-type="string" table:style-name="ce18">
            <text:p>a261a395-ed17-4939-9c75-b9ff1109ca6e</text:p>
          </table:table-cell>
          <table:table-cell office:value-type="string" table:style-name="ce18">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style-name="ce18"/>
          <table:table-cell table:style-name="ce25"/>
          <table:table-cell table:number-columns-repeated="16367" table:style-name="ce21"/>
        </table:table-row>
        <table:table-row table:style-name="ro1">
          <table:table-cell office:value-type="float" office:value="10" table:style-name="ce21">
            <text:p>10</text:p>
          </table:table-cell>
          <table:table-cell office:value-type="float" office:value="1" table:style-name="ce22">
            <text:p>1</text:p>
          </table:table-cell>
          <table:table-cell table:number-columns-repeated="9" table:style-name="ce22"/>
          <table:table-cell office:value-type="string" office:string-value="C10/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0/G1</text:p>
          </table:table-cell>
          <table:table-cell office:value-type="string" table:style-name="ce22">
            <text:p>CRITERION.EXCLUSION.SOCIAL.SOCIAL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0/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0/G1/R1</text:p>
          </table:table-cell>
          <table:table-cell office:value-type="string" table:style-name="ce22">
            <text:p>CRITERION.EXCLUSION.SOCIAL.SOCIAL_LAW</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0/G1/G1.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0/G1/G1.1</text:p>
          </table:table-cell>
          <table:table-cell office:value-type="string" table:style-name="ce22">
            <text:p>CRITERION.EXCLUSION.SOCIAL.SOCIAL_LAW</text:p>
          </table:table-cell>
          <table:table-cell office:value-type="string" table:style-name="ce22">
            <text:p>64a2102c-4af1-4ecb-97b3-0c41907ec0f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0/G1/G1.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0/G1/G1.1/R1</text:p>
          </table:table-cell>
          <table:table-cell office:value-type="string" table:style-name="ce22">
            <text:p>CRITERION.EXCLUSION.SOCIAL.SOCIAL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0/G1/G1.1/G1.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0/G1/G1.1/G1.1.1</text:p>
          </table:table-cell>
          <table:table-cell office:value-type="string" table:style-name="ce22">
            <text:p>CRITERION.EXCLUSION.SOCIAL.SOCIAL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0/G1/G1.1/G1.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0/G1/G1.1/G1.1.1/R1</text:p>
          </table:table-cell>
          <table:table-cell office:value-type="string" table:style-name="ce22">
            <text:p>CRITERION.EXCLUSION.SOCIAL.SOCIAL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0/G1/G1.1/G1.1.1/G1.1.1.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0/G1/G1.1/G1.1.1/G1.1.1.1</text:p>
          </table:table-cell>
          <table:table-cell office:value-type="string" table:style-name="ce22">
            <text:p>CRITERION.EXCLUSION.SOCIAL.SOCIAL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0/G1/G1.1/G1.1.1/G1.1.1.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0/G1/G1.1/G1.1.1/G1.1.1.1/R1</text:p>
          </table:table-cell>
          <table:table-cell office:value-type="string" table:style-name="ce22">
            <text:p>CRITERION.EXCLUSION.SOCIAL.SOCIAL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1" table:style-name="ce18">
            <text:p>11</text:p>
          </table:table-cell>
          <table:table-cell table:number-columns-repeated="10" table:style-name="ce18"/>
          <table:table-cell office:value-type="string" office:string-value="C1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11</text:p>
          </table:table-cell>
          <table:table-cell office:value-type="string" table:style-name="ce18">
            <text:p>CRITERION.EXCLUSION.SOCIAL.LABOUR_LAW</text:p>
          </table:table-cell>
          <table:table-cell office:value-type="string" table:style-name="ce18">
            <text:p>a34b70d6-c43d-4726-9a88-8e2b438424bf</text:p>
          </table:table-cell>
          <table:table-cell office:value-type="string" table:style-name="ce18">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style-name="ce18"/>
          <table:table-cell table:style-name="ce25"/>
          <table:table-cell table:number-columns-repeated="16367" table:style-name="ce21"/>
        </table:table-row>
        <table:table-row table:style-name="ro1">
          <table:table-cell office:value-type="float" office:value="11" table:style-name="ce21">
            <text:p>11</text:p>
          </table:table-cell>
          <table:table-cell office:value-type="float" office:value="1" table:style-name="ce22">
            <text:p>1</text:p>
          </table:table-cell>
          <table:table-cell table:number-columns-repeated="9" table:style-name="ce22"/>
          <table:table-cell office:value-type="string" office:string-value="C11/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11/G1</text:p>
          </table:table-cell>
          <table:table-cell office:value-type="string" table:style-name="ce22">
            <text:p>CRITERION.EXCLUSION.SOCIAL.LABOUR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1/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11/G1/R1</text:p>
          </table:table-cell>
          <table:table-cell office:value-type="string" table:style-name="ce22">
            <text:p>CRITERION.EXCLUSION.SOCIAL.LABOUR_LAW</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1/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11/G1/G1.1</text:p>
          </table:table-cell>
          <table:table-cell office:value-type="string" table:style-name="ce22">
            <text:p>CRITERION.EXCLUSION.SOCIAL.LABOUR_LAW</text:p>
          </table:table-cell>
          <table:table-cell office:value-type="string" table:style-name="ce22">
            <text:p>64a2102c-4af1-4ecb-97b3-0c41907ec0f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1/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11/G1/G1.1/R1</text:p>
          </table:table-cell>
          <table:table-cell office:value-type="string" table:style-name="ce22">
            <text:p>CRITERION.EXCLUSION.SOCIAL.LABOUR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1/G1/G1.1/G1.1.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11/G1/G1.1/G1.1.1</text:p>
          </table:table-cell>
          <table:table-cell office:value-type="string" table:style-name="ce22">
            <text:p>CRITERION.EXCLUSION.SOCIAL.LABOUR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1/G1/G1.1/G1.1.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11/G1/G1.1/G1.1.1/R1</text:p>
          </table:table-cell>
          <table:table-cell office:value-type="string" table:style-name="ce22">
            <text:p>CRITERION.EXCLUSION.SOCIAL.LABOUR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1/G1/G1.1/G1.1.1/G1.1.1.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11/G1/G1.1/G1.1.1/G1.1.1.1</text:p>
          </table:table-cell>
          <table:table-cell office:value-type="string" table:style-name="ce22">
            <text:p>CRITERION.EXCLUSION.SOCIAL.LABOUR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1/G1/G1.1/G1.1.1/G1.1.1.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11/G1/G1.1/G1.1.1/G1.1.1.1/R1</text:p>
          </table:table-cell>
          <table:table-cell office:value-type="string" table:style-name="ce22">
            <text:p>CRITERION.EXCLUSION.SOCIAL.LABOUR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47" table:style-name="ro1">
          <table:table-cell table:number-columns-repeated="16384"/>
        </table:table-row>
      </table:table>
      <table:table table:name="EG-Business" table:style-name="ta2">
        <table:table-column table:style-name="co14" table:number-columns-repeated="13"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12" table:style-name="ce23">
            <text:p>12</text:p>
          </table:table-cell>
          <table:table-cell table:number-columns-repeated="10" table:style-name="ce23"/>
          <table:table-cell office:value-type="string" office:string-value="C1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2</text:p>
          </table:table-cell>
          <table:table-cell office:value-type="string" table:style-name="ce23">
            <text:p>CRITERION.EXCLUSION.BUSINESS.BANKRUPTCY</text:p>
          </table:table-cell>
          <table:table-cell office:value-type="string" table:style-name="ce23">
            <text:p>d3732c09-7d62-4edc-a172-241da6636e7c</text:p>
          </table:table-cell>
          <table:table-cell office:value-type="string" table:style-name="ce23">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23"/>
          <table:table-cell table:style-name="ce26"/>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number-columns-repeated="9" table:style-name="ce22"/>
          <table:table-cell office:value-type="string" office:string-value="C1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2/G1</text:p>
          </table:table-cell>
          <table:table-cell office:value-type="string" table:style-name="ce22">
            <text:p>CRITERION.EXCLUSION.BUSINESS.BANKRUPTCY</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2/G1/R1</text:p>
          </table:table-cell>
          <table:table-cell office:value-type="string" table:style-name="ce22">
            <text:p>CRITERION.EXCLUSION.BUSINESS.BANKRUPTC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2/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2/G1/G1.1</text:p>
          </table:table-cell>
          <table:table-cell office:value-type="string" table:style-name="ce22">
            <text:p>CRITERION.EXCLUSION.BUSINESS.BANKRUPTCY</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2/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2/G1/G1.1/R1</text:p>
          </table:table-cell>
          <table:table-cell office:value-type="string" table:style-name="ce22">
            <text:p>CRITERION.EXCLUSION.BUSINESS.BANKRUPTCY</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2/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2/G1/G1.1/R2</text:p>
          </table:table-cell>
          <table:table-cell office:value-type="string" table:style-name="ce22">
            <text:p>CRITERION.EXCLUSION.BUSINESS.BANKRUPTCY</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number-columns-repeated="9" table:style-name="ce22"/>
          <table:table-cell office:value-type="string" office:string-value="C12/G2"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2/G2</text:p>
          </table:table-cell>
          <table:table-cell office:value-type="string" table:style-name="ce22">
            <text:p>CRITERION.EXCLUSION.BUSINESS.BANKRUPTC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2/G2/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2/G2/R1</text:p>
          </table:table-cell>
          <table:table-cell office:value-type="string" table:style-name="ce22">
            <text:p>CRITERION.EXCLUSION.BUSINESS.BANKRUPTC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2/G2/G2.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2/G2/G2.1</text:p>
          </table:table-cell>
          <table:table-cell office:value-type="string" table:style-name="ce22">
            <text:p>CRITERION.EXCLUSION.BUSINESS.BANKRUPTC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2/G2/G2.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12/G2/G2.1/R1</text:p>
          </table:table-cell>
          <table:table-cell office:value-type="string" table:style-name="ce22">
            <text:p>CRITERION.EXCLUSION.BUSINESS.BANKRUPTC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2/G2/G2.1/R2"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2/G2/G2.1/R2</text:p>
          </table:table-cell>
          <table:table-cell office:value-type="string" table:style-name="ce22">
            <text:p>CRITERION.EXCLUSION.BUSINESS.BANKRUPTC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2/G2/G2.1/R3"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2/G2/G2.1/R3</text:p>
          </table:table-cell>
          <table:table-cell office:value-type="string" table:style-name="ce22">
            <text:p>CRITERION.EXCLUSION.BUSINESS.BANKRUPTC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3" table:style-name="ce18">
            <text:p>13</text:p>
          </table:table-cell>
          <table:table-cell table:number-columns-repeated="10" table:style-name="ce18"/>
          <table:table-cell office:value-type="string" office:string-value="C13"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18">
            <text:p>C13</text:p>
          </table:table-cell>
          <table:table-cell office:value-type="string" table:style-name="ce18">
            <text:p>CRITERION.EXCLUSION.BUSINESS.INSOLVENCY</text:p>
          </table:table-cell>
          <table:table-cell office:value-type="string" table:style-name="ce18">
            <text:p>396f288a-e267-4c20-851a-ed4f7498f137</text:p>
          </table:table-cell>
          <table:table-cell office:value-type="string" table:style-name="ce1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3" table:style-name="ce21">
            <text:p>13</text:p>
          </table:table-cell>
          <table:table-cell office:value-type="float" office:value="1" table:style-name="ce22">
            <text:p>1</text:p>
          </table:table-cell>
          <table:table-cell table:number-columns-repeated="9" table:style-name="ce22"/>
          <table:table-cell office:value-type="string" office:string-value="C13/G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3/G1</text:p>
          </table:table-cell>
          <table:table-cell office:value-type="string" table:style-name="ce22">
            <text:p>CRITERION.EXCLUSION.BUSINESS.INSOLVENCY</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3/G1/R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3/G1/R1</text:p>
          </table:table-cell>
          <table:table-cell office:value-type="string" table:style-name="ce22">
            <text:p>CRITERION.EXCLUSION.BUSINESS.INSOLVENC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3/G1/G1.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3/G1/G1.1</text:p>
          </table:table-cell>
          <table:table-cell office:value-type="string" table:style-name="ce22">
            <text:p>CRITERION.EXCLUSION.BUSINESS.INSOLVENCY</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3/G1/G1.1/R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3/G1/G1.1/R1</text:p>
          </table:table-cell>
          <table:table-cell office:value-type="string" table:style-name="ce22">
            <text:p>CRITERION.EXCLUSION.BUSINESS.INSOLVENCY</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3/G1/G1.1/R2"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3/G1/G1.1/R2</text:p>
          </table:table-cell>
          <table:table-cell office:value-type="string" table:style-name="ce22">
            <text:p>CRITERION.EXCLUSION.BUSINESS.INSOLVENCY</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number-columns-repeated="9" table:style-name="ce22"/>
          <table:table-cell office:value-type="string" office:string-value="C13/G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13/G2</text:p>
          </table:table-cell>
          <table:table-cell office:value-type="string" table:style-name="ce22">
            <text:p>CRITERION.EXCLUSION.BUSINESS.INSOLVENC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3/G2/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13/G2/R1</text:p>
          </table:table-cell>
          <table:table-cell office:value-type="string" table:style-name="ce22">
            <text:p>CRITERION.EXCLUSION.BUSINESS.INSOLVENC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3/G2/G2.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13/G2/G2.1</text:p>
          </table:table-cell>
          <table:table-cell office:value-type="string" table:style-name="ce22">
            <text:p>CRITERION.EXCLUSION.BUSINESS.INSOLVENC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3/G2/G2.1/R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13/G2/G2.1/R1</text:p>
          </table:table-cell>
          <table:table-cell office:value-type="string" table:style-name="ce22">
            <text:p>CRITERION.EXCLUSION.BUSINESS.INSOLVENC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3/G2/G2.1/R2"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13/G2/G2.1/R2</text:p>
          </table:table-cell>
          <table:table-cell office:value-type="string" table:style-name="ce22">
            <text:p>CRITERION.EXCLUSION.BUSINESS.INSOLVENC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3/G2/G2.1/R3"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13/G2/G2.1/R3</text:p>
          </table:table-cell>
          <table:table-cell office:value-type="string" table:style-name="ce22">
            <text:p>CRITERION.EXCLUSION.BUSINESS.INSOLVENC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4" table:style-name="ce18">
            <text:p>14</text:p>
          </table:table-cell>
          <table:table-cell table:number-columns-repeated="10" table:style-name="ce18"/>
          <table:table-cell office:value-type="string" office:string-value="C14"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18">
            <text:p>C14</text:p>
          </table:table-cell>
          <table:table-cell office:value-type="string" table:style-name="ce18">
            <text:p>CRITERION.EXCLUSION.BUSINESS.CREDITORS_ARRANGEMENT</text:p>
          </table:table-cell>
          <table:table-cell office:value-type="string" table:style-name="ce18">
            <text:p>68918c7a-f5bc-4a1a-a62f-ad8983600d48</text:p>
          </table:table-cell>
          <table:table-cell office:value-type="string" table:style-name="ce1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4" table:style-name="ce21">
            <text:p>14</text:p>
          </table:table-cell>
          <table:table-cell office:value-type="float" office:value="1" table:style-name="ce22">
            <text:p>1</text:p>
          </table:table-cell>
          <table:table-cell table:number-columns-repeated="9" table:style-name="ce22"/>
          <table:table-cell office:value-type="string" office:string-value="C14/G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14/G1</text:p>
          </table:table-cell>
          <table:table-cell office:value-type="string" table:style-name="ce22">
            <text:p>CRITERION.EXCLUSION.BUSINESS.CREDITORS_ARRANGEMENT</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4/G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14/G1/R1</text:p>
          </table:table-cell>
          <table:table-cell office:value-type="string" table:style-name="ce22">
            <text:p>CRITERION.EXCLUSION.BUSINESS.CREDITORS_ARRANGEMENT</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4/G1/G1.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14/G1/G1.1</text:p>
          </table:table-cell>
          <table:table-cell office:value-type="string" table:style-name="ce22">
            <text:p>CRITERION.EXCLUSION.BUSINESS.CREDITORS_ARRANGEMENT</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4/G1/G1.1/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14/G1/G1.1/R1</text:p>
          </table:table-cell>
          <table:table-cell office:value-type="string" table:style-name="ce22">
            <text:p>CRITERION.EXCLUSION.BUSINESS.CREDITORS_ARRANGEMENT</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4/G1/G1.1/R2"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14/G1/G1.1/R2</text:p>
          </table:table-cell>
          <table:table-cell office:value-type="string" table:style-name="ce22">
            <text:p>CRITERION.EXCLUSION.BUSINESS.CREDITORS_ARRANGEMENT</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number-columns-repeated="9" table:style-name="ce22"/>
          <table:table-cell office:value-type="string" office:string-value="C14/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14/G2</text:p>
          </table:table-cell>
          <table:table-cell office:value-type="string" table:style-name="ce22">
            <text:p>CRITERION.EXCLUSION.BUSINESS.CREDITORS_ARRANGE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4/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14/G2/R1</text:p>
          </table:table-cell>
          <table:table-cell office:value-type="string" table:style-name="ce22">
            <text:p>CRITERION.EXCLUSION.BUSINESS.CREDITORS_ARRANGE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4/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14/G2/G2.1</text:p>
          </table:table-cell>
          <table:table-cell office:value-type="string" table:style-name="ce22">
            <text:p>CRITERION.EXCLUSION.BUSINESS.CREDITORS_ARRANGE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4/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14/G2/G2.1/R1</text:p>
          </table:table-cell>
          <table:table-cell office:value-type="string" table:style-name="ce22">
            <text:p>CRITERION.EXCLUSION.BUSINESS.CREDITORS_ARRANGE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4/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14/G2/G2.1/R2</text:p>
          </table:table-cell>
          <table:table-cell office:value-type="string" table:style-name="ce22">
            <text:p>CRITERION.EXCLUSION.BUSINESS.CREDITORS_ARRANGE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4/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14/G2/G2.1/R3</text:p>
          </table:table-cell>
          <table:table-cell office:value-type="string" table:style-name="ce22">
            <text:p>CRITERION.EXCLUSION.BUSINESS.CREDITORS_ARRANGE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5" table:style-name="ce18">
            <text:p>15</text:p>
          </table:table-cell>
          <table:table-cell table:number-columns-repeated="10" table:style-name="ce18"/>
          <table:table-cell office:value-type="string" office:string-value="C15"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15</text:p>
          </table:table-cell>
          <table:table-cell office:value-type="string" table:style-name="ce18">
            <text:p>CRITERION.EXCLUSION.BUSINESS.BANKRUPTCY_ANALOGOUS</text:p>
          </table:table-cell>
          <table:table-cell office:value-type="string" table:style-name="ce18">
            <text:p>daffa2a9-9f8f-4568-8be8-7b8bf306d096</text:p>
          </table:table-cell>
          <table:table-cell office:value-type="string" table:style-name="ce1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5" table:style-name="ce21">
            <text:p>15</text:p>
          </table:table-cell>
          <table:table-cell office:value-type="float" office:value="1" table:style-name="ce22">
            <text:p>1</text:p>
          </table:table-cell>
          <table:table-cell table:number-columns-repeated="9" table:style-name="ce22"/>
          <table:table-cell office:value-type="string" office:string-value="C15/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15/G1</text:p>
          </table:table-cell>
          <table:table-cell office:value-type="string" table:style-name="ce22">
            <text:p>CRITERION.EXCLUSION.BUSINESS.BANKRUPTCY_ANALOGOUS</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5/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15/G1/R1</text:p>
          </table:table-cell>
          <table:table-cell office:value-type="string" table:style-name="ce22">
            <text:p>CRITERION.EXCLUSION.BUSINESS.BANKRUPTCY_ANALOGOU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5/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15/G1/G1.1</text:p>
          </table:table-cell>
          <table:table-cell office:value-type="string" table:style-name="ce22">
            <text:p>CRITERION.EXCLUSION.BUSINESS.BANKRUPTCY_ANALOGOUS</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5/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15/G1/G1.1/R1</text:p>
          </table:table-cell>
          <table:table-cell office:value-type="string" table:style-name="ce22">
            <text:p>CRITERION.EXCLUSION.BUSINESS.BANKRUPTCY_ANALOGOUS</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5/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15/G1/G1.1/R2</text:p>
          </table:table-cell>
          <table:table-cell office:value-type="string" table:style-name="ce22">
            <text:p>CRITERION.EXCLUSION.BUSINESS.BANKRUPTCY_ANALOGOUS</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number-columns-repeated="9" table:style-name="ce22"/>
          <table:table-cell office:value-type="string" office:string-value="C15/G2"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15/G2</text:p>
          </table:table-cell>
          <table:table-cell office:value-type="string" table:style-name="ce22">
            <text:p>CRITERION.EXCLUSION.BUSINESS.BANKRUPTCY_ANALOGOU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5/G2/R1"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15/G2/R1</text:p>
          </table:table-cell>
          <table:table-cell office:value-type="string" table:style-name="ce22">
            <text:p>CRITERION.EXCLUSION.BUSINESS.BANKRUPTCY_ANALOGOU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5/G2/G2.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15/G2/G2.1</text:p>
          </table:table-cell>
          <table:table-cell office:value-type="string" table:style-name="ce22">
            <text:p>CRITERION.EXCLUSION.BUSINESS.BANKRUPTCY_ANALOGOU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5/G2/G2.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15/G2/G2.1/R1</text:p>
          </table:table-cell>
          <table:table-cell office:value-type="string" table:style-name="ce22">
            <text:p>CRITERION.EXCLUSION.BUSINESS.BANKRUPTCY_ANALOGOU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5/G2/G2.1/R2"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15/G2/G2.1/R2</text:p>
          </table:table-cell>
          <table:table-cell office:value-type="string" table:style-name="ce22">
            <text:p>CRITERION.EXCLUSION.BUSINESS.BANKRUPTCY_ANALOGOU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5/G2/G2.1/R3"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15/G2/G2.1/R3</text:p>
          </table:table-cell>
          <table:table-cell office:value-type="string" table:style-name="ce22">
            <text:p>CRITERION.EXCLUSION.BUSINESS.BANKRUPTCY_ANALOGOU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6" table:style-name="ce18">
            <text:p>16</text:p>
          </table:table-cell>
          <table:table-cell table:number-columns-repeated="10" table:style-name="ce18"/>
          <table:table-cell office:value-type="string" office:string-value="C16"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18">
            <text:p>C16</text:p>
          </table:table-cell>
          <table:table-cell office:value-type="string" table:style-name="ce18">
            <text:p>CRITERION.EXCLUSION.BUSINESS.LIQUIDATOR_ADMINISTERED</text:p>
          </table:table-cell>
          <table:table-cell office:value-type="string" table:style-name="ce18">
            <text:p>8fda202a-0c37-41bb-9d7d-de3f49edbfcb</text:p>
          </table:table-cell>
          <table:table-cell office:value-type="string" table:style-name="ce1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6" table:style-name="ce21">
            <text:p>16</text:p>
          </table:table-cell>
          <table:table-cell office:value-type="float" office:value="1" table:style-name="ce22">
            <text:p>1</text:p>
          </table:table-cell>
          <table:table-cell table:number-columns-repeated="9" table:style-name="ce22"/>
          <table:table-cell office:value-type="string" office:string-value="C16/G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16/G1</text:p>
          </table:table-cell>
          <table:table-cell office:value-type="string" table:style-name="ce22">
            <text:p>CRITERION.EXCLUSION.BUSINESS.LIQUIDATOR_ADMINISTERED</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6/G1/R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16/G1/R1</text:p>
          </table:table-cell>
          <table:table-cell office:value-type="string" table:style-name="ce22">
            <text:p>CRITERION.EXCLUSION.BUSINESS.LIQUIDATOR_ADMINISTERE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6/G1/G1.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16/G1/G1.1</text:p>
          </table:table-cell>
          <table:table-cell office:value-type="string" table:style-name="ce22">
            <text:p>CRITERION.EXCLUSION.BUSINESS.LIQUIDATOR_ADMINISTERED</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6/G1/G1.1/R1"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16/G1/G1.1/R1</text:p>
          </table:table-cell>
          <table:table-cell office:value-type="string" table:style-name="ce22">
            <text:p>CRITERION.EXCLUSION.BUSINESS.LIQUIDATOR_ADMINISTERED</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6/G1/G1.1/R2"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16/G1/G1.1/R2</text:p>
          </table:table-cell>
          <table:table-cell office:value-type="string" table:style-name="ce22">
            <text:p>CRITERION.EXCLUSION.BUSINESS.LIQUIDATOR_ADMINISTERED</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number-columns-repeated="9" table:style-name="ce22"/>
          <table:table-cell office:value-type="string" office:string-value="C16/G2"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22">
            <text:p>C16/G2</text:p>
          </table:table-cell>
          <table:table-cell office:value-type="string" table:style-name="ce22">
            <text:p>CRITERION.EXCLUSION.BUSINESS.LIQUIDATOR_ADMINISTERED</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6/G2/R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16/G2/R1</text:p>
          </table:table-cell>
          <table:table-cell office:value-type="string" table:style-name="ce22">
            <text:p>CRITERION.EXCLUSION.BUSINESS.LIQUIDATOR_ADMINISTERE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6/G2/G2.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16/G2/G2.1</text:p>
          </table:table-cell>
          <table:table-cell office:value-type="string" table:style-name="ce22">
            <text:p>CRITERION.EXCLUSION.BUSINESS.LIQUIDATOR_ADMINISTERE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6/G2/G2.1/R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16/G2/G2.1/R1</text:p>
          </table:table-cell>
          <table:table-cell office:value-type="string" table:style-name="ce22">
            <text:p>CRITERION.EXCLUSION.BUSINESS.LIQUIDATOR_ADMINISTERE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6/G2/G2.1/R2"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16/G2/G2.1/R2</text:p>
          </table:table-cell>
          <table:table-cell office:value-type="string" table:style-name="ce22">
            <text:p>CRITERION.EXCLUSION.BUSINESS.LIQUIDATOR_ADMINISTERE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6/G2/G2.1/R3"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16/G2/G2.1/R3</text:p>
          </table:table-cell>
          <table:table-cell office:value-type="string" table:style-name="ce22">
            <text:p>CRITERION.EXCLUSION.BUSINESS.LIQUIDATOR_ADMINISTERE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7" table:style-name="ce18">
            <text:p>17</text:p>
          </table:table-cell>
          <table:table-cell table:number-columns-repeated="10" table:style-name="ce18"/>
          <table:table-cell office:value-type="string" office:string-value="C17"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18">
            <text:p>C17</text:p>
          </table:table-cell>
          <table:table-cell office:value-type="string" table:style-name="ce18">
            <text:p>CRITERION.EXCLUSION.BUSINESS.ACTIVITIES_SUSPENDED</text:p>
          </table:table-cell>
          <table:table-cell office:value-type="string" table:style-name="ce18">
            <text:p>166536e2-77f7-455c-b018-70582474e4f6</text:p>
          </table:table-cell>
          <table:table-cell office:value-type="string" table:style-name="ce1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7" table:style-name="ce21">
            <text:p>17</text:p>
          </table:table-cell>
          <table:table-cell office:value-type="float" office:value="1" table:style-name="ce22">
            <text:p>1</text:p>
          </table:table-cell>
          <table:table-cell table:number-columns-repeated="9" table:style-name="ce22"/>
          <table:table-cell office:value-type="string" office:string-value="C17/G1"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17/G1</text:p>
          </table:table-cell>
          <table:table-cell office:value-type="string" table:style-name="ce22">
            <text:p>CRITERION.EXCLUSION.BUSINESS.ACTIVITIES_SUSPENDED</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7/G1/R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17/G1/R1</text:p>
          </table:table-cell>
          <table:table-cell office:value-type="string" table:style-name="ce22">
            <text:p>CRITERION.EXCLUSION.BUSINESS.ACTIVITIES_SUSPENDE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7/G1/G1.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22">
            <text:p>C17/G1/G1.1</text:p>
          </table:table-cell>
          <table:table-cell office:value-type="string" table:style-name="ce22">
            <text:p>CRITERION.EXCLUSION.BUSINESS.ACTIVITIES_SUSPENDED</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7/G1/G1.1/R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17/G1/G1.1/R1</text:p>
          </table:table-cell>
          <table:table-cell office:value-type="string" table:style-name="ce22">
            <text:p>CRITERION.EXCLUSION.BUSINESS.ACTIVITIES_SUSPENDED</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7/G1/G1.1/R2"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17/G1/G1.1/R2</text:p>
          </table:table-cell>
          <table:table-cell office:value-type="string" table:style-name="ce22">
            <text:p>CRITERION.EXCLUSION.BUSINESS.ACTIVITIES_SUSPENDED</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number-columns-repeated="9" table:style-name="ce22"/>
          <table:table-cell office:value-type="string" office:string-value="C17/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17/G2</text:p>
          </table:table-cell>
          <table:table-cell office:value-type="string" table:style-name="ce22">
            <text:p>CRITERION.EXCLUSION.BUSINESS.ACTIVITIES_SUSPENDED</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7/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17/G2/R1</text:p>
          </table:table-cell>
          <table:table-cell office:value-type="string" table:style-name="ce22">
            <text:p>CRITERION.EXCLUSION.BUSINESS.ACTIVITIES_SUSPENDE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7/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17/G2/G2.1</text:p>
          </table:table-cell>
          <table:table-cell office:value-type="string" table:style-name="ce22">
            <text:p>CRITERION.EXCLUSION.BUSINESS.ACTIVITIES_SUSPENDE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7/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17/G2/G2.1/R1</text:p>
          </table:table-cell>
          <table:table-cell office:value-type="string" table:style-name="ce22">
            <text:p>CRITERION.EXCLUSION.BUSINESS.ACTIVITIES_SUSPENDE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7/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17/G2/G2.1/R2</text:p>
          </table:table-cell>
          <table:table-cell office:value-type="string" table:style-name="ce22">
            <text:p>CRITERION.EXCLUSION.BUSINESS.ACTIVITIES_SUSPENDE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7/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17/G2/G2.1/R3</text:p>
          </table:table-cell>
          <table:table-cell office:value-type="string" table:style-name="ce22">
            <text:p>CRITERION.EXCLUSION.BUSINESS.ACTIVITIES_SUSPENDE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02" table:style-name="ro1">
          <table:table-cell table:number-columns-repeated="16384"/>
        </table:table-row>
      </table:table>
      <table:table table:name="EG-Misconduct" table:style-name="ta2">
        <table:table-column table:style-name="co19" table:default-cell-style-name="ce19"/>
        <table:table-column table:style-name="co20" table:number-columns-repeated="8" table:default-cell-style-name="ce19"/>
        <table:table-column table:style-name="co14" table:number-columns-repeated="2" table:default-cell-style-name="ce19"/>
        <table:table-column table:style-name="co3" table:default-cell-style-name="ce19"/>
        <table:table-column table:style-name="co21" table:default-cell-style-name="ce19"/>
        <table:table-column table:style-name="co22" table:default-cell-style-name="ce19"/>
        <table:table-column table:style-name="co23"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18" table:style-name="ce23">
            <text:p>18</text:p>
          </table:table-cell>
          <table:table-cell table:number-columns-repeated="10" table:style-name="ce23"/>
          <table:table-cell office:value-type="string" office:string-value="C1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8</text:p>
          </table:table-cell>
          <table:table-cell office:value-type="string" table:style-name="ce23">
            <text:p>CRITERION.EXCLUSION.MISCONDUCT.MC_PROFESSIONAL</text:p>
          </table:table-cell>
          <table:table-cell office:value-type="string" table:style-name="ce23">
            <text:p>514d3fde-1e3e-4dcd-b02a-9f984d5bbda3</text:p>
          </table:table-cell>
          <table:table-cell office:value-type="string" table:style-name="ce23">
            <text:p>Is the economic operator  guilty of grave professional misconduct? Where applicable, see definitions in national law, the relevant notice or the procurement documents.</text:p>
          </table:table-cell>
          <table:table-cell table:style-name="ce23"/>
          <table:table-cell table:style-name="ce26"/>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number-columns-repeated="9" table:style-name="ce22"/>
          <table:table-cell office:value-type="string" office:string-value="C1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8/G1</text:p>
          </table:table-cell>
          <table:table-cell office:value-type="string" table:style-name="ce22">
            <text:p>CRITERION.EXCLUSION.MISCONDUCT.MC_PROFESSIONAL</text:p>
          </table:table-cell>
          <table:table-cell office:value-type="string" table:style-name="ce22">
            <text:p>67362ec7-cec3-4cb8-a38e-5d7a2a31e6d8</text:p>
          </table:table-cell>
          <table:table-cell table:number-columns-repeated="2"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8/G1/R1</text:p>
          </table:table-cell>
          <table:table-cell office:value-type="string" table:style-name="ce22">
            <text:p>CRITERION.EXCLUSION.MISCONDUCT.MC_PROFESSIONAL</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8/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8/G1/G1.1</text:p>
          </table:table-cell>
          <table:table-cell office:value-type="string" table:style-name="ce22">
            <text:p>CRITERION.EXCLUSION.MISCONDUCT.MC_PROFESSIONAL</text:p>
          </table:table-cell>
          <table:table-cell office:value-type="string" table:style-name="ce22">
            <text:p>2cbcf978-765c-40aa-996b-b1d082485cef</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8/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8/G1/G1.1/R1</text:p>
          </table:table-cell>
          <table:table-cell office:value-type="string" table:style-name="ce22">
            <text:p>CRITERION.EXCLUSION.MISCONDUCT.MC_PROFESSIONAL</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8/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8/G1/G1.1/G1.1.1</text:p>
          </table:table-cell>
          <table:table-cell office:value-type="string" table:style-name="ce22">
            <text:p>CRITERION.EXCLUSION.MISCONDUCT.MC_PROFESSIONAL</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8/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8/G1/G1.1/G1.1.1/R1</text:p>
          </table:table-cell>
          <table:table-cell office:value-type="string" table:style-name="ce22">
            <text:p>CRITERION.EXCLUSION.MISCONDUCT.MC_PROFESSIONAL</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8/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8/G1/G1.1/G1.1.1/G1.1.1.1</text:p>
          </table:table-cell>
          <table:table-cell office:value-type="string" table:style-name="ce22">
            <text:p>CRITERION.EXCLUSION.MISCONDUCT.MC_PROFESSIONAL</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8/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8/G1/G1.1/G1.1.1/G1.1.1.1/R1</text:p>
          </table:table-cell>
          <table:table-cell office:value-type="string" table:style-name="ce22">
            <text:p>CRITERION.EXCLUSION.MISCONDUCT.MC_PROFESSIONAL</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9" table:style-name="ce18">
            <text:p>19</text:p>
          </table:table-cell>
          <table:table-cell table:number-columns-repeated="10" table:style-name="ce18"/>
          <table:table-cell office:value-type="string" office:string-value="C19"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19</text:p>
          </table:table-cell>
          <table:table-cell office:value-type="string" table:style-name="ce18">
            <text:p>CRITERION.EXCLUSION.MISCONDUCT.MARKET_DISTORTION</text:p>
          </table:table-cell>
          <table:table-cell office:value-type="string" table:style-name="ce18">
            <text:p>56d13e3d-76e8-4f23-8af6-13e60a2ee356</text:p>
          </table:table-cell>
          <table:table-cell office:value-type="string" table:style-name="ce18">
            <text:p>Has the economic operator entered into agreements with other economic operators aimed at distorting competition?</text:p>
          </table:table-cell>
          <table:table-cell table:style-name="ce18"/>
          <table:table-cell table:style-name="ce25"/>
          <table:table-cell table:number-columns-repeated="16367" table:style-name="ce21"/>
        </table:table-row>
        <table:table-row table:style-name="ro1">
          <table:table-cell office:value-type="float" office:value="19" table:style-name="ce21">
            <text:p>19</text:p>
          </table:table-cell>
          <table:table-cell office:value-type="float" office:value="1" table:style-name="ce22">
            <text:p>1</text:p>
          </table:table-cell>
          <table:table-cell table:number-columns-repeated="9" table:style-name="ce22"/>
          <table:table-cell office:value-type="string" office:string-value="C19/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9/G1</text:p>
          </table:table-cell>
          <table:table-cell office:value-type="string" table:style-name="ce22">
            <text:p>CRITERION.EXCLUSION.MISCONDUCT.MARKET_DISTORTION</text:p>
          </table:table-cell>
          <table:table-cell office:value-type="string" table:style-name="ce22">
            <text:p>67362ec7-cec3-4cb8-a38e-5d7a2a31e6d8</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9/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9/G1/R1</text:p>
          </table:table-cell>
          <table:table-cell office:value-type="string" table:style-name="ce22">
            <text:p>CRITERION.EXCLUSION.MISCONDUCT.MARKET_DISTORTION</text:p>
          </table:table-cell>
          <table:table-cell office:value-type="string" table:style-name="ce22">
            <text:p>974c8196-9d1c-419c-9ca9-45bb9f5fd59a</text:p>
          </table:table-cell>
          <table:table-cell office:value-type="string" table:style-name="ce22">
            <text:p>Your answer?</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9/G1/G1.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9/G1/G1.1</text:p>
          </table:table-cell>
          <table:table-cell office:value-type="string" table:style-name="ce22">
            <text:p>CRITERION.EXCLUSION.MISCONDUCT.MARKET_DISTORTION</text:p>
          </table:table-cell>
          <table:table-cell office:value-type="string" table:style-name="ce22">
            <text:p>2cbcf978-765c-40aa-996b-b1d082485cef</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9/G1/G1.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9/G1/G1.1/R1</text:p>
          </table:table-cell>
          <table:table-cell office:value-type="string" table:style-name="ce22">
            <text:p>CRITERION.EXCLUSION.MISCONDUCT.MARKET_DISTORTION</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9/G1/G1.1/G1.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9/G1/G1.1/G1.1.1</text:p>
          </table:table-cell>
          <table:table-cell office:value-type="string" table:style-name="ce22">
            <text:p>CRITERION.EXCLUSION.MISCONDUCT.MARKET_DISTORTION</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9/G1/G1.1/G1.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9/G1/G1.1/G1.1.1/R1</text:p>
          </table:table-cell>
          <table:table-cell office:value-type="string" table:style-name="ce22">
            <text:p>CRITERION.EXCLUSION.MISCONDUCT.MARKET_DISTORTION</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9/G1/G1.1/G1.1.1/G1.1.1.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9/G1/G1.1/G1.1.1/G1.1.1.1</text:p>
          </table:table-cell>
          <table:table-cell office:value-type="string" table:style-name="ce22">
            <text:p>CRITERION.EXCLUSION.MISCONDUCT.MARKET_DISTORTION</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9/G1/G1.1/G1.1.1/G1.1.1.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9/G1/G1.1/G1.1.1/G1.1.1.1/R1</text:p>
          </table:table-cell>
          <table:table-cell office:value-type="string" table:style-name="ce22">
            <text:p>CRITERION.EXCLUSION.MISCONDUCT.MARKET_DISTORTION</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EG-Conflict_of_interest" table:style-name="ta2">
        <table:table-column table:style-name="co25" table:number-columns-repeated="5" table:default-cell-style-name="ce1"/>
        <table:table-column table:style-name="co26" table:number-columns-repeated="6" table:default-cell-style-name="ce1"/>
        <table:table-column table:style-name="co14" table:number-columns-repeated="16373"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3">
          <table:table-cell office:value-type="float" office:value="20" table:style-name="ce11">
            <text:p>20</text:p>
          </table:table-cell>
          <table:table-cell table:number-columns-repeated="10" table:style-name="ce11"/>
          <table:table-cell office:value-type="string" office:string-value="C2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20</text:p>
          </table:table-cell>
          <table:table-cell office:value-type="string" table:style-name="ce11">
            <text:p>CRITERION.EXCLUSION.CONFLICT_OF_INTEREST.PROCEDURE_PARTICIPATION</text:p>
          </table:table-cell>
          <table:table-cell office:value-type="string" table:style-name="ce11">
            <text:p>b1b5ac18-f393-4280-9659-1367943c1a2e</text:p>
          </table:table-cell>
          <table:table-cell office:value-type="string" table:style-name="ce12">
            <text:p>Is the economic operator aware of any conflict of interest, as indicated in national law, the relevant notice or the procurement documents due to its participation in the procurement procedure?</text:p>
          </table:table-cell>
          <table:table-cell table:style-name="ce11"/>
          <table:table-cell table:style-name="ce13"/>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number-columns-repeated="9" table:style-name="ce2"/>
          <table:table-cell office:value-type="string" office:string-value="C2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20/G1</text:p>
          </table:table-cell>
          <table:table-cell office:value-type="string" table:style-name="ce2">
            <text:p>CRITERION.EXCLUSION.CONFLICT_OF_INTEREST.PROCEDURE_PARTICIPATION</text:p>
          </table:table-cell>
          <table:table-cell office:value-type="string" table:style-name="ce2">
            <text:p>30450436-f559-4dfa-98ba-f0842ed9d2a0</text:p>
          </table:table-cell>
          <table:table-cell table:style-name="ce9"/>
          <table:table-cell table:style-name="ce2"/>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20/G1/R1</text:p>
          </table:table-cell>
          <table:table-cell office:value-type="string" table:style-name="ce2">
            <text:p>CRITERION.EXCLUSION.CONFLICT_OF_INTEREST.PROCEDURE_PARTICIP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0/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20/G1/G1.1</text:p>
          </table:table-cell>
          <table:table-cell office:value-type="string" table:style-name="ce2">
            <text:p>CRITERION.EXCLUSION.CONFLICT_OF_INTEREST.PROCEDURE_PARTICIPATION</text:p>
          </table:table-cell>
          <table:table-cell office:value-type="string" table:style-name="ce2">
            <text:p>73f0fe4c-4ed9-4343-8096-d898cf200146</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0/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20/G1/G1.1/R1</text:p>
          </table:table-cell>
          <table:table-cell office:value-type="string" table:style-name="ce2">
            <text:p>CRITERION.EXCLUSION.CONFLICT_OF_INTEREST.PROCEDURE_PARTICIP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3">
          <table:table-cell office:value-type="float" office:value="21" table:style-name="ce3">
            <text:p>21</text:p>
          </table:table-cell>
          <table:table-cell table:number-columns-repeated="10" table:style-name="ce3"/>
          <table:table-cell office:value-type="string" office:string-value="C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3">
            <text:p>C21</text:p>
          </table:table-cell>
          <table:table-cell office:value-type="string" table:style-name="ce3">
            <text:p>CRITERION.EXCLUSION.CONFLICT_OF_INTEREST.PROCEDURE_PREPARATION</text:p>
          </table:table-cell>
          <table:table-cell office:value-type="string" table:style-name="ce3">
            <text:p>61874050-5130-4f1c-a174-720939c7b483</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table:style-name="ce3"/>
          <table:table-cell table:style-name="ce10"/>
          <table:table-cell table:number-columns-repeated="16367" table:style-name="ce4"/>
        </table:table-row>
        <table:table-row table:style-name="ro3">
          <table:table-cell office:value-type="float" office:value="21" table:style-name="ce4">
            <text:p>21</text:p>
          </table:table-cell>
          <table:table-cell office:value-type="float" office:value="1" table:style-name="ce2">
            <text:p>1</text:p>
          </table:table-cell>
          <table:table-cell table:number-columns-repeated="9" table:style-name="ce2"/>
          <table:table-cell office:value-type="string" office:string-value="C21/G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21/G1</text:p>
          </table:table-cell>
          <table:table-cell office:value-type="string" table:style-name="ce2">
            <text:p>CRITERION.EXCLUSION.CONFLICT_OF_INTEREST.PROCEDURE_PREPARATION</text:p>
          </table:table-cell>
          <table:table-cell office:value-type="string" table:style-name="ce2">
            <text:p>77ae3f29-7c5f-4afa-af97-24afec48c5bf</text:p>
          </table:table-cell>
          <table:table-cell table:style-name="ce9"/>
          <table:table-cell table:style-name="ce2"/>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1/G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21/G1/R1</text:p>
          </table:table-cell>
          <table:table-cell office:value-type="string" table:style-name="ce2">
            <text:p>CRITERION.EXCLUSION.CONFLICT_OF_INTEREST.PROCEDURE_PREPAR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1/G1/G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21/G1/G1.1</text:p>
          </table:table-cell>
          <table:table-cell office:value-type="string" table:style-name="ce2">
            <text:p>CRITERION.EXCLUSION.CONFLICT_OF_INTEREST.PROCEDURE_PREPARATION</text:p>
          </table:table-cell>
          <table:table-cell office:value-type="string" table:style-name="ce2">
            <text:p>73f0fe4c-4ed9-4343-8096-d898cf200146</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1/G1/G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
            <text:p>C21/G1/G1.1/R1</text:p>
          </table:table-cell>
          <table:table-cell office:value-type="string" table:style-name="ce2">
            <text:p>CRITERION.EXCLUSION.CONFLICT_OF_INTEREST.PROCEDURE_PREPAR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4" table:style-name="ro1">
          <table:table-cell table:number-columns-repeated="16384"/>
        </table:table-row>
      </table:table>
      <table:table table:name="EG-Early_termination" table:style-name="ta2">
        <table:table-column table:style-name="co19" table:default-cell-style-name="ce1"/>
        <table:table-column table:style-name="co20" table:number-columns-repeated="8" table:default-cell-style-name="ce1"/>
        <table:table-column table:style-name="co14" table:number-columns-repeated="2" table:default-cell-style-name="ce1"/>
        <table:table-column table:style-name="co3" table:default-cell-style-name="ce1"/>
        <table:table-column table:style-name="co27" table:default-cell-style-name="ce1"/>
        <table:table-column table:style-name="co28" table:default-cell-style-name="ce1"/>
        <table:table-column table:style-name="co29"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3">
          <table:table-cell office:value-type="float" office:value="22" table:style-name="ce11">
            <text:p>22</text:p>
          </table:table-cell>
          <table:table-cell table:number-columns-repeated="10" table:style-name="ce11"/>
          <table:table-cell office:value-type="string" office:string-value="C2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22</text:p>
          </table:table-cell>
          <table:table-cell office:value-type="string" table:style-name="ce11">
            <text:p>CRITERION.EXCLUSION.CONFLICT_OF_INTEREST.EARLY_TERMINATION</text:p>
          </table:table-cell>
          <table:table-cell office:value-type="string" table:style-name="ce11">
            <text:p>3293e92b-7f3e-42f1-bee6-a7641bb04251</text:p>
          </table:table-cell>
          <table:table-cell office:value-type="string" table:style-name="ce12">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1"/>
          <table:table-cell table:style-name="ce13"/>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number-columns-repeated="9" table:style-name="ce2"/>
          <table:table-cell office:value-type="string" office:string-value="C2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22/G1</text:p>
          </table:table-cell>
          <table:table-cell office:value-type="string" table:style-name="ce2">
            <text:p>CRITERION.EXCLUSION.CONFLICT_OF_INTEREST.EARLY_TERMINATION</text:p>
          </table:table-cell>
          <table:table-cell office:value-type="string" table:style-name="ce2">
            <text:p>67362ec7-cec3-4cb8-a38e-5d7a2a31e6d8</text:p>
          </table:table-cell>
          <table:table-cell table:style-name="ce9"/>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22/G1/R1</text:p>
          </table:table-cell>
          <table:table-cell office:value-type="string" table:style-name="ce2">
            <text:p>CRITERION.EXCLUSION.CONFLICT_OF_INTEREST.EARLY_TERMIN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2/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22/G1/G1.1</text:p>
          </table:table-cell>
          <table:table-cell office:value-type="string" table:style-name="ce2">
            <text:p>CRITERION.EXCLUSION.CONFLICT_OF_INTEREST.EARLY_TERMINATION</text:p>
          </table:table-cell>
          <table:table-cell office:value-type="string" table:style-name="ce2">
            <text:p>2cbcf978-765c-40aa-996b-b1d082485cef</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2/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22/G1/G1.1/R1</text:p>
          </table:table-cell>
          <table:table-cell office:value-type="string" table:style-name="ce2">
            <text:p>CRITERION.EXCLUSION.CONFLICT_OF_INTEREST.EARLY_TERMIN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number-columns-repeated="5" table:style-name="ce2"/>
          <table:table-cell office:value-type="string" office:string-value="C22/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22/G1/G1.1/G1.1.1</text:p>
          </table:table-cell>
          <table:table-cell office:value-type="string" table:style-name="ce2">
            <text:p>CRITERION.EXCLUSION.CONFLICT_OF_INTEREST.EARLY_TERMINATION</text:p>
          </table:table-cell>
          <table:table-cell office:value-type="string" table:style-name="ce2">
            <text:p>5f9f09f7-f701-432c-9fdc-c22c124a74c9</text:p>
          </table:table-cell>
          <table:table-cell table:style-name="ce9"/>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4" table:style-name="ce2"/>
          <table:table-cell office:value-type="string" office:string-value="C22/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22/G1/G1.1/G1.1.1/R1</text:p>
          </table:table-cell>
          <table:table-cell office:value-type="string" table:style-name="ce2">
            <text:p>CRITERION.EXCLUSION.CONFLICT_OF_INTEREST.EARLY_TERMINATION</text:p>
          </table:table-cell>
          <table:table-cell office:value-type="string" table:style-name="ce2">
            <text:p>20c5361b-7599-4ee6-b030-7f8323174d1e</text:p>
          </table:table-cell>
          <table:table-cell office:value-type="string" table:style-name="ce9">
            <text:p>Have you taken measures to demonstrate your reliability ("Self-Cleaning")?</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number-columns-repeated="3" table:style-name="ce2"/>
          <table:table-cell office:value-type="string" office:string-value="C22/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22/G1/G1.1/G1.1.1/G1.1.1.1</text:p>
          </table:table-cell>
          <table:table-cell office:value-type="string" table:style-name="ce2">
            <text:p>CRITERION.EXCLUSION.CONFLICT_OF_INTEREST.EARLY_TERMINATION</text:p>
          </table:table-cell>
          <table:table-cell office:value-type="string" table:style-name="ce2">
            <text:p>74e6c7b4-757b-4b40-ada6-fad6a997c310</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2" table:style-name="ce2"/>
          <table:table-cell office:value-type="string" office:string-value="C22/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22/G1/G1.1/G1.1.1/G1.1.1.1/R1</text:p>
          </table:table-cell>
          <table:table-cell office:value-type="string" table:style-name="ce2">
            <text:p>CRITERION.EXCLUSION.CONFLICT_OF_INTEREST.EARLY_TERMINATION</text:p>
          </table:table-cell>
          <table:table-cell office:value-type="string" table:style-name="ce2">
            <text:p>7b07904f-e080-401a-a3a1-9a3efeeda54b</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EG-Misinterpretation" table:style-name="ta2">
        <table:table-column table:style-name="co30" table:number-columns-repeated="2" table:default-cell-style-name="ce19"/>
        <table:table-column table:style-name="co11" table:number-columns-repeated="10" table:default-cell-style-name="ce19"/>
        <table:table-column table:style-name="co31"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3" table:style-name="ce23">
            <text:p>23</text:p>
          </table:table-cell>
          <table:table-cell table:number-columns-repeated="10" table:style-name="ce23"/>
          <table:table-cell office:value-type="string" office:string-value="C23"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3</text:p>
          </table:table-cell>
          <table:table-cell office:value-type="string" table:style-name="ce23">
            <text:p>CRITERION.EXCLUSION.CONFLICT_OF_INTEREST.MISINTERPRETATION</text:p>
          </table:table-cell>
          <table:table-cell office:value-type="string" table:style-name="ce23">
            <text:p>696a75b2-6107-428f-8b74-82affb67e184</text:p>
          </table:table-cell>
          <table:table-cell office:value-type="string" table:style-name="ce23">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23"/>
          <table:table-cell table:style-name="ce26"/>
          <table:table-cell table:number-columns-repeated="16367" table:style-name="ce22"/>
        </table:table-row>
        <table:table-row table:style-name="ro1">
          <table:table-cell office:value-type="float" office:value="23" table:style-name="ce21">
            <text:p>23</text:p>
          </table:table-cell>
          <table:table-cell office:value-type="float" office:value="1" table:style-name="ce22">
            <text:p>1</text:p>
          </table:table-cell>
          <table:table-cell table:number-columns-repeated="9" table:style-name="ce22"/>
          <table:table-cell office:value-type="string" office:string-value="C23/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3/G1</text:p>
          </table:table-cell>
          <table:table-cell office:value-type="string" table:style-name="ce22">
            <text:p>CRITERION.EXCLUSION.CONFLICT_OF_INTEREST.MISINTERPRETATION</text:p>
          </table:table-cell>
          <table:table-cell office:value-type="string" table:style-name="ce22">
            <text:p>30450436-f559-4dfa-98ba-f0842ed9d2a0</text:p>
          </table:table-cell>
          <table:table-cell table:number-columns-repeated="2" table:style-name="ce22"/>
          <table:table-cell table:style-name="ce24"/>
          <table:table-cell table:number-columns-repeated="16367" table:style-name="ce22"/>
        </table:table-row>
        <table:table-row table:style-name="ro1">
          <table:table-cell office:value-type="float" office:value="23" table:style-name="ce21">
            <text:p>2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3/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3/G1/R1</text:p>
          </table:table-cell>
          <table:table-cell office:value-type="string" table:style-name="ce22">
            <text:p>CRITERION.EXCLUSION.CONFLICT_OF_INTEREST.MISINTERPRETA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EG-Purely_national" table:style-name="ta1">
        <table:table-column table:style-name="co19" table:default-cell-style-name="ce19"/>
        <table:table-column table:style-name="co20" table:number-columns-repeated="8" table:default-cell-style-name="ce19"/>
        <table:table-column table:style-name="co32" table:default-cell-style-name="ce19"/>
        <table:table-column table:style-name="co33" table:default-cell-style-name="ce19"/>
        <table:table-column table:style-name="co3" table:default-cell-style-name="ce19"/>
        <table:table-column table:style-name="co34" table:default-cell-style-name="ce19"/>
        <table:table-column table:style-name="co35" table:default-cell-style-name="ce19"/>
        <table:table-column table:style-name="co36"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4" table:style-name="ce23">
            <text:p>24</text:p>
          </table:table-cell>
          <table:table-cell table:number-columns-repeated="10" table:style-name="ce23"/>
          <table:table-cell office:value-type="string" office:string-value="C2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4</text:p>
          </table:table-cell>
          <table:table-cell office:value-type="string" table:style-name="ce23">
            <text:p>CRITERION.EXCLUSION.NATIONAL.OTHER</text:p>
          </table:table-cell>
          <table:table-cell office:value-type="string" table:style-name="ce23">
            <text:p>63adb07d-db1b-4ef0-a14e-a99785cf8cf6</text:p>
          </table:table-cell>
          <table:table-cell office:value-type="string" table:style-name="ce23">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style-name="ce23"/>
          <table:table-cell table:style-name="ce26"/>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number-columns-repeated="9" table:style-name="ce22"/>
          <table:table-cell office:value-type="string" office:string-value="C2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4/G1</text:p>
          </table:table-cell>
          <table:table-cell office:value-type="string" table:style-name="ce22">
            <text:p>CRITERION.EXCLUSION.NATIONAL.OTHER</text:p>
          </table:table-cell>
          <table:table-cell office:value-type="string" table:style-name="ce22">
            <text:p>77ae3f29-7c5f-4afa-af97-24afec48c5bf</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4/G1/R1</text:p>
          </table:table-cell>
          <table:table-cell office:value-type="string" table:style-name="ce22">
            <text:p>CRITERION.EXCLUSION.NATIONAL.OTHER</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4/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4/G1/G1.1</text:p>
          </table:table-cell>
          <table:table-cell office:value-type="string" table:style-name="ce22">
            <text:p>CRITERION.EXCLUSION.NATIONAL.OTHER</text:p>
          </table:table-cell>
          <table:table-cell office:value-type="string" table:style-name="ce22">
            <text:p>73f0fe4c-4ed9-4343-8096-d898cf20014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4/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4/G1/G1.1/R1</text:p>
          </table:table-cell>
          <table:table-cell office:value-type="string" table:style-name="ce22">
            <text:p>CRITERION.EXCLUSION.NATIONAL.OTHER</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24/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4/G1/G1.1/G1.1.1</text:p>
          </table:table-cell>
          <table:table-cell office:value-type="string" table:style-name="ce22">
            <text:p>CRITERION.EXCLUSION.NATIONAL.OTHER</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24/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4/G1/G1.1/G1.1.1/R1</text:p>
          </table:table-cell>
          <table:table-cell office:value-type="string" table:style-name="ce22">
            <text:p>CRITERION.EXCLUSION.NATIONAL.OTHER</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24/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4/G1/G1.1/G1.1.1/G1.1.1.1</text:p>
          </table:table-cell>
          <table:table-cell office:value-type="string" table:style-name="ce22">
            <text:p>CRITERION.EXCLUSION.NATIONAL.OTHER</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24/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4/G1/G1.1/G1.1.1/G1.1.1.1/R1</text:p>
          </table:table-cell>
          <table:table-cell office:value-type="string" table:style-name="ce22">
            <text:p>CRITERION.EXCLUSION.NATIONAL.OTHER</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number-columns-repeated="9" table:style-name="ce22"/>
          <table:table-cell office:value-type="string" office:string-value="C24/G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4/G2</text:p>
          </table:table-cell>
          <table:table-cell office:value-type="string" table:style-name="ce22">
            <text:p>CRITERION.EXCLUSION.NATIONAL.OTHER</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4/G2/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4/G2/R1</text:p>
          </table:table-cell>
          <table:table-cell office:value-type="string" table:style-name="ce22">
            <text:p>CRITERION.EXCLUSION.NATIONAL.OTHER</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4/G2/G2.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24/G2/G2.1</text:p>
          </table:table-cell>
          <table:table-cell office:value-type="string" table:style-name="ce22">
            <text:p>CRITERION.EXCLUSION.NATIONAL.OTHER</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4/G2/G2.1/R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4/G2/G2.1/R1</text:p>
          </table:table-cell>
          <table:table-cell office:value-type="string" table:style-name="ce22">
            <text:p>CRITERION.EXCLUSION.NATIONAL.OTHER</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4/G2/G2.1/R2"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4/G2/G2.1/R2</text:p>
          </table:table-cell>
          <table:table-cell office:value-type="string" table:style-name="ce22">
            <text:p>CRITERION.EXCLUSION.NATIONAL.OTHER</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4/G2/G2.1/R3"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4/G2/G2.1/R3</text:p>
          </table:table-cell>
          <table:table-cell office:value-type="string" table:style-name="ce22">
            <text:p>CRITERION.EXCLUSION.NATIONAL.OTHER</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9" table:style-name="ro1">
          <table:table-cell table:number-columns-repeated="16384"/>
        </table:table-row>
      </table:table>
      <table:table table:name="SC-Suitability-I" table:style-name="ta1">
        <table:table-column table:style-name="co19" table:default-cell-style-name="ce19"/>
        <table:table-column table:style-name="co20" table:number-columns-repeated="4" table:default-cell-style-name="ce19"/>
        <table:table-column table:style-name="co14" table:number-columns-repeated="6" table:default-cell-style-name="ce19"/>
        <table:table-column table:style-name="co37" table:default-cell-style-name="ce19"/>
        <table:table-column table:style-name="co38" table:default-cell-style-name="ce19"/>
        <table:table-column table:style-name="co15" table:default-cell-style-name="ce19"/>
        <table:table-column table:style-name="co39"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5" table:style-name="ce23">
            <text:p>25</text:p>
          </table:table-cell>
          <table:table-cell table:number-columns-repeated="10" table:style-name="ce23"/>
          <table:table-cell office:value-type="string" office:string-value="C25"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5</text:p>
          </table:table-cell>
          <table:table-cell office:value-type="string" table:style-name="ce23">
            <text:p>CRITERION.SELECTION.SUITABILITY.PROFESSIONAL_REGISTER_ENROLMENT</text:p>
          </table:table-cell>
          <table:table-cell office:value-type="string" table:style-name="ce23">
            <text:p>6ee55a59-6adb-4c3a-b89f-e62a7ad7be7f</text:p>
          </table:table-cell>
          <table:table-cell office:value-type="string" table:style-name="ce2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23"/>
          <table:table-cell table:style-name="ce26"/>
          <table:table-cell table:number-columns-repeated="16367" table:style-name="ce22"/>
        </table:table-row>
        <table:table-row table:style-name="ro1">
          <table:table-cell office:value-type="float" office:value="25" table:style-name="ce21">
            <text:p>25</text:p>
          </table:table-cell>
          <table:table-cell office:value-type="float" office:value="1" table:style-name="ce22">
            <text:p>1</text:p>
          </table:table-cell>
          <table:table-cell table:number-columns-repeated="9" table:style-name="ce22"/>
          <table:table-cell office:value-type="string" office:string-value="C25/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5/G1</text:p>
          </table:table-cell>
          <table:table-cell office:value-type="string" table:style-name="ce22">
            <text:p>CRITERION.SELECTION.SUITABILITY.PROFESSIONAL_REGISTER_ENROLMENT</text:p>
          </table:table-cell>
          <table:table-cell office:value-type="string" table:style-name="ce22">
            <text:p>1768de86-a6c8-48e4-bd8e-de2f2f7424d0</text:p>
          </table:table-cell>
          <table:table-cell table:number-columns-repeated="2"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5/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5/G1/R1</text:p>
          </table:table-cell>
          <table:table-cell office:value-type="string" table:style-name="ce22">
            <text:p>CRITERION.SELECTION.SUITABILITY.PROFESSIONAL_REGISTER_ENROLMENT</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number-columns-repeated="9" table:style-name="ce22"/>
          <table:table-cell office:value-type="string" office:string-value="C25/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5/G2</text:p>
          </table:table-cell>
          <table:table-cell office:value-type="string" table:style-name="ce22">
            <text:p>CRITERION.SELECTION.SUITABILITY.PROFESSIONAL_REGISTER_ENROL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5/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5/G2/R1</text:p>
          </table:table-cell>
          <table:table-cell office:value-type="string" table:style-name="ce22">
            <text:p>CRITERION.SELECTION.SUITABILITY.PROFESSIONAL_REGISTER_ENROL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5/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5/G2/G2.1</text:p>
          </table:table-cell>
          <table:table-cell office:value-type="string" table:style-name="ce22">
            <text:p>CRITERION.SELECTION.SUITABILITY.PROFESSIONAL_REGISTER_ENROL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5/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5/G2/G2.1/R1</text:p>
          </table:table-cell>
          <table:table-cell office:value-type="string" table:style-name="ce22">
            <text:p>CRITERION.SELECTION.SUITABILITY.PROFESSIONAL_REGISTER_ENROL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5/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5/G2/G2.1/R2</text:p>
          </table:table-cell>
          <table:table-cell office:value-type="string" table:style-name="ce22">
            <text:p>CRITERION.SELECTION.SUITABILITY.PROFESSIONAL_REGISTER_ENROL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5/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5/G2/G2.1/R3</text:p>
          </table:table-cell>
          <table:table-cell office:value-type="string" table:style-name="ce22">
            <text:p>CRITERION.SELECTION.SUITABILITY.PROFESSIONAL_REGISTER_ENROL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26" table:style-name="ce18">
            <text:p>26</text:p>
          </table:table-cell>
          <table:table-cell table:number-columns-repeated="10" table:style-name="ce18"/>
          <table:table-cell office:value-type="string" office:string-value="C26"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26</text:p>
          </table:table-cell>
          <table:table-cell office:value-type="string" table:style-name="ce18">
            <text:p>CRITERION.SELECTION.SUITABILITY.TRADE_REGISTER_ENROLMENT</text:p>
          </table:table-cell>
          <table:table-cell office:value-type="string" table:style-name="ce18">
            <text:p>87b3fa26-3549-4f92-b8e0-3fd8f04bf5c7</text:p>
          </table:table-cell>
          <table:table-cell office:value-type="string" table:style-name="ce1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8"/>
          <table:table-cell table:style-name="ce25"/>
          <table:table-cell table:number-columns-repeated="16367" table:style-name="ce21"/>
        </table:table-row>
        <table:table-row table:style-name="ro1">
          <table:table-cell office:value-type="float" office:value="26" table:style-name="ce21">
            <text:p>26</text:p>
          </table:table-cell>
          <table:table-cell office:value-type="float" office:value="1" table:style-name="ce22">
            <text:p>1</text:p>
          </table:table-cell>
          <table:table-cell table:number-columns-repeated="9" table:style-name="ce22"/>
          <table:table-cell office:value-type="string" office:string-value="C26/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6/G1</text:p>
          </table:table-cell>
          <table:table-cell office:value-type="string" table:style-name="ce22">
            <text:p>CRITERION.SELECTION.SUITABILITY.TRADE_REGISTER_ENROLMENT</text:p>
          </table:table-cell>
          <table:table-cell office:value-type="string" table:style-name="ce22">
            <text:p>1768de86-a6c8-48e4-bd8e-de2f2f7424d0</text:p>
          </table:table-cell>
          <table:table-cell table:number-columns-repeated="2"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6/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26/G1/R1</text:p>
          </table:table-cell>
          <table:table-cell office:value-type="string" table:style-name="ce22">
            <text:p>CRITERION.SELECTION.SUITABILITY.TRADE_REGISTER_ENROLMENT</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number-columns-repeated="9" table:style-name="ce22"/>
          <table:table-cell office:value-type="string" office:string-value="C26/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6/G2</text:p>
          </table:table-cell>
          <table:table-cell office:value-type="string" table:style-name="ce22">
            <text:p>CRITERION.SELECTION.SUITABILITY.TRADE_REGISTER_ENROL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6/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6/G2/R1</text:p>
          </table:table-cell>
          <table:table-cell office:value-type="string" table:style-name="ce22">
            <text:p>CRITERION.SELECTION.SUITABILITY.TRADE_REGISTER_ENROL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6/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6/G2/G2.1</text:p>
          </table:table-cell>
          <table:table-cell office:value-type="string" table:style-name="ce22">
            <text:p>CRITERION.SELECTION.SUITABILITY.TRADE_REGISTER_ENROL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6/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26/G2/G2.1/R1</text:p>
          </table:table-cell>
          <table:table-cell office:value-type="string" table:style-name="ce22">
            <text:p>CRITERION.SELECTION.SUITABILITY.TRADE_REGISTER_ENROL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6/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26/G2/G2.1/R2</text:p>
          </table:table-cell>
          <table:table-cell office:value-type="string" table:style-name="ce22">
            <text:p>CRITERION.SELECTION.SUITABILITY.TRADE_REGISTER_ENROL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6/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26/G2/G2.1/R3</text:p>
          </table:table-cell>
          <table:table-cell office:value-type="string" table:style-name="ce22">
            <text:p>CRITERION.SELECTION.SUITABILITY.TRADE_REGISTER_ENROL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SC-Suitability-II" table:style-name="ta2">
        <table:table-column table:style-name="co19" table:default-cell-style-name="ce19"/>
        <table:table-column table:style-name="co20" table:number-columns-repeated="4" table:default-cell-style-name="ce19"/>
        <table:table-column table:style-name="co40" table:number-columns-repeated="6" table:default-cell-style-name="ce19" table:visibility="collapse"/>
        <table:table-column table:style-name="co37" table:default-cell-style-name="ce19"/>
        <table:table-column table:style-name="co38" table:default-cell-style-name="ce19"/>
        <table:table-column table:style-name="co15" table:default-cell-style-name="ce19"/>
        <table:table-column table:style-name="co39"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7" table:style-name="ce23">
            <text:p>27</text:p>
          </table:table-cell>
          <table:table-cell table:number-columns-repeated="10" table:style-name="ce23"/>
          <table:table-cell office:value-type="string" office:string-value="C2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7</text:p>
          </table:table-cell>
          <table:table-cell office:value-type="string" table:style-name="ce23">
            <text:p>CRITERION.SELECTION.SUITABILITY.AUTHORISATION</text:p>
          </table:table-cell>
          <table:table-cell office:value-type="string" table:style-name="ce23">
            <text:p>9eeb6d5c-0eb8-48e8-a4c5-5087a7c095a4</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table:style-name="ce26"/>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number-columns-repeated="9" table:style-name="ce22"/>
          <table:table-cell office:value-type="string" office:string-value="C2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7/G1</text:p>
          </table:table-cell>
          <table:table-cell office:value-type="string" table:style-name="ce22">
            <text:p>CRITERION.SELECTION.SUITABILITY.AUTHORISATION</text:p>
          </table:table-cell>
          <table:table-cell office:value-type="string" table:style-name="ce22">
            <text:p>a109e144-f65e-469d-bcda-220f1af34b6c</text:p>
          </table:table-cell>
          <table:table-cell table:number-columns-repeated="2"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7/G1/R1</text:p>
          </table:table-cell>
          <table:table-cell office:value-type="string" table:style-name="ce22">
            <text:p>CRITERION.SELECTION.SUITABILITY.AUTHORISATION</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7/G1/G1.1</text:p>
          </table:table-cell>
          <table:table-cell office:value-type="string" table:style-name="ce22">
            <text:p>CRITERION.SELECTION.SUITABILITY.AUTHORISATION</text:p>
          </table:table-cell>
          <table:table-cell office:value-type="string" table:style-name="ce22">
            <text:p>7696fb3f-9722-43b8-9b91-ad59bb4b8ad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7/G1/G1.1/R1</text:p>
          </table:table-cell>
          <table:table-cell office:value-type="string" table:style-name="ce22">
            <text:p>CRITERION.SELECTION.SUITABILITY.AUTHORISATION</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number-columns-repeated="9" table:style-name="ce22"/>
          <table:table-cell office:value-type="string" office:string-value="C27/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7/G2</text:p>
          </table:table-cell>
          <table:table-cell office:value-type="string" table:style-name="ce22">
            <text:p>CRITERION.SELECTION.SUITABILITY.AUTHORISATION</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7/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7/G2/R1</text:p>
          </table:table-cell>
          <table:table-cell office:value-type="string" table:style-name="ce22">
            <text:p>CRITERION.SELECTION.SUITABILITY.AUTHORISA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7/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7/G2/G2.1</text:p>
          </table:table-cell>
          <table:table-cell office:value-type="string" table:style-name="ce22">
            <text:p>CRITERION.SELECTION.SUITABILITY.AUTHORISA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7/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7/G2/G2.1/R1</text:p>
          </table:table-cell>
          <table:table-cell office:value-type="string" table:style-name="ce22">
            <text:p>CRITERION.SELECTION.SUITABILITY.AUTHORISA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7/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7/G2/G2.1/R2</text:p>
          </table:table-cell>
          <table:table-cell office:value-type="string" table:style-name="ce22">
            <text:p>CRITERION.SELECTION.SUITABILITY.AUTHORISA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7/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7/G2/G2.1/R3</text:p>
          </table:table-cell>
          <table:table-cell office:value-type="string" table:style-name="ce22">
            <text:p>CRITERION.SELECTION.SUITABILITY.AUTHORISA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28" table:style-name="ce18">
            <text:p>28</text:p>
          </table:table-cell>
          <table:table-cell table:number-columns-repeated="10" table:style-name="ce18"/>
          <table:table-cell office:value-type="string" office:string-value="C28"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8">
            <text:p>C28</text:p>
          </table:table-cell>
          <table:table-cell office:value-type="string" table:style-name="ce18">
            <text:p>CRITERION.SELECTION.SUITABILITY.MEMBERSHIP</text:p>
          </table:table-cell>
          <table:table-cell office:value-type="string" table:style-name="ce18">
            <text:p>73f10e36-ed7a-412e-995c-aa76463e3776</text:p>
          </table:table-cell>
          <table:table-cell office:value-type="string" table:style-name="ce18">
            <text:p>Is a particular membership of a particular organisation needed in order to be able to perform the service in question in the country of establishment of the economic operator?</text:p>
          </table:table-cell>
          <table:table-cell table:style-name="ce18"/>
          <table:table-cell table:style-name="ce25"/>
          <table:table-cell table:number-columns-repeated="16367" table:style-name="ce21"/>
        </table:table-row>
        <table:table-row table:style-name="ro1">
          <table:table-cell office:value-type="float" office:value="28" table:style-name="ce21">
            <text:p>28</text:p>
          </table:table-cell>
          <table:table-cell office:value-type="float" office:value="1" table:style-name="ce22">
            <text:p>1</text:p>
          </table:table-cell>
          <table:table-cell table:number-columns-repeated="9" table:style-name="ce22"/>
          <table:table-cell office:value-type="string" office:string-value="C28/G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8/G1</text:p>
          </table:table-cell>
          <table:table-cell office:value-type="string" table:style-name="ce22">
            <text:p>CRITERION.SELECTION.SUITABILITY.MEMBERSHIP</text:p>
          </table:table-cell>
          <table:table-cell office:value-type="string" table:style-name="ce22">
            <text:p>a109e144-f65e-469d-bcda-220f1af34b6c</text:p>
          </table:table-cell>
          <table:table-cell table:number-columns-repeated="2"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8/G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8/G1/R1</text:p>
          </table:table-cell>
          <table:table-cell office:value-type="string" table:style-name="ce22">
            <text:p>CRITERION.SELECTION.SUITABILITY.MEMBERSHIP</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8/G1/G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8/G1/G1.1</text:p>
          </table:table-cell>
          <table:table-cell office:value-type="string" table:style-name="ce22">
            <text:p>CRITERION.SELECTION.SUITABILITY.MEMBERSHIP</text:p>
          </table:table-cell>
          <table:table-cell office:value-type="string" table:style-name="ce22">
            <text:p>7696fb3f-9722-43b8-9b91-ad59bb4b8ad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8/G1/G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28/G1/G1.1/R1</text:p>
          </table:table-cell>
          <table:table-cell office:value-type="string" table:style-name="ce22">
            <text:p>CRITERION.SELECTION.SUITABILITY.MEMBERSHIP</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number-columns-repeated="9" table:style-name="ce22"/>
          <table:table-cell office:value-type="string" office:string-value="C28/G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28/G2</text:p>
          </table:table-cell>
          <table:table-cell office:value-type="string" table:style-name="ce22">
            <text:p>CRITERION.SELECTION.SUITABILITY.MEMBERSHIP</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8/G2/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28/G2/R1</text:p>
          </table:table-cell>
          <table:table-cell office:value-type="string" table:style-name="ce22">
            <text:p>CRITERION.SELECTION.SUITABILITY.MEMBERSHIP</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8/G2/G2.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28/G2/G2.1</text:p>
          </table:table-cell>
          <table:table-cell office:value-type="string" table:style-name="ce22">
            <text:p>CRITERION.SELECTION.SUITABILITY.MEMBERSHIP</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8/G2/G2.1/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28/G2/G2.1/R1</text:p>
          </table:table-cell>
          <table:table-cell office:value-type="string" table:style-name="ce22">
            <text:p>CRITERION.SELECTION.SUITABILITY.MEMBERSHIP</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8/G2/G2.1/R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28/G2/G2.1/R2</text:p>
          </table:table-cell>
          <table:table-cell office:value-type="string" table:style-name="ce22">
            <text:p>CRITERION.SELECTION.SUITABILITY.MEMBERSHIP</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8/G2/G2.1/R3"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28/G2/G2.1/R3</text:p>
          </table:table-cell>
          <table:table-cell office:value-type="string" table:style-name="ce22">
            <text:p>CRITERION.SELECTION.SUITABILITY.MEMBERSHIP</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7" table:style-name="ro1">
          <table:table-cell table:number-columns-repeated="16384"/>
        </table:table-row>
        <table:table-row table:style-name="ro2">
          <table:table-cell table:number-columns-repeated="16384"/>
        </table:table-row>
        <table:table-row table:number-rows-repeated="1048534" table:style-name="ro1">
          <table:table-cell table:number-columns-repeated="16384"/>
        </table:table-row>
      </table:table>
      <table:table table:name="SC-General_Yearly_Turnover" table:style-name="ta2">
        <table:table-column table:style-name="co19" table:default-cell-style-name="ce19"/>
        <table:table-column table:style-name="co20" table:number-columns-repeated="4" table:default-cell-style-name="ce19"/>
        <table:table-column table:style-name="co14" table:number-columns-repeated="6" table:default-cell-style-name="ce19"/>
        <table:table-column table:style-name="co37" table:default-cell-style-name="ce19"/>
        <table:table-column table:style-name="co41" table:default-cell-style-name="ce19"/>
        <table:table-column table:style-name="co22" table:default-cell-style-name="ce19"/>
        <table:table-column table:style-name="co42" table:default-cell-style-name="ce19"/>
        <table:table-column table:style-name="co24" table:default-cell-style-name="ce19"/>
        <table:table-column table:style-name="co43" table:default-cell-style-name="ce19"/>
        <table:table-column table:style-name="co14" table:number-columns-repeated="16367"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9" table:style-name="ce23">
            <text:p>29</text:p>
          </table:table-cell>
          <table:table-cell table:number-columns-repeated="10" table:style-name="ce23"/>
          <table:table-cell office:value-type="string" office:string-value="C2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9</text:p>
          </table:table-cell>
          <table:table-cell office:value-type="string" table:style-name="ce23">
            <text:p>CRITERION.SELECTION.ECONOMIC_FINANCIAL_STANDING.TURNOVER.GENERAL_YEARLY</text:p>
          </table:table-cell>
          <table:table-cell office:value-type="string" table:style-name="ce23">
            <text:p>499efc97-2ac1-4af2-9e84-323c2ca67747</text:p>
          </table:table-cell>
          <table:table-cell office:value-type="string" table:style-name="ce23">
            <text:p>Its general yearly turnover for the number of financial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table:number-columns-repeated="9" table:style-name="ce22"/>
          <table:table-cell office:value-type="string" office:string-value="C2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9/G1</text:p>
          </table:table-cell>
          <table:table-cell office:value-type="string" table:style-name="ce22">
            <text:p>CRITERION.SELECTION.ECONOMIC_FINANCIAL_STANDING.TURNOVER.GENERAL_YEARLY</text:p>
          </table:table-cell>
          <table:table-cell office:value-type="string" table:style-name="ce22">
            <text:p>c0cd9c1c-e90a-4ff9-bce3-ac0fe31abf16</text:p>
          </table:table-cell>
          <table:table-cell table:number-columns-repeated="2" table:style-name="ce28"/>
          <table:table-cell office:value-type="string" table:style-name="ce7">
            <text:p>yes (typically 5)</text:p>
          </table:table-cell>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9/G1/R1</text:p>
          </table:table-cell>
          <table:table-cell office:value-type="string" table:style-name="ce22">
            <text:p>CRITERION.SELECTION.ECONOMIC_FINANCIAL_STANDING.TURNOVER.GENERAL_YEARLY</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29/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9/G1/R2</text:p>
          </table:table-cell>
          <table:table-cell office:value-type="string" table:style-name="ce22">
            <text:p>CRITERION.SELECTION.ECONOMIC_FINANCIAL_STANDING.TURNOVER.GENERAL_YEARLY</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29/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9/G1/R3</text:p>
          </table:table-cell>
          <table:table-cell office:value-type="string" table:style-name="ce22">
            <text:p>CRITERION.SELECTION.ECONOMIC_FINANCIAL_STANDING.TURNOVER.GENERAL_YEARLY</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number-columns-repeated="9" table:style-name="ce22"/>
          <table:table-cell office:value-type="string" office:string-value="C29/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9/G2</text:p>
          </table:table-cell>
          <table:table-cell office:value-type="string" table:style-name="ce22">
            <text:p>CRITERION.SELECTION.ECONOMIC_FINANCIAL_STANDING.TURNOVER.GENERAL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9/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9/G2/R1</text:p>
          </table:table-cell>
          <table:table-cell office:value-type="string" table:style-name="ce22">
            <text:p>CRITERION.SELECTION.ECONOMIC_FINANCIAL_STANDING.TURNOVER.GENERAL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9/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9/G2/G2.1</text:p>
          </table:table-cell>
          <table:table-cell office:value-type="string" table:style-name="ce22">
            <text:p>CRITERION.SELECTION.ECONOMIC_FINANCIAL_STANDING.TURNOVER.GENERAL_YEARL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9/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9/G2/G2.1/R1</text:p>
          </table:table-cell>
          <table:table-cell office:value-type="string" table:style-name="ce22">
            <text:p>CRITERION.SELECTION.ECONOMIC_FINANCIAL_STANDING.TURNOVER.GENERAL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9/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9/G2/G2.1/R2</text:p>
          </table:table-cell>
          <table:table-cell office:value-type="string" table:style-name="ce22">
            <text:p>CRITERION.SELECTION.ECONOMIC_FINANCIAL_STANDING.TURNOVER.GENERAL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9/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9/G2/G2.1/R3</text:p>
          </table:table-cell>
          <table:table-cell office:value-type="string" table:style-name="ce22">
            <text:p>CRITERION.SELECTION.ECONOMIC_FINANCIAL_STANDING.TURNOVER.GENERAL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3" table:style-name="ro1">
          <table:table-cell table:number-columns-repeated="16384"/>
        </table:table-row>
      </table:table>
      <table:table table:name="SC-General_Average_Turnover" table:style-name="ta2">
        <table:table-column table:style-name="co44" table:number-columns-repeated="11" table:default-cell-style-name="ce19"/>
        <table:table-column table:style-name="co14" table:number-columns-repeated="2" table:default-cell-style-name="ce19"/>
        <table:table-column table:style-name="co45"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0" table:style-name="ce23">
            <text:p>30</text:p>
          </table:table-cell>
          <table:table-cell table:number-columns-repeated="10" table:style-name="ce23"/>
          <table:table-cell office:value-type="string" office:string-value="C3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0</text:p>
          </table:table-cell>
          <table:table-cell office:value-type="string" table:style-name="ce23">
            <text:p>CRITERION.SELECTION.ECONOMIC_FINANCIAL_STANDING.TURNOVER.AVERAGE_YEARLY</text:p>
          </table:table-cell>
          <table:table-cell office:value-type="string" table:style-name="ce23">
            <text:p>b16cb9fc-6cb7-4585-9302-9533b415cf48</text:p>
          </table:table-cell>
          <table:table-cell office:value-type="string" table:style-name="ce23">
            <text:p>Its average yearly turnover for the number of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table:number-columns-repeated="9" table:style-name="ce22"/>
          <table:table-cell office:value-type="string" office:string-value="C3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0/G1</text:p>
          </table:table-cell>
          <table:table-cell office:value-type="string" table:style-name="ce22">
            <text:p>CRITERION.SELECTION.ECONOMIC_FINANCIAL_STANDING.TURNOVER.AVERAGE_YEARLY</text:p>
          </table:table-cell>
          <table:table-cell office:value-type="string" table:style-name="ce22">
            <text:p>e1886054-ada4-473c-9afc-2fde82c24cf4</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0/G1/R1</text:p>
          </table:table-cell>
          <table:table-cell office:value-type="string" table:style-name="ce22">
            <text:p>CRITERION.SELECTION.ECONOMIC_FINANCIAL_STANDING.TURNOVER.AVERAGE_YEARLY</text:p>
          </table:table-cell>
          <table:table-cell office:value-type="string" table:style-name="ce22">
            <text:p>b98ffd05-6572-4b07-a521-693a1754ed46</text:p>
          </table:table-cell>
          <table:table-cell office:value-type="string" table:style-name="ce22">
            <text:p>Number of years</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0/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0/G1/R2</text:p>
          </table:table-cell>
          <table:table-cell office:value-type="string" table:style-name="ce22">
            <text:p>CRITERION.SELECTION.ECONOMIC_FINANCIAL_STANDING.TURNOVER.AVERAGE_YEARLY</text:p>
          </table:table-cell>
          <table:table-cell office:value-type="string" table:style-name="ce22">
            <text:p>217637ba-6bdb-4c73-a38f-27fe0e71d9be</text:p>
          </table:table-cell>
          <table:table-cell office:value-type="string" table:style-name="ce22">
            <text:p>Average turnover</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number-columns-repeated="9" table:style-name="ce22"/>
          <table:table-cell office:value-type="string" office:string-value="C30/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0/G2</text:p>
          </table:table-cell>
          <table:table-cell office:value-type="string" table:style-name="ce22">
            <text:p>CRITERION.SELECTION.ECONOMIC_FINANCIAL_STANDING.TURNOVER.AVERAGE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0/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0/G2/R1</text:p>
          </table:table-cell>
          <table:table-cell office:value-type="string" table:style-name="ce22">
            <text:p>CRITERION.SELECTION.ECONOMIC_FINANCIAL_STANDING.TURNOVER.AVERAGE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0/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0/G2/G2.1</text:p>
          </table:table-cell>
          <table:table-cell office:value-type="string" table:style-name="ce22">
            <text:p>CRITERION.SELECTION.ECONOMIC_FINANCIAL_STANDING.TURNOVER.AVERAGE_YEARLY</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0/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0/G2/G2.1/R1</text:p>
          </table:table-cell>
          <table:table-cell office:value-type="string" table:style-name="ce22">
            <text:p>CRITERION.SELECTION.ECONOMIC_FINANCIAL_STANDING.TURNOVER.AVERAGE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0/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0/G2/G2.1/R2</text:p>
          </table:table-cell>
          <table:table-cell office:value-type="string" table:style-name="ce22">
            <text:p>CRITERION.SELECTION.ECONOMIC_FINANCIAL_STANDING.TURNOVER.AVERAGE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0/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0/G2/G2.1/R3</text:p>
          </table:table-cell>
          <table:table-cell office:value-type="string" table:style-name="ce22">
            <text:p>CRITERION.SELECTION.ECONOMIC_FINANCIAL_STANDING.TURNOVER.AVERAGE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Specific_Average_Turnover" table:style-name="ta2">
        <table:table-column table:style-name="co19" table:default-cell-style-name="ce19"/>
        <table:table-column table:style-name="co20" table:number-columns-repeated="4" table:default-cell-style-name="ce19"/>
        <table:table-column table:style-name="co2" table:default-cell-style-name="ce19"/>
        <table:table-column table:style-name="co40" table:number-columns-repeated="4" table:default-cell-style-name="ce19" table:visibility="collapse"/>
        <table:table-column table:style-name="co46" table:default-cell-style-name="ce19"/>
        <table:table-column table:style-name="co37" table:default-cell-style-name="ce19"/>
        <table:table-column table:style-name="co47" table:default-cell-style-name="ce19"/>
        <table:table-column table:style-name="co15" table:default-cell-style-name="ce19"/>
        <table:table-column table:style-name="co48"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1" table:style-name="ce23">
            <text:p>31</text:p>
          </table:table-cell>
          <table:table-cell table:number-columns-repeated="10" table:style-name="ce23"/>
          <table:table-cell office:value-type="string" office:string-value="C3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1</text:p>
          </table:table-cell>
          <table:table-cell office:value-type="string" table:style-name="ce23">
            <text:p>CRITERION.SELECTION.ECONOMIC_FINANCIAL_STANDING.TURNOVER.SPECIFIC_AVERAGE</text:p>
          </table:table-cell>
          <table:table-cell office:value-type="string" table:style-name="ce23">
            <text:p>d3dfb714-f558-4512-bbc5-e456fa2339de</text:p>
          </table:table-cell>
          <table:table-cell office:value-type="string" table:style-name="ce23">
            <text:p>Its specific average yearly turnover in the business area covered by the contract for the number of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table:number-columns-repeated="9" table:style-name="ce22"/>
          <table:table-cell office:value-type="string" office:string-value="C3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1/G1</text:p>
          </table:table-cell>
          <table:table-cell office:value-type="string" table:style-name="ce22">
            <text:p>CRITERION.SELECTION.ECONOMIC_FINANCIAL_STANDING.TURNOVER.SPECIFIC_AVERAGE</text:p>
          </table:table-cell>
          <table:table-cell office:value-type="string" table:style-name="ce22">
            <text:p>e1886054-ada4-473c-9afc-2fde82c24cf4</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1/G1/R1</text:p>
          </table:table-cell>
          <table:table-cell office:value-type="string" table:style-name="ce22">
            <text:p>CRITERION.SELECTION.ECONOMIC_FINANCIAL_STANDING.TURNOVER.SPECIFIC_AVERAGE</text:p>
          </table:table-cell>
          <table:table-cell office:value-type="string" table:style-name="ce22">
            <text:p>b98ffd05-6572-4b07-a521-693a1754ed46</text:p>
          </table:table-cell>
          <table:table-cell office:value-type="string" table:style-name="ce22">
            <text:p>Number of years</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1/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1/G1/R2</text:p>
          </table:table-cell>
          <table:table-cell office:value-type="string" table:style-name="ce22">
            <text:p>CRITERION.SELECTION.ECONOMIC_FINANCIAL_STANDING.TURNOVER.SPECIFIC_AVERAGE</text:p>
          </table:table-cell>
          <table:table-cell office:value-type="string" table:style-name="ce22">
            <text:p>217637ba-6bdb-4c73-a38f-27fe0e71d9be</text:p>
          </table:table-cell>
          <table:table-cell office:value-type="string" table:style-name="ce22">
            <text:p>Average turnover</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number-columns-repeated="9" table:style-name="ce22"/>
          <table:table-cell office:value-type="string" office:string-value="C31/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1/G2</text:p>
          </table:table-cell>
          <table:table-cell office:value-type="string" table:style-name="ce22">
            <text:p>CRITERION.SELECTION.ECONOMIC_FINANCIAL_STANDING.TURNOVER.SPECIFIC_AVERAG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1/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1/G2/R1</text:p>
          </table:table-cell>
          <table:table-cell office:value-type="string" table:style-name="ce22">
            <text:p>CRITERION.SELECTION.ECONOMIC_FINANCIAL_STANDING.TURNOVER.SPECIFIC_AVERAGE</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1/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1/G2/G2.1</text:p>
          </table:table-cell>
          <table:table-cell office:value-type="string" table:style-name="ce22">
            <text:p>CRITERION.SELECTION.ECONOMIC_FINANCIAL_STANDING.TURNOVER.SPECIFIC_AVERAGE</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1/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1/G2/G2.1/R1</text:p>
          </table:table-cell>
          <table:table-cell office:value-type="string" table:style-name="ce22">
            <text:p>CRITERION.SELECTION.ECONOMIC_FINANCIAL_STANDING.TURNOVER.SPECIFIC_AVERAG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1/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1/G2/G2.1/R2</text:p>
          </table:table-cell>
          <table:table-cell office:value-type="string" table:style-name="ce22">
            <text:p>CRITERION.SELECTION.ECONOMIC_FINANCIAL_STANDING.TURNOVER.SPECIFIC_AVERAG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1/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1/G2/G2.1/R3</text:p>
          </table:table-cell>
          <table:table-cell office:value-type="string" table:style-name="ce22">
            <text:p>CRITERION.SELECTION.ECONOMIC_FINANCIAL_STANDING.TURNOVER.SPECIFIC_AVERAG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Specific_Yearly_Turnover" table:style-name="ta2">
        <table:table-column table:style-name="co19" table:default-cell-style-name="ce19"/>
        <table:table-column table:style-name="co20" table:number-columns-repeated="4" table:default-cell-style-name="ce19"/>
        <table:table-column table:style-name="co49" table:default-cell-style-name="ce19"/>
        <table:table-column table:style-name="co40" table:number-columns-repeated="4" table:default-cell-style-name="ce19" table:visibility="collapse"/>
        <table:table-column table:style-name="co50" table:default-cell-style-name="ce19"/>
        <table:table-column table:style-name="co14" table:number-columns-repeated="2" table:default-cell-style-name="ce19"/>
        <table:table-column table:style-name="co45"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2" table:style-name="ce23">
            <text:p>32</text:p>
          </table:table-cell>
          <table:table-cell table:number-columns-repeated="10" table:style-name="ce23"/>
          <table:table-cell office:value-type="string" office:string-value="C3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2</text:p>
          </table:table-cell>
          <table:table-cell office:value-type="string" table:style-name="ce23">
            <text:p>CRITERION.SELECTION.ECONOMIC_FINANCIAL_STANDING.TURNOVER.SPECIFIC_YEARLY</text:p>
          </table:table-cell>
          <table:table-cell office:value-type="string" table:style-name="ce23">
            <text:p>074f6031-55f9-4e99-b9a4-c4363e8bc315</text:p>
          </table:table-cell>
          <table:table-cell office:value-type="string" table:style-name="ce23">
            <text:p>Its specific yearly turnover in the business area covered by the contract for the number of financial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table:number-columns-repeated="9" table:style-name="ce22"/>
          <table:table-cell office:value-type="string" office:string-value="C3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2/G1</text:p>
          </table:table-cell>
          <table:table-cell office:value-type="string" table:style-name="ce22">
            <text:p>CRITERION.SELECTION.ECONOMIC_FINANCIAL_STANDING.TURNOVER.SPECIFIC_YEARLY</text:p>
          </table:table-cell>
          <table:table-cell office:value-type="string" table:style-name="ce22">
            <text:p>c0cd9c1c-e90a-4ff9-bce3-ac0fe31abf16</text:p>
          </table:table-cell>
          <table:table-cell table:number-columns-repeated="2" table:style-name="ce28"/>
          <table:table-cell office:value-type="string" table:style-name="ce7">
            <text:p>yes (typically 5)</text:p>
          </table:table-cell>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2/G1/R1</text:p>
          </table:table-cell>
          <table:table-cell office:value-type="string" table:style-name="ce22">
            <text:p>CRITERION.SELECTION.ECONOMIC_FINANCIAL_STANDING.TURNOVER.SPECIFIC_YEARLY</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2/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2/G1/R2</text:p>
          </table:table-cell>
          <table:table-cell office:value-type="string" table:style-name="ce22">
            <text:p>CRITERION.SELECTION.ECONOMIC_FINANCIAL_STANDING.TURNOVER.SPECIFIC_YEARLY</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2/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2/G1/R3</text:p>
          </table:table-cell>
          <table:table-cell office:value-type="string" table:style-name="ce22">
            <text:p>CRITERION.SELECTION.ECONOMIC_FINANCIAL_STANDING.TURNOVER.SPECIFIC_YEARLY</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number-columns-repeated="9" table:style-name="ce22"/>
          <table:table-cell office:value-type="string" office:string-value="C32/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2/G2</text:p>
          </table:table-cell>
          <table:table-cell office:value-type="string" table:style-name="ce22">
            <text:p>CRITERION.SELECTION.ECONOMIC_FINANCIAL_STANDING.TURNOVER.SPECIFIC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2/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2/G2/R1</text:p>
          </table:table-cell>
          <table:table-cell office:value-type="string" table:style-name="ce22">
            <text:p>CRITERION.SELECTION.ECONOMIC_FINANCIAL_STANDING.TURNOVER.SPECIFIC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2/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2/G2/G2.1</text:p>
          </table:table-cell>
          <table:table-cell office:value-type="string" table:style-name="ce22">
            <text:p>CRITERION.SELECTION.ECONOMIC_FINANCIAL_STANDING.TURNOVER.SPECIFIC_YEARLY</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2/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2/G2/G2.1/R1</text:p>
          </table:table-cell>
          <table:table-cell office:value-type="string" table:style-name="ce22">
            <text:p>CRITERION.SELECTION.ECONOMIC_FINANCIAL_STANDING.TURNOVER.SPECIFIC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2/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2/G2/G2.1/R2</text:p>
          </table:table-cell>
          <table:table-cell office:value-type="string" table:style-name="ce22">
            <text:p>CRITERION.SELECTION.ECONOMIC_FINANCIAL_STANDING.TURNOVER.SPECIFIC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2/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32/G2/G2.1/R3</text:p>
          </table:table-cell>
          <table:table-cell office:value-type="string" table:style-name="ce22">
            <text:p>CRITERION.SELECTION.ECONOMIC_FINANCIAL_STANDING.TURNOVER.SPECIFIC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3" table:style-name="ro1">
          <table:table-cell table:number-columns-repeated="16384"/>
        </table:table-row>
      </table:table>
      <table:table table:name="SC-Setup_of_economic_operator" table:style-name="ta2">
        <table:table-column table:style-name="co14" table:number-columns-repeated="3" table:default-cell-style-name="ce19"/>
        <table:table-column table:style-name="co32" table:number-columns-repeated="8" table:default-cell-style-name="ce19"/>
        <table:table-column table:style-name="co14" table:number-columns-repeated="16373"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3" table:style-name="ce23">
            <text:p>33</text:p>
          </table:table-cell>
          <table:table-cell table:number-columns-repeated="10" table:style-name="ce23"/>
          <table:table-cell office:value-type="string" office:string-value="C33"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3</text:p>
          </table:table-cell>
          <table:table-cell office:value-type="string" table:style-name="ce23">
            <text:p>CRITERION.SELECTION.ECONOMIC_FINANCIAL_STANDING.TURNOVER.SET_UP</text:p>
          </table:table-cell>
          <table:table-cell office:value-type="string" table:style-name="ce23">
            <text:p>77f481ce-ffb6-483f-8e2b-c78db5e68292</text:p>
          </table:table-cell>
          <table:table-cell office:value-type="string" table:style-name="ce23">
            <text:p>In case the information concerning turnover (general or specific) is not available for the entire period required, please state the date on which the economic operator was set up or started trading:</text:p>
          </table:table-cell>
          <table:table-cell table:style-name="ce23"/>
          <table:table-cell table:style-name="ce26"/>
          <table:table-cell table:number-columns-repeated="16367" table:style-name="ce22"/>
        </table:table-row>
        <table:table-row table:style-name="ro1">
          <table:table-cell office:value-type="float" office:value="33" table:style-name="ce21">
            <text:p>33</text:p>
          </table:table-cell>
          <table:table-cell office:value-type="float" office:value="1" table:style-name="ce22">
            <text:p>1</text:p>
          </table:table-cell>
          <table:table-cell table:number-columns-repeated="9" table:style-name="ce22"/>
          <table:table-cell office:value-type="string" office:string-value="C33/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3/G1</text:p>
          </table:table-cell>
          <table:table-cell office:value-type="string" table:style-name="ce22">
            <text:p>CRITERION.SELECTION.ECONOMIC_FINANCIAL_STANDING.TURNOVER.SET_UP</text:p>
          </table:table-cell>
          <table:table-cell office:value-type="string" table:style-name="ce22">
            <text:p>e9aa7763-c167-4352-8060-1a3d7d3e2662</text:p>
          </table:table-cell>
          <table:table-cell table:number-columns-repeated="2" table:style-name="ce22"/>
          <table:table-cell table:style-name="ce24"/>
          <table:table-cell table:number-columns-repeated="16367" table:style-name="ce22"/>
        </table:table-row>
        <table:table-row table:style-name="ro1">
          <table:table-cell office:value-type="float" office:value="33" table:style-name="ce21">
            <text:p>3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3/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3/G1/R1</text:p>
          </table:table-cell>
          <table:table-cell office:value-type="string" table:style-name="ce22">
            <text:p>CRITERION.SELECTION.ECONOMIC_FINANCIAL_STANDING.TURNOVER.SET_UP</text:p>
          </table:table-cell>
          <table:table-cell office:value-type="string" table:style-name="ce22">
            <text:p>a18b2c98-8552-45ca-9751-d4c94c05847a</text:p>
          </table:table-cell>
          <table:table-cell office:value-type="string" table:style-name="ce22">
            <text:p>Please specify</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Financial_ratios" table:style-name="ta2">
        <table:table-column table:style-name="co19" table:default-cell-style-name="ce19"/>
        <table:table-column table:style-name="co20" table:number-columns-repeated="4" table:default-cell-style-name="ce19"/>
        <table:table-column table:style-name="co50" table:number-columns-repeated="6" table:default-cell-style-name="ce19"/>
        <table:table-column table:style-name="co37" table:default-cell-style-name="ce19"/>
        <table:table-column table:style-name="co51" table:default-cell-style-name="ce19"/>
        <table:table-column table:style-name="co15" table:default-cell-style-name="ce19"/>
        <table:table-column table:style-name="co52" table:default-cell-style-name="ce19"/>
        <table:table-column table:style-name="co24" table:default-cell-style-name="ce19"/>
        <table:table-column table:style-name="co53" table:default-cell-style-name="ce19"/>
        <table:table-column table:style-name="co14" table:number-columns-repeated="16367"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4" table:style-name="ce23">
            <text:p>34</text:p>
          </table:table-cell>
          <table:table-cell table:number-columns-repeated="10" table:style-name="ce23"/>
          <table:table-cell office:value-type="string" office:string-value="C3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4</text:p>
          </table:table-cell>
          <table:table-cell office:value-type="string" table:style-name="ce23">
            <text:p>CRITERION.SELECTION.ECONOMIC_FINANCIAL_STANDING.FINANCIAL_RATIO</text:p>
          </table:table-cell>
          <table:table-cell office:value-type="string" table:style-name="ce23">
            <text:p>e4d37adc-08cd-4f4d-a8d8-32b62b0a1f46</text:p>
          </table:table-cell>
          <table:table-cell office:value-type="string" table:style-name="ce23">
            <text:p>Concerning the financial ratios <text:s/>specified in the relevant notice, the procurement documents or the ESPD, the economic operator declares that the actual values for the required ratios are as follows:</text:p>
          </table:table-cell>
          <table:table-cell table:style-name="ce23"/>
          <table:table-cell table:style-name="ce26"/>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table:number-columns-repeated="9" table:style-name="ce22"/>
          <table:table-cell office:value-type="string" office:string-value="C3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4/G1</text:p>
          </table:table-cell>
          <table:table-cell office:value-type="string" table:style-name="ce22">
            <text:p>CRITERION.SELECTION.ECONOMIC_FINANCIAL_STANDING.FINANCIAL_RATIO</text:p>
          </table:table-cell>
          <table:table-cell office:value-type="string" table:style-name="ce22">
            <text:p>096686e1-82ca-4de0-8710-d74d90da0f0c</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4/G1/R1</text:p>
          </table:table-cell>
          <table:table-cell office:value-type="string" table:style-name="ce22">
            <text:p>CRITERION.SELECTION.ECONOMIC_FINANCIAL_STANDING.FINANCIAL_RATIO</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4/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4/G1/R2</text:p>
          </table:table-cell>
          <table:table-cell office:value-type="string" table:style-name="ce22">
            <text:p>CRITERION.SELECTION.ECONOMIC_FINANCIAL_STANDING.FINANCIAL_RATIO</text:p>
          </table:table-cell>
          <table:table-cell office:value-type="string" table:style-name="ce22">
            <text:p>5461b973-7067-457e-93cc-8338da2c3eef</text:p>
          </table:table-cell>
          <table:table-cell office:value-type="string" table:style-name="ce28">
            <text:p>Ratio</text:p>
          </table:table-cell>
          <table:table-cell table:style-name="ce28"/>
          <table:table-cell table:style-name="ce7"/>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number-columns-repeated="9" table:style-name="ce22"/>
          <table:table-cell office:value-type="string" office:string-value="C34/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4/G2</text:p>
          </table:table-cell>
          <table:table-cell office:value-type="string" table:style-name="ce22">
            <text:p>CRITERION.SELECTION.ECONOMIC_FINANCIAL_STANDING.FINANCIAL_RATIO</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4/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4/G2/R1</text:p>
          </table:table-cell>
          <table:table-cell office:value-type="string" table:style-name="ce22">
            <text:p>CRITERION.SELECTION.ECONOMIC_FINANCIAL_STANDING.FINANCIAL_RATIO</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4/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4/G2/G2.1</text:p>
          </table:table-cell>
          <table:table-cell office:value-type="string" table:style-name="ce22">
            <text:p>CRITERION.SELECTION.ECONOMIC_FINANCIAL_STANDING.FINANCIAL_RATIO</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4/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4/G2/G2.1/R1</text:p>
          </table:table-cell>
          <table:table-cell office:value-type="string" table:style-name="ce22">
            <text:p>CRITERION.SELECTION.ECONOMIC_FINANCIAL_STANDING.FINANCIAL_RATIO</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4/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4/G2/G2.1/R2</text:p>
          </table:table-cell>
          <table:table-cell office:value-type="string" table:style-name="ce22">
            <text:p>CRITERION.SELECTION.ECONOMIC_FINANCIAL_STANDING.FINANCIAL_RATIO</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4/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4/G2/G2.1/R3</text:p>
          </table:table-cell>
          <table:table-cell office:value-type="string" table:style-name="ce22">
            <text:p>CRITERION.SELECTION.ECONOMIC_FINANCIAL_STANDING.FINANCIAL_RATIO</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Professional_risk_insurance" table:style-name="ta2">
        <table:table-column table:style-name="co19" table:default-cell-style-name="ce1"/>
        <table:table-column table:style-name="co20" table:number-columns-repeated="4" table:default-cell-style-name="ce1"/>
        <table:table-column table:style-name="co14" table:number-columns-repeated="6" table:default-cell-style-name="ce1"/>
        <table:table-column table:style-name="co37" table:default-cell-style-name="ce1"/>
        <table:table-column table:style-name="co54" table:default-cell-style-name="ce1"/>
        <table:table-column table:style-name="co22" table:default-cell-style-name="ce1"/>
        <table:table-column table:style-name="co55"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5" table:style-name="ce11">
            <text:p>35</text:p>
          </table:table-cell>
          <table:table-cell table:number-columns-repeated="10" table:style-name="ce11"/>
          <table:table-cell office:value-type="string" office:string-value="C35"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35</text:p>
          </table:table-cell>
          <table:table-cell office:value-type="string" table:style-name="ce11">
            <text:p>CRITERION.SELECTION.ECONOMIC_FINANCIAL_STANDING.RISK_INDEMNITY_INSURANCE</text:p>
          </table:table-cell>
          <table:table-cell office:value-type="string" table:style-name="ce11">
            <text:p>7604bd40-4462-4086-8763-a50da51a869c</text:p>
          </table:table-cell>
          <table:table-cell office:value-type="string" table:style-name="ce11">
            <text:p>The insured amount in its professional risk indemnity insurance is the following:</text:p>
          </table:table-cell>
          <table:table-cell table:number-columns-repeated="16369" table:style-name="ce11"/>
        </table:table-row>
        <table:table-row table:style-name="ro1">
          <table:table-cell office:value-type="float" office:value="35" table:style-name="ce4">
            <text:p>35</text:p>
          </table:table-cell>
          <table:table-cell office:value-type="float" office:value="1" table:style-name="ce2">
            <text:p>1</text:p>
          </table:table-cell>
          <table:table-cell table:number-columns-repeated="9" table:style-name="ce2"/>
          <table:table-cell office:value-type="string" office:string-value="C35/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35/G1</text:p>
          </table:table-cell>
          <table:table-cell office:value-type="string" table:style-name="ce2">
            <text:p>CRITERION.SELECTION.ECONOMIC_FINANCIAL_STANDING.RISK_INDEMNITY_INSURANCE</text:p>
          </table:table-cell>
          <table:table-cell office:value-type="string" table:style-name="ce2">
            <text:p>42dc8062-974d-4201-91ba-7f2ea90338fd</text:p>
          </table:table-cell>
          <table:table-cell table:style-name="ce9"/>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35/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35/G1/R1</text:p>
          </table:table-cell>
          <table:table-cell office:value-type="string" table:style-name="ce2">
            <text:p>CRITERION.SELECTION.ECONOMIC_FINANCIAL_STANDING.RISK_INDEMNITY_INSURANCE</text:p>
          </table:table-cell>
          <table:table-cell office:value-type="string" table:style-name="ce2">
            <text:p>42db0eaa-d2dd-48cb-83ac-38d73cab9b50</text:p>
          </table:table-cell>
          <table:table-cell office:value-type="string" table:style-name="ce9">
            <text:p>Amount</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number-columns-repeated="9" table:style-name="ce2"/>
          <table:table-cell office:value-type="string" office:string-value="C35/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35/G2</text:p>
          </table:table-cell>
          <table:table-cell office:value-type="string" table:style-name="ce2">
            <text:p>CRITERION.SELECTION.ECONOMIC_FINANCIAL_STANDING.RISK_INDEMNITY_INSURANCE</text:p>
          </table:table-cell>
          <table:table-cell office:value-type="string" table:style-name="ce22">
            <text:p>7458d42a-e581-4640-9283-34ceb3ad4345</text:p>
          </table:table-cell>
          <table:table-cell table:style-name="ce9"/>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office:value-type="float" office:value="1" table:style-name="ce2">
            <text:p>1</text:p>
          </table:table-cell>
          <table:table-cell table:number-columns-repeated="8" table:style-name="ce2"/>
          <table:table-cell office:value-type="string" office:string-value="C35/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35/G2/R1</text:p>
          </table:table-cell>
          <table:table-cell office:value-type="string" table:style-name="ce2">
            <text:p>CRITERION.SELECTION.ECONOMIC_FINANCIAL_STANDING.RISK_INDEMNITY_INSURANCE</text:p>
          </table:table-cell>
          <table:table-cell office:value-type="string" table:style-name="ce22">
            <text:p>c1347b74-1872-4060-a6db-f4044edcd7c4</text:p>
          </table:table-cell>
          <table:table-cell office:value-type="string" table:style-name="ce9">
            <text:p>Is this information available electronically?</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table:number-columns-repeated="7" table:style-name="ce2"/>
          <table:table-cell office:value-type="string" office:string-value="C35/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35/G2/G2.1</text:p>
          </table:table-cell>
          <table:table-cell office:value-type="string" table:style-name="ce2">
            <text:p>CRITERION.SELECTION.ECONOMIC_FINANCIAL_STANDING.RISK_INDEMNITY_INSURANCE</text:p>
          </table:table-cell>
          <table:table-cell office:value-type="string" table:style-name="ce22">
            <text:p>41dd2e9b-1bfd-44c7-93ee-56bd74a4334b</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35/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35/G2/G2.1/R1</text:p>
          </table:table-cell>
          <table:table-cell office:value-type="string" table:style-name="ce2">
            <text:p>CRITERION.SELECTION.ECONOMIC_FINANCIAL_STANDING.RISK_INDEMNITY_INSURANCE</text:p>
          </table:table-cell>
          <table:table-cell office:value-type="string" table:style-name="ce22">
            <text:p>f4313bb6-21b6-499e-bdff-debe10e11d2c</text:p>
          </table:table-cell>
          <table:table-cell office:value-type="string" table:style-name="ce9">
            <text:p>URL</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35/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35/G2/G2.1/R2</text:p>
          </table:table-cell>
          <table:table-cell office:value-type="string" table:style-name="ce2">
            <text:p>CRITERION.SELECTION.ECONOMIC_FINANCIAL_STANDING.RISK_INDEMNITY_INSURANCE</text:p>
          </table:table-cell>
          <table:table-cell office:value-type="string" table:style-name="ce22">
            <text:p>1f1cd18e-3e01-4ca2-af4c-e2981924ba8d</text:p>
          </table:table-cell>
          <table:table-cell office:value-type="string" table:style-name="ce9">
            <text:p>Code</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3" table:style-name="ce2">
            <text:p>3</text:p>
          </table:table-cell>
          <table:table-cell table:number-columns-repeated="6" table:style-name="ce2"/>
          <table:table-cell office:value-type="string" office:string-value="C35/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35/G2/G2.1/R3</text:p>
          </table:table-cell>
          <table:table-cell office:value-type="string" table:style-name="ce2">
            <text:p>CRITERION.SELECTION.ECONOMIC_FINANCIAL_STANDING.RISK_INDEMNITY_INSURANCE</text:p>
          </table:table-cell>
          <table:table-cell office:value-type="string" table:style-name="ce22">
            <text:p>c3ccfa31-0c5e-4e3a-a3fd-db9fb83d78d4</text:p>
          </table:table-cell>
          <table:table-cell office:value-type="string" table:style-name="ce9">
            <text:p>Issuer</text:p>
          </table:table-cell>
          <table:table-cell table:style-name="ce2"/>
          <table:table-cell table:style-name="ce6"/>
          <table:table-cell table:number-columns-repeated="16367" table:style-name="ce2"/>
        </table:table-row>
        <table:table-row table:style-name="ro1">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SC-Other_economic_or_financial" table:style-name="ta2">
        <table:table-column table:style-name="co19" table:default-cell-style-name="ce1"/>
        <table:table-column table:style-name="co20" table:number-columns-repeated="4" table:default-cell-style-name="ce1"/>
        <table:table-column table:style-name="co14" table:number-columns-repeated="6" table:default-cell-style-name="ce1"/>
        <table:table-column table:style-name="co37" table:default-cell-style-name="ce1"/>
        <table:table-column table:style-name="co56" table:default-cell-style-name="ce1"/>
        <table:table-column table:style-name="co15" table:default-cell-style-name="ce1"/>
        <table:table-column table:style-name="co57"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6" table:style-name="ce11">
            <text:p>36</text:p>
          </table:table-cell>
          <table:table-cell table:number-columns-repeated="10" table:style-name="ce11"/>
          <table:table-cell office:value-type="string" office:string-value="C36"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36</text:p>
          </table:table-cell>
          <table:table-cell office:value-type="string" table:style-name="ce11">
            <text:p>CRITERION.SELECTION.ECONOMIC_FINANCIAL_STANDING.OTHER_REQUIREMENTS</text:p>
          </table:table-cell>
          <table:table-cell office:value-type="string" table:style-name="ce11">
            <text:p>ab0e7f2e-6418-40e2-8870-6713123e41ad</text:p>
          </table:table-cell>
          <table:table-cell office:value-type="string" table:style-name="ce11">
            <text:p>Concerning the other economic or financial requirements, if any, that may have been specified in the relevant notice or the procurement documents, the economic operator declares that:</text:p>
          </table:table-cell>
          <table:table-cell table:number-columns-repeated="16369" table:style-name="ce11"/>
        </table:table-row>
        <table:table-row table:style-name="ro1">
          <table:table-cell office:value-type="float" office:value="36" table:style-name="ce4">
            <text:p>36</text:p>
          </table:table-cell>
          <table:table-cell office:value-type="float" office:value="1" table:style-name="ce2">
            <text:p>1</text:p>
          </table:table-cell>
          <table:table-cell table:number-columns-repeated="9" table:style-name="ce2"/>
          <table:table-cell office:value-type="string" office:string-value="C36/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36/G1</text:p>
          </table:table-cell>
          <table:table-cell office:value-type="string" table:style-name="ce2">
            <text:p>CRITERION.SELECTION.ECONOMIC_FINANCIAL_STANDING.OTHER_REQUIREMENTS</text:p>
          </table:table-cell>
          <table:table-cell office:value-type="string" table:style-name="ce2">
            <text:p>488ca189-bcdb-4bf4-80c7-3ad507fd89fb</text:p>
          </table:table-cell>
          <table:table-cell table:style-name="ce9"/>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36/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36/G1/R1</text:p>
          </table:table-cell>
          <table:table-cell office:value-type="string" table:style-name="ce2">
            <text:p>CRITERION.SELECTION.ECONOMIC_FINANCIAL_STANDING.OTHER_REQUIREMENTS</text:p>
          </table:table-cell>
          <table:table-cell office:value-type="string" table:style-name="ce2">
            <text:p>51391308-0bf6-423c-95e2-d5a54aa31fb8</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number-columns-repeated="9" table:style-name="ce2"/>
          <table:table-cell office:value-type="string" office:string-value="C36/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36/G2</text:p>
          </table:table-cell>
          <table:table-cell office:value-type="string" table:style-name="ce2">
            <text:p>CRITERION.SELECTION.ECONOMIC_FINANCIAL_STANDING.OTHER_REQUIREMENTS</text:p>
          </table:table-cell>
          <table:table-cell office:value-type="string" table:style-name="ce22">
            <text:p>7458d42a-e581-4640-9283-34ceb3ad4345</text:p>
          </table:table-cell>
          <table:table-cell table:style-name="ce9"/>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office:value-type="float" office:value="1" table:style-name="ce2">
            <text:p>1</text:p>
          </table:table-cell>
          <table:table-cell table:number-columns-repeated="8" table:style-name="ce2"/>
          <table:table-cell office:value-type="string" office:string-value="C36/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36/G2/R1</text:p>
          </table:table-cell>
          <table:table-cell office:value-type="string" table:style-name="ce2">
            <text:p>CRITERION.SELECTION.ECONOMIC_FINANCIAL_STANDING.OTHER_REQUIREMENTS</text:p>
          </table:table-cell>
          <table:table-cell office:value-type="string" table:style-name="ce22">
            <text:p>c1347b74-1872-4060-a6db-f4044edcd7c4</text:p>
          </table:table-cell>
          <table:table-cell office:value-type="string" table:style-name="ce9">
            <text:p>Is this information available electronically?</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table:number-columns-repeated="7" table:style-name="ce2"/>
          <table:table-cell office:value-type="string" office:string-value="C36/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36/G2/G2.1</text:p>
          </table:table-cell>
          <table:table-cell office:value-type="string" table:style-name="ce2">
            <text:p>CRITERION.SELECTION.ECONOMIC_FINANCIAL_STANDING.OTHER_REQUIREMENTS</text:p>
          </table:table-cell>
          <table:table-cell office:value-type="string" table:style-name="ce22">
            <text:p>41dd2e9b-1bfd-44c7-93ee-56bd74a4334b</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36/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36/G2/G2.1/R1</text:p>
          </table:table-cell>
          <table:table-cell office:value-type="string" table:style-name="ce2">
            <text:p>CRITERION.SELECTION.ECONOMIC_FINANCIAL_STANDING.OTHER_REQUIREMENTS</text:p>
          </table:table-cell>
          <table:table-cell office:value-type="string" table:style-name="ce22">
            <text:p>f4313bb6-21b6-499e-bdff-debe10e11d2c</text:p>
          </table:table-cell>
          <table:table-cell office:value-type="string" table:style-name="ce9">
            <text:p>URL</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36/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36/G2/G2.1/R2</text:p>
          </table:table-cell>
          <table:table-cell office:value-type="string" table:style-name="ce2">
            <text:p>CRITERION.SELECTION.ECONOMIC_FINANCIAL_STANDING.OTHER_REQUIREMENTS</text:p>
          </table:table-cell>
          <table:table-cell office:value-type="string" table:style-name="ce22">
            <text:p>1f1cd18e-3e01-4ca2-af4c-e2981924ba8d</text:p>
          </table:table-cell>
          <table:table-cell office:value-type="string" table:style-name="ce9">
            <text:p>Code</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3" table:style-name="ce2">
            <text:p>3</text:p>
          </table:table-cell>
          <table:table-cell table:number-columns-repeated="6" table:style-name="ce2"/>
          <table:table-cell office:value-type="string" office:string-value="C36/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36/G2/G2.1/R3</text:p>
          </table:table-cell>
          <table:table-cell office:value-type="string" table:style-name="ce2">
            <text:p>CRITERION.SELECTION.ECONOMIC_FINANCIAL_STANDING.OTHER_REQUIREMENTS</text:p>
          </table:table-cell>
          <table:table-cell office:value-type="string" table:style-name="ce22">
            <text:p>c3ccfa31-0c5e-4e3a-a3fd-db9fb83d78d4</text:p>
          </table:table-cell>
          <table:table-cell office:value-type="string" table:style-name="ce9">
            <text:p>Issuer</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SC-References" table:style-name="ta2">
        <table:table-column table:style-name="co25" table:number-columns-repeated="5" table:default-cell-style-name="ce19"/>
        <table:table-column table:style-name="co58" table:number-columns-repeated="6" table:default-cell-style-name="ce19"/>
        <table:table-column table:style-name="co14" table:default-cell-style-name="ce19"/>
        <table:table-column table:style-name="co59"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7" table:style-name="ce23">
            <text:p>37</text:p>
          </table:table-cell>
          <table:table-cell table:number-columns-repeated="10" table:style-name="ce23"/>
          <table:table-cell office:value-type="string" office:string-value="C3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7</text:p>
          </table:table-cell>
          <table:table-cell office:value-type="string" table:style-name="ce23">
            <text:p>CRITERION.SELECTION.TECHNICAL_PROFESSIONAL_ABILITY.REFERENCES.WORKS_PERFORMANCE</text:p>
          </table:table-cell>
          <table:table-cell office:value-type="string" table:style-name="ce23">
            <text:p>cdd3bb3e-34a5-43d5-b668-2aab86a73822</text:p>
          </table:table-cell>
          <table:table-cell office:value-type="string" table:style-name="ce2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23"/>
          <table:table-cell table:style-name="ce26"/>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table:number-columns-repeated="9" table:style-name="ce22"/>
          <table:table-cell office:value-type="string" office:string-value="C3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7/G1</text:p>
          </table:table-cell>
          <table:table-cell office:value-type="string" table:style-name="ce22">
            <text:p>CRITERION.SELECTION.TECHNICAL_PROFESSIONAL_ABILITY.REFERENCES.WORKS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7/G1/R1</text:p>
          </table:table-cell>
          <table:table-cell office:value-type="string" table:style-name="ce22">
            <text:p>CRITERION.SELECTION.TECHNICAL_PROFESSIONAL_ABILITY.REFERENCES.WORKS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7/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7/G1/R2</text:p>
          </table:table-cell>
          <table:table-cell office:value-type="string" table:style-name="ce22">
            <text:p>CRITERION.SELECTION.TECHNICAL_PROFESSIONAL_ABILITY.REFERENCES.WORKS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7/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7/G1/R3</text:p>
          </table:table-cell>
          <table:table-cell office:value-type="string" table:style-name="ce22">
            <text:p>CRITERION.SELECTION.TECHNICAL_PROFESSIONAL_ABILITY.REFERENCES.WORKS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7/G1/R4"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7/G1/R4</text:p>
          </table:table-cell>
          <table:table-cell office:value-type="string" table:style-name="ce22">
            <text:p>CRITERION.SELECTION.TECHNICAL_PROFESSIONAL_ABILITY.REFERENCES.WORKS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7/G1/R5"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7/G1/R5</text:p>
          </table:table-cell>
          <table:table-cell office:value-type="string" table:style-name="ce22">
            <text:p>CRITERION.SELECTION.TECHNICAL_PROFESSIONAL_ABILITY.REFERENCES.WORKS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number-columns-repeated="9" table:style-name="ce22"/>
          <table:table-cell office:value-type="string" office:string-value="C37/G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7/G2</text:p>
          </table:table-cell>
          <table:table-cell office:value-type="string" table:style-name="ce22">
            <text:p>CRITERION.SELECTION.TECHNICAL_PROFESSIONAL_ABILITY.REFERENCES.WORKS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7/G2/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7/G2/R1</text:p>
          </table:table-cell>
          <table:table-cell office:value-type="string" table:style-name="ce22">
            <text:p>CRITERION.SELECTION.TECHNICAL_PROFESSIONAL_ABILITY.REFERENCES.WORKS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7/G2/G2.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7/G2/G2.1</text:p>
          </table:table-cell>
          <table:table-cell office:value-type="string" table:style-name="ce22">
            <text:p>CRITERION.SELECTION.TECHNICAL_PROFESSIONAL_ABILITY.REFERENCES.WORKS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7/G2/G2.1/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37/G2/G2.1/R1</text:p>
          </table:table-cell>
          <table:table-cell office:value-type="string" table:style-name="ce22">
            <text:p>CRITERION.SELECTION.TECHNICAL_PROFESSIONAL_ABILITY.REFERENCES.WORKS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7/G2/G2.1/R2"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37/G2/G2.1/R2</text:p>
          </table:table-cell>
          <table:table-cell office:value-type="string" table:style-name="ce22">
            <text:p>CRITERION.SELECTION.TECHNICAL_PROFESSIONAL_ABILITY.REFERENCES.WORKS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7/G2/G2.1/R3"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37/G2/G2.1/R3</text:p>
          </table:table-cell>
          <table:table-cell office:value-type="string" table:style-name="ce22">
            <text:p>CRITERION.SELECTION.TECHNICAL_PROFESSIONAL_ABILITY.REFERENCES.WORKS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38" table:style-name="ce18">
            <text:p>38</text:p>
          </table:table-cell>
          <table:table-cell table:number-columns-repeated="10" table:style-name="ce18"/>
          <table:table-cell office:value-type="string" office:string-value="C38"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18">
            <text:p>C38</text:p>
          </table:table-cell>
          <table:table-cell office:value-type="string" table:style-name="ce18">
            <text:p>CRITERION.SELECTION.TECHNICAL_PROFESSIONAL_ABILITY.REFERENCES.SUPPLIES_DELIVERY_PERFORMANCE</text:p>
          </table:table-cell>
          <table:table-cell office:value-type="string" table:style-name="ce18">
            <text:p>3a18a175-1863-4b1d-baef-588ce61960ca</text:p>
          </table:table-cell>
          <table:table-cell office:value-type="string" table:style-name="ce1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8"/>
          <table:table-cell table:style-name="ce25"/>
          <table:table-cell table:number-columns-repeated="16367" table:style-name="ce21"/>
        </table:table-row>
        <table:table-row table:style-name="ro1">
          <table:table-cell office:value-type="float" office:value="38" table:style-name="ce21">
            <text:p>38</text:p>
          </table:table-cell>
          <table:table-cell office:value-type="float" office:value="1" table:style-name="ce22">
            <text:p>1</text:p>
          </table:table-cell>
          <table:table-cell table:number-columns-repeated="9" table:style-name="ce22"/>
          <table:table-cell office:value-type="string" office:string-value="C38/G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38/G1</text:p>
          </table:table-cell>
          <table:table-cell office:value-type="string" table:style-name="ce22">
            <text:p>CRITERION.SELECTION.TECHNICAL_PROFESSIONAL_ABILITY.REFERENCES.SUPPLIES_DELIVERY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8/G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38/G1/R1</text:p>
          </table:table-cell>
          <table:table-cell office:value-type="string" table:style-name="ce22">
            <text:p>CRITERION.SELECTION.TECHNICAL_PROFESSIONAL_ABILITY.REFERENCES.SUPPLIES_DELIVERY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8/G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38/G1/R2</text:p>
          </table:table-cell>
          <table:table-cell office:value-type="string" table:style-name="ce22">
            <text:p>CRITERION.SELECTION.TECHNICAL_PROFESSIONAL_ABILITY.REFERENCES.SUPPLIES_DELIVERY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8/G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38/G1/R3</text:p>
          </table:table-cell>
          <table:table-cell office:value-type="string" table:style-name="ce22">
            <text:p>CRITERION.SELECTION.TECHNICAL_PROFESSIONAL_ABILITY.REFERENCES.SUPPLIES_DELIVERY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8/G1/R4"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38/G1/R4</text:p>
          </table:table-cell>
          <table:table-cell office:value-type="string" table:style-name="ce22">
            <text:p>CRITERION.SELECTION.TECHNICAL_PROFESSIONAL_ABILITY.REFERENCES.SUPPLIES_DELIVERY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8/G1/R5"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38/G1/R5</text:p>
          </table:table-cell>
          <table:table-cell office:value-type="string" table:style-name="ce22">
            <text:p>CRITERION.SELECTION.TECHNICAL_PROFESSIONAL_ABILITY.REFERENCES.SUPPLIES_DELIVERY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number-columns-repeated="9" table:style-name="ce22"/>
          <table:table-cell office:value-type="string" office:string-value="C38/G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38/G2</text:p>
          </table:table-cell>
          <table:table-cell office:value-type="string" table:style-name="ce22">
            <text:p>CRITERION.SELECTION.TECHNICAL_PROFESSIONAL_ABILITY.REFERENCES.SUPPLIES_DELIVERY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8/G2/R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38/G2/R1</text:p>
          </table:table-cell>
          <table:table-cell office:value-type="string" table:style-name="ce22">
            <text:p>CRITERION.SELECTION.TECHNICAL_PROFESSIONAL_ABILITY.REFERENCES.SUPPLIES_DELIVERY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8/G2/G2.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38/G2/G2.1</text:p>
          </table:table-cell>
          <table:table-cell office:value-type="string" table:style-name="ce22">
            <text:p>CRITERION.SELECTION.TECHNICAL_PROFESSIONAL_ABILITY.REFERENCES.SUPPLIES_DELIVERY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8/G2/G2.1/R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38/G2/G2.1/R1</text:p>
          </table:table-cell>
          <table:table-cell office:value-type="string" table:style-name="ce22">
            <text:p>CRITERION.SELECTION.TECHNICAL_PROFESSIONAL_ABILITY.REFERENCES.SUPPLIES_DELIVERY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8/G2/G2.1/R2"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38/G2/G2.1/R2</text:p>
          </table:table-cell>
          <table:table-cell office:value-type="string" table:style-name="ce22">
            <text:p>CRITERION.SELECTION.TECHNICAL_PROFESSIONAL_ABILITY.REFERENCES.SUPPLIES_DELIVERY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8/G2/G2.1/R3"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38/G2/G2.1/R3</text:p>
          </table:table-cell>
          <table:table-cell office:value-type="string" table:style-name="ce22">
            <text:p>CRITERION.SELECTION.TECHNICAL_PROFESSIONAL_ABILITY.REFERENCES.SUPPLIES_DELIVERY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39" table:style-name="ce18">
            <text:p>39</text:p>
          </table:table-cell>
          <table:table-cell table:number-columns-repeated="10" table:style-name="ce18"/>
          <table:table-cell office:value-type="string" office:string-value="C39"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18">
            <text:p>C39</text:p>
          </table:table-cell>
          <table:table-cell office:value-type="string" table:style-name="ce18">
            <text:p>CRITERION.SELECTION.TECHNICAL_PROFESSIONAL_ABILITY.REFERENCES.SERVICES_DELIVERY_PERFORMANCE</text:p>
          </table:table-cell>
          <table:table-cell office:value-type="string" table:style-name="ce29">
            <text:p>5e506c16-26ab-4e32-bb78-b27f87dc0565</text:p>
          </table:table-cell>
          <table:table-cell office:value-type="string" table:style-name="ce18">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8"/>
          <table:table-cell table:style-name="ce25"/>
          <table:table-cell table:number-columns-repeated="16367" table:style-name="ce21"/>
        </table:table-row>
        <table:table-row table:style-name="ro1">
          <table:table-cell office:value-type="float" office:value="39" table:style-name="ce21">
            <text:p>39</text:p>
          </table:table-cell>
          <table:table-cell office:value-type="float" office:value="1" table:style-name="ce22">
            <text:p>1</text:p>
          </table:table-cell>
          <table:table-cell table:number-columns-repeated="9" table:style-name="ce22"/>
          <table:table-cell office:value-type="string" office:string-value="C39/G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39/G1</text:p>
          </table:table-cell>
          <table:table-cell office:value-type="string" table:style-name="ce22">
            <text:p>CRITERION.SELECTION.TECHNICAL_PROFESSIONAL_ABILITY.REFERENCES.SERVICES_DELIVERY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9/G1/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39/G1/R1</text:p>
          </table:table-cell>
          <table:table-cell office:value-type="string" table:style-name="ce22">
            <text:p>CRITERION.SELECTION.TECHNICAL_PROFESSIONAL_ABILITY.REFERENCES.SERVICES_DELIVERY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9/G1/R2"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39/G1/R2</text:p>
          </table:table-cell>
          <table:table-cell office:value-type="string" table:style-name="ce22">
            <text:p>CRITERION.SELECTION.TECHNICAL_PROFESSIONAL_ABILITY.REFERENCES.SERVICES_DELIVERY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9/G1/R3"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39/G1/R3</text:p>
          </table:table-cell>
          <table:table-cell office:value-type="string" table:style-name="ce22">
            <text:p>CRITERION.SELECTION.TECHNICAL_PROFESSIONAL_ABILITY.REFERENCES.SERVICES_DELIVERY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9/G1/R4"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39/G1/R4</text:p>
          </table:table-cell>
          <table:table-cell office:value-type="string" table:style-name="ce22">
            <text:p>CRITERION.SELECTION.TECHNICAL_PROFESSIONAL_ABILITY.REFERENCES.SERVICES_DELIVERY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9/G1/R5"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39/G1/R5</text:p>
          </table:table-cell>
          <table:table-cell office:value-type="string" table:style-name="ce22">
            <text:p>CRITERION.SELECTION.TECHNICAL_PROFESSIONAL_ABILITY.REFERENCES.SERVICES_DELIVERY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number-columns-repeated="9" table:style-name="ce22"/>
          <table:table-cell office:value-type="string" office:string-value="C39/G2"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39/G2</text:p>
          </table:table-cell>
          <table:table-cell office:value-type="string" table:style-name="ce22">
            <text:p>CRITERION.SELECTION.TECHNICAL_PROFESSIONAL_ABILITY.REFERENCES.SERVICES_DELIVERY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9/G2/R1"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39/G2/R1</text:p>
          </table:table-cell>
          <table:table-cell office:value-type="string" table:style-name="ce22">
            <text:p>CRITERION.SELECTION.TECHNICAL_PROFESSIONAL_ABILITY.REFERENCES.SERVICES_DELIVERY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9/G2/G2.1"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39/G2/G2.1</text:p>
          </table:table-cell>
          <table:table-cell office:value-type="string" table:style-name="ce22">
            <text:p>CRITERION.SELECTION.TECHNICAL_PROFESSIONAL_ABILITY.REFERENCES.SERVICES_DELIVERY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9/G2/G2.1/R1"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22">
            <text:p>C39/G2/G2.1/R1</text:p>
          </table:table-cell>
          <table:table-cell office:value-type="string" table:style-name="ce22">
            <text:p>CRITERION.SELECTION.TECHNICAL_PROFESSIONAL_ABILITY.REFERENCES.SERVICES_DELIVERY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9/G2/G2.1/R2"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39/G2/G2.1/R2</text:p>
          </table:table-cell>
          <table:table-cell office:value-type="string" table:style-name="ce22">
            <text:p>CRITERION.SELECTION.TECHNICAL_PROFESSIONAL_ABILITY.REFERENCES.SERVICES_DELIVERY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9/G2/G2.1/R3"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39/G2/G2.1/R3</text:p>
          </table:table-cell>
          <table:table-cell office:value-type="string" table:style-name="ce22">
            <text:p>CRITERION.SELECTION.TECHNICAL_PROFESSIONAL_ABILITY.REFERENCES.SERVICES_DELIVERY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35" table:style-name="ro1">
          <table:table-cell table:number-columns-repeated="16384"/>
        </table:table-row>
      </table:table>
      <table:table table:name="SC-Abilities_1" table:style-name="ta2">
        <table:table-column table:style-name="co19" table:default-cell-style-name="ce19"/>
        <table:table-column table:style-name="co20" table:number-columns-repeated="4" table:default-cell-style-name="ce19"/>
        <table:table-column table:style-name="co60" table:number-columns-repeated="6" table:default-cell-style-name="ce19"/>
        <table:table-column table:style-name="co37" table:default-cell-style-name="ce19"/>
        <table:table-column table:style-name="co61" table:default-cell-style-name="ce19"/>
        <table:table-column table:style-name="co34" table:default-cell-style-name="ce19"/>
        <table:table-column table:style-name="co62"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0" table:style-name="ce23">
            <text:p>40</text:p>
          </table:table-cell>
          <table:table-cell table:number-columns-repeated="10" table:style-name="ce23"/>
          <table:table-cell office:value-type="string" office:string-value="C4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0</text:p>
          </table:table-cell>
          <table:table-cell office:value-type="string" table:style-name="ce23">
            <text:p>CRITERION.SELECTION.TECHNICAL_PROFESSIONAL_ABILITY.TECHNICAL.TECHNICIANS_FOR_QUALITY_CONTROL</text:p>
          </table:table-cell>
          <table:table-cell office:value-type="string" table:style-name="ce23">
            <text:p>3aaca389-4a7b-406b-a4b9-080845d127e7</text:p>
          </table:table-cell>
          <table:table-cell office:value-type="string" table:style-name="ce23">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23"/>
          <table:table-cell table:style-name="ce26"/>
          <table:table-cell table:number-columns-repeated="16367" table:style-name="ce22"/>
        </table:table-row>
        <table:table-row table:style-name="ro1">
          <table:table-cell office:value-type="float" office:value="40" table:style-name="ce21">
            <text:p>40</text:p>
          </table:table-cell>
          <table:table-cell office:value-type="float" office:value="1" table:style-name="ce22">
            <text:p>1</text:p>
          </table:table-cell>
          <table:table-cell table:number-columns-repeated="9" table:style-name="ce22"/>
          <table:table-cell office:value-type="string" office:string-value="C4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0/G1</text:p>
          </table:table-cell>
          <table:table-cell office:value-type="string" table:style-name="ce22">
            <text:p>CRITERION.SELECTION.TECHNICAL_PROFESSIONAL_ABILITY.TECHNICAL.TECHNICIANS_FOR_QUALITY_CONTROL</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0/G1/R1</text:p>
          </table:table-cell>
          <table:table-cell office:value-type="string" table:style-name="ce22">
            <text:p>CRITERION.SELECTION.TECHNICAL_PROFESSIONAL_ABILITY.TECHNICAL.TECHNICIANS_FOR_QUALITY_CONTROL</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number-columns-repeated="9" table:style-name="ce22"/>
          <table:table-cell office:value-type="string" office:string-value="C40/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40/G2</text:p>
          </table:table-cell>
          <table:table-cell office:value-type="string" table:style-name="ce22">
            <text:p>CRITERION.SELECTION.TECHNICAL_PROFESSIONAL_ABILITY.TECHNICAL.TECHNICIANS_FOR_QUALITY_CONTROL</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0/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40/G2/R1</text:p>
          </table:table-cell>
          <table:table-cell office:value-type="string" table:style-name="ce22">
            <text:p>CRITERION.SELECTION.TECHNICAL_PROFESSIONAL_ABILITY.TECHNICAL.TECHNICIANS_FOR_QUALITY_CONTROL</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0/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40/G2/G2.1</text:p>
          </table:table-cell>
          <table:table-cell office:value-type="string" table:style-name="ce22">
            <text:p>CRITERION.SELECTION.TECHNICAL_PROFESSIONAL_ABILITY.TECHNICAL.TECHNICIANS_FOR_QUALITY_CONTROL</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0/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40/G2/G2.1/R1</text:p>
          </table:table-cell>
          <table:table-cell office:value-type="string" table:style-name="ce22">
            <text:p>CRITERION.SELECTION.TECHNICAL_PROFESSIONAL_ABILITY.TECHNICAL.TECHNICIANS_FOR_QUALITY_CONTROL</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0/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40/G2/G2.1/R2</text:p>
          </table:table-cell>
          <table:table-cell office:value-type="string" table:style-name="ce22">
            <text:p>CRITERION.SELECTION.TECHNICAL_PROFESSIONAL_ABILITY.TECHNICAL.TECHNICIANS_FOR_QUALITY_CONTROL</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0/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40/G2/G2.1/R3</text:p>
          </table:table-cell>
          <table:table-cell office:value-type="string" table:style-name="ce22">
            <text:p>CRITERION.SELECTION.TECHNICAL_PROFESSIONAL_ABILITY.TECHNICAL.TECHNICIANS_FOR_QUALITY_CONTROL</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1" table:style-name="ce18">
            <text:p>41</text:p>
          </table:table-cell>
          <table:table-cell table:number-columns-repeated="10" table:style-name="ce18"/>
          <table:table-cell office:value-type="string" office:string-value="C4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41</text:p>
          </table:table-cell>
          <table:table-cell office:value-type="string" table:style-name="ce18">
            <text:p>CRITERION.SELECTION.TECHNICAL_PROFESSIONAL_ABILITY.TECHNICAL.TECHNICIANS_FOR_CARRYING_WORKS</text:p>
          </table:table-cell>
          <table:table-cell office:value-type="string" table:style-name="ce18">
            <text:p>c599c130-b29f-461e-a187-4e16c7d40db7</text:p>
          </table:table-cell>
          <table:table-cell office:value-type="string" table:style-name="ce18">
            <text:p>In the case of public works contracts, the economic operator will be able to call on the following technicians or technical bodies to carry out the work:</text:p>
          </table:table-cell>
          <table:table-cell table:style-name="ce18"/>
          <table:table-cell table:style-name="ce25"/>
          <table:table-cell table:number-columns-repeated="16367" table:style-name="ce21"/>
        </table:table-row>
        <table:table-row table:style-name="ro1">
          <table:table-cell office:value-type="float" office:value="41" table:style-name="ce21">
            <text:p>41</text:p>
          </table:table-cell>
          <table:table-cell office:value-type="float" office:value="1" table:style-name="ce22">
            <text:p>1</text:p>
          </table:table-cell>
          <table:table-cell table:number-columns-repeated="9" table:style-name="ce22"/>
          <table:table-cell office:value-type="string" office:string-value="C41/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41/G1</text:p>
          </table:table-cell>
          <table:table-cell office:value-type="string" table:style-name="ce22">
            <text:p>CRITERION.SELECTION.TECHNICAL_PROFESSIONAL_ABILITY.TECHNICAL.TECHNICIANS_FOR_CARRYING_WORK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1/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41/G1/R1</text:p>
          </table:table-cell>
          <table:table-cell office:value-type="string" table:style-name="ce22">
            <text:p>CRITERION.SELECTION.TECHNICAL_PROFESSIONAL_ABILITY.TECHNICAL.TECHNICIANS_FOR_CARRYING_WORK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number-columns-repeated="9" table:style-name="ce22"/>
          <table:table-cell office:value-type="string" office:string-value="C4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41/G2</text:p>
          </table:table-cell>
          <table:table-cell office:value-type="string" table:style-name="ce22">
            <text:p>CRITERION.SELECTION.TECHNICAL_PROFESSIONAL_ABILITY.TECHNICAL.TECHNICIANS_FOR_CARRYING_WORK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41/G2/R1</text:p>
          </table:table-cell>
          <table:table-cell office:value-type="string" table:style-name="ce22">
            <text:p>CRITERION.SELECTION.TECHNICAL_PROFESSIONAL_ABILITY.TECHNICAL.TECHNICIANS_FOR_CARRYING_WORK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41/G2/G2.1</text:p>
          </table:table-cell>
          <table:table-cell office:value-type="string" table:style-name="ce22">
            <text:p>CRITERION.SELECTION.TECHNICAL_PROFESSIONAL_ABILITY.TECHNICAL.TECHNICIANS_FOR_CARRYING_WORK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41/G2/G2.1/R1</text:p>
          </table:table-cell>
          <table:table-cell office:value-type="string" table:style-name="ce22">
            <text:p>CRITERION.SELECTION.TECHNICAL_PROFESSIONAL_ABILITY.TECHNICAL.TECHNICIANS_FOR_CARRYING_WORK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41/G2/G2.1/R2</text:p>
          </table:table-cell>
          <table:table-cell office:value-type="string" table:style-name="ce22">
            <text:p>CRITERION.SELECTION.TECHNICAL_PROFESSIONAL_ABILITY.TECHNICAL.TECHNICIANS_FOR_CARRYING_WORK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41/G2/G2.1/R3</text:p>
          </table:table-cell>
          <table:table-cell office:value-type="string" table:style-name="ce22">
            <text:p>CRITERION.SELECTION.TECHNICAL_PROFESSIONAL_ABILITY.TECHNICAL.TECHNICIANS_FOR_CARRYING_WORK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2" table:style-name="ce18">
            <text:p>42</text:p>
          </table:table-cell>
          <table:table-cell table:number-columns-repeated="10" table:style-name="ce18"/>
          <table:table-cell office:value-type="string" office:string-value="C4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42</text:p>
          </table:table-cell>
          <table:table-cell office:value-type="string" table:style-name="ce18">
            <text:p>CRITERION.SELECTION.TECHNICAL_PROFESSIONAL_ABILITY.TECHNICAL.FACILITIES_FOR_QUALITY_ENSURING</text:p>
          </table:table-cell>
          <table:table-cell office:value-type="string" table:style-name="ce18">
            <text:p>4bf996d9-439c-40c6-9ab9-980a48cb55a1</text:p>
          </table:table-cell>
          <table:table-cell office:value-type="string" table:style-name="ce18">
            <text:p>It uses the following technical facilities and measures for ensuring quality and its study and research facilities are as follows:</text:p>
          </table:table-cell>
          <table:table-cell table:style-name="ce18"/>
          <table:table-cell table:style-name="ce25"/>
          <table:table-cell table:number-columns-repeated="16367" table:style-name="ce21"/>
        </table:table-row>
        <table:table-row table:style-name="ro1">
          <table:table-cell office:value-type="float" office:value="42" table:style-name="ce21">
            <text:p>42</text:p>
          </table:table-cell>
          <table:table-cell office:value-type="float" office:value="1" table:style-name="ce22">
            <text:p>1</text:p>
          </table:table-cell>
          <table:table-cell table:number-columns-repeated="9" table:style-name="ce22"/>
          <table:table-cell office:value-type="string" office:string-value="C4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42/G1</text:p>
          </table:table-cell>
          <table:table-cell office:value-type="string" table:style-name="ce22">
            <text:p>CRITERION.SELECTION.TECHNICAL_PROFESSIONAL_ABILITY.TECHNICAL.FACILITIES_FOR_QUALITY_ENSURING</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42/G1/R1</text:p>
          </table:table-cell>
          <table:table-cell office:value-type="string" table:style-name="ce22">
            <text:p>CRITERION.SELECTION.TECHNICAL_PROFESSIONAL_ABILITY.TECHNICAL.FACILITIES_FOR_QUALITY_ENSURING</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number-columns-repeated="9" table:style-name="ce22"/>
          <table:table-cell office:value-type="string" office:string-value="C42/G2"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42/G2</text:p>
          </table:table-cell>
          <table:table-cell office:value-type="string" table:style-name="ce22">
            <text:p>CRITERION.SELECTION.TECHNICAL_PROFESSIONAL_ABILITY.TECHNICAL.FACILITIES_FOR_QUALITY_ENSURING</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2/G2/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42/G2/R1</text:p>
          </table:table-cell>
          <table:table-cell office:value-type="string" table:style-name="ce22">
            <text:p>CRITERION.SELECTION.TECHNICAL_PROFESSIONAL_ABILITY.TECHNICAL.FACILITIES_FOR_QUALITY_ENSUR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2/G2/G2.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42/G2/G2.1</text:p>
          </table:table-cell>
          <table:table-cell office:value-type="string" table:style-name="ce22">
            <text:p>CRITERION.SELECTION.TECHNICAL_PROFESSIONAL_ABILITY.TECHNICAL.FACILITIES_FOR_QUALITY_ENSUR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2/G2/G2.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42/G2/G2.1/R1</text:p>
          </table:table-cell>
          <table:table-cell office:value-type="string" table:style-name="ce22">
            <text:p>CRITERION.SELECTION.TECHNICAL_PROFESSIONAL_ABILITY.TECHNICAL.FACILITIES_FOR_QUALITY_ENSUR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2/G2/G2.1/R2"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42/G2/G2.1/R2</text:p>
          </table:table-cell>
          <table:table-cell office:value-type="string" table:style-name="ce22">
            <text:p>CRITERION.SELECTION.TECHNICAL_PROFESSIONAL_ABILITY.TECHNICAL.FACILITIES_FOR_QUALITY_ENSUR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2/G2/G2.1/R3"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42/G2/G2.1/R3</text:p>
          </table:table-cell>
          <table:table-cell office:value-type="string" table:style-name="ce22">
            <text:p>CRITERION.SELECTION.TECHNICAL_PROFESSIONAL_ABILITY.TECHNICAL.FACILITIES_FOR_QUALITY_ENSUR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3" table:style-name="ce18">
            <text:p>43</text:p>
          </table:table-cell>
          <table:table-cell table:number-columns-repeated="10" table:style-name="ce18"/>
          <table:table-cell office:value-type="string" office:string-value="C43"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18">
            <text:p>C43</text:p>
          </table:table-cell>
          <table:table-cell office:value-type="string" table:style-name="ce18">
            <text:p>CRITERION.SELECTION.TECHNICAL_PROFESSIONAL_ABILITY.TECHNICAL.FACILITIES.FOR_STUDY_RESEARCH</text:p>
          </table:table-cell>
          <table:table-cell office:value-type="string" table:style-name="ce18">
            <text:p>90a2e100-44cc-45d3-9970-69d6714f1596</text:p>
          </table:table-cell>
          <table:table-cell office:value-type="string" table:style-name="ce18">
            <text:p>It uses the following study and research facilities are as follows:</text:p>
          </table:table-cell>
          <table:table-cell table:style-name="ce18"/>
          <table:table-cell table:style-name="ce25"/>
          <table:table-cell table:number-columns-repeated="16367" table:style-name="ce21"/>
        </table:table-row>
        <table:table-row table:style-name="ro1">
          <table:table-cell office:value-type="float" office:value="43" table:style-name="ce21">
            <text:p>43</text:p>
          </table:table-cell>
          <table:table-cell office:value-type="float" office:value="1" table:style-name="ce22">
            <text:p>1</text:p>
          </table:table-cell>
          <table:table-cell table:number-columns-repeated="9" table:style-name="ce22"/>
          <table:table-cell office:value-type="string" office:string-value="C43/G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43/G1</text:p>
          </table:table-cell>
          <table:table-cell office:value-type="string" table:style-name="ce22">
            <text:p>CRITERION.SELECTION.TECHNICAL_PROFESSIONAL_ABILITY.TECHNICAL.FACILITIES.FOR_STUDY_RESEARCH</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3/G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43/G1/R1</text:p>
          </table:table-cell>
          <table:table-cell office:value-type="string" table:style-name="ce22">
            <text:p>CRITERION.SELECTION.TECHNICAL_PROFESSIONAL_ABILITY.TECHNICAL.FACILITIES.FOR_STUDY_RESEARCH</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number-columns-repeated="9" table:style-name="ce22"/>
          <table:table-cell office:value-type="string" office:string-value="C43/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43/G2</text:p>
          </table:table-cell>
          <table:table-cell office:value-type="string" table:style-name="ce22">
            <text:p>CRITERION.SELECTION.TECHNICAL_PROFESSIONAL_ABILITY.TECHNICAL.FACILITIES.FOR_STUDY_RESEARCH</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3/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43/G2/R1</text:p>
          </table:table-cell>
          <table:table-cell office:value-type="string" table:style-name="ce22">
            <text:p>CRITERION.SELECTION.TECHNICAL_PROFESSIONAL_ABILITY.TECHNICAL.FACILITIES.FOR_STUDY_RESEARCH</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3/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43/G2/G2.1</text:p>
          </table:table-cell>
          <table:table-cell office:value-type="string" table:style-name="ce22">
            <text:p>CRITERION.SELECTION.TECHNICAL_PROFESSIONAL_ABILITY.TECHNICAL.FACILITIES.FOR_STUDY_RESEARCH</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3/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43/G2/G2.1/R1</text:p>
          </table:table-cell>
          <table:table-cell office:value-type="string" table:style-name="ce22">
            <text:p>CRITERION.SELECTION.TECHNICAL_PROFESSIONAL_ABILITY.TECHNICAL.FACILITIES.FOR_STUDY_RESEARCH</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3/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43/G2/G2.1/R2</text:p>
          </table:table-cell>
          <table:table-cell office:value-type="string" table:style-name="ce22">
            <text:p>CRITERION.SELECTION.TECHNICAL_PROFESSIONAL_ABILITY.TECHNICAL.FACILITIES.FOR_STUDY_RESEARCH</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3/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43/G2/G2.1/R3</text:p>
          </table:table-cell>
          <table:table-cell office:value-type="string" table:style-name="ce22">
            <text:p>CRITERION.SELECTION.TECHNICAL_PROFESSIONAL_ABILITY.TECHNICAL.FACILITIES.FOR_STUDY_RESEARCH</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4" table:style-name="ce18">
            <text:p>44</text:p>
          </table:table-cell>
          <table:table-cell table:number-columns-repeated="10" table:style-name="ce18"/>
          <table:table-cell office:value-type="string" office:string-value="C44"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44</text:p>
          </table:table-cell>
          <table:table-cell office:value-type="string" table:style-name="ce18">
            <text:p>CRITERION.SELECTION.TECHNICAL_PROFESSIONAL_ABILITY.TECHNICAL.SUPPLY_CHAIN_MANAGEMENT</text:p>
          </table:table-cell>
          <table:table-cell office:value-type="string" table:style-name="ce18">
            <text:p>dc12a151-7fdf-4733-a8f0-30f667292e66</text:p>
          </table:table-cell>
          <table:table-cell office:value-type="string" table:style-name="ce18">
            <text:p>It will be able to apply the following supply chain management and tracking systems when performing the contract:</text:p>
          </table:table-cell>
          <table:table-cell table:style-name="ce18"/>
          <table:table-cell table:style-name="ce25"/>
          <table:table-cell table:number-columns-repeated="16367" table:style-name="ce21"/>
        </table:table-row>
        <table:table-row table:style-name="ro1">
          <table:table-cell office:value-type="float" office:value="44" table:style-name="ce21">
            <text:p>44</text:p>
          </table:table-cell>
          <table:table-cell office:value-type="float" office:value="1" table:style-name="ce22">
            <text:p>1</text:p>
          </table:table-cell>
          <table:table-cell table:number-columns-repeated="9" table:style-name="ce22"/>
          <table:table-cell office:value-type="string" office:string-value="C44/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44/G1</text:p>
          </table:table-cell>
          <table:table-cell office:value-type="string" table:style-name="ce22">
            <text:p>CRITERION.SELECTION.TECHNICAL_PROFESSIONAL_ABILITY.TECHNICAL.SUPPLY_CHAIN_MANAGEMENT</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4/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44/G1/R1</text:p>
          </table:table-cell>
          <table:table-cell office:value-type="string" table:style-name="ce22">
            <text:p>CRITERION.SELECTION.TECHNICAL_PROFESSIONAL_ABILITY.TECHNICAL.SUPPLY_CHAIN_MANAGEMENT</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number-columns-repeated="9" table:style-name="ce22"/>
          <table:table-cell office:value-type="string" office:string-value="C44/G2"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44/G2</text:p>
          </table:table-cell>
          <table:table-cell office:value-type="string" table:style-name="ce22">
            <text:p>CRITERION.SELECTION.TECHNICAL_PROFESSIONAL_ABILITY.TECHNICAL.SUPPLY_CHAIN_MANAGE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4/G2/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44/G2/R1</text:p>
          </table:table-cell>
          <table:table-cell office:value-type="string" table:style-name="ce22">
            <text:p>CRITERION.SELECTION.TECHNICAL_PROFESSIONAL_ABILITY.TECHNICAL.SUPPLY_CHAIN_MANAGE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4/G2/G2.1"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44/G2/G2.1</text:p>
          </table:table-cell>
          <table:table-cell office:value-type="string" table:style-name="ce22">
            <text:p>CRITERION.SELECTION.TECHNICAL_PROFESSIONAL_ABILITY.TECHNICAL.SUPPLY_CHAIN_MANAGE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4/G2/G2.1/R1"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44/G2/G2.1/R1</text:p>
          </table:table-cell>
          <table:table-cell office:value-type="string" table:style-name="ce22">
            <text:p>CRITERION.SELECTION.TECHNICAL_PROFESSIONAL_ABILITY.TECHNICAL.SUPPLY_CHAIN_MANAGE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4/G2/G2.1/R2"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44/G2/G2.1/R2</text:p>
          </table:table-cell>
          <table:table-cell office:value-type="string" table:style-name="ce22">
            <text:p>CRITERION.SELECTION.TECHNICAL_PROFESSIONAL_ABILITY.TECHNICAL.SUPPLY_CHAIN_MANAGE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4/G2/G2.1/R3"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44/G2/G2.1/R3</text:p>
          </table:table-cell>
          <table:table-cell office:value-type="string" table:style-name="ce22">
            <text:p>CRITERION.SELECTION.TECHNICAL_PROFESSIONAL_ABILITY.TECHNICAL.SUPPLY_CHAIN_MANAGE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5" table:style-name="ce18">
            <text:p>45</text:p>
          </table:table-cell>
          <table:table-cell table:number-columns-repeated="10" table:style-name="ce18"/>
          <table:table-cell office:value-type="string" office:string-value="C45"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18">
            <text:p>C45</text:p>
          </table:table-cell>
          <table:table-cell office:value-type="string" table:style-name="ce18">
            <text:p>CRITERION.SELECTION.TECHNICAL_PROFESSIONAL_ABILITY.PROFESSIONAL.QUALIFICATIONS</text:p>
          </table:table-cell>
          <table:table-cell office:value-type="string" table:style-name="ce18">
            <text:p>07301031-2270-41af-8e7e-66fe0c777107</text:p>
          </table:table-cell>
          <table:table-cell office:value-type="string" table:style-name="ce18">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style-name="ce18"/>
          <table:table-cell table:style-name="ce25"/>
          <table:table-cell table:number-columns-repeated="16367" table:style-name="ce21"/>
        </table:table-row>
        <table:table-row table:style-name="ro1">
          <table:table-cell office:value-type="float" office:value="45" table:style-name="ce21">
            <text:p>45</text:p>
          </table:table-cell>
          <table:table-cell office:value-type="float" office:value="1" table:style-name="ce22">
            <text:p>1</text:p>
          </table:table-cell>
          <table:table-cell table:number-columns-repeated="9" table:style-name="ce22"/>
          <table:table-cell office:value-type="string" office:string-value="C45/G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45/G1</text:p>
          </table:table-cell>
          <table:table-cell office:value-type="string" table:style-name="ce22">
            <text:p>CRITERION.SELECTION.TECHNICAL_PROFESSIONAL_ABILITY.PROFESSIONAL.QUALIFICATION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5/G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45/G1/R1</text:p>
          </table:table-cell>
          <table:table-cell office:value-type="string" table:style-name="ce22">
            <text:p>CRITERION.SELECTION.TECHNICAL_PROFESSIONAL_ABILITY.PROFESSIONAL.QUALIFICATION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number-columns-repeated="9" table:style-name="ce22"/>
          <table:table-cell office:value-type="string" office:string-value="C45/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45/G2</text:p>
          </table:table-cell>
          <table:table-cell office:value-type="string" table:style-name="ce22">
            <text:p>CRITERION.SELECTION.TECHNICAL_PROFESSIONAL_ABILITY.PROFESSIONAL.QUALIFICATION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5/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45/G2/R1</text:p>
          </table:table-cell>
          <table:table-cell office:value-type="string" table:style-name="ce22">
            <text:p>CRITERION.SELECTION.TECHNICAL_PROFESSIONAL_ABILITY.PROFESSIONAL.QUALIFICATION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5/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45/G2/G2.1</text:p>
          </table:table-cell>
          <table:table-cell office:value-type="string" table:style-name="ce22">
            <text:p>CRITERION.SELECTION.TECHNICAL_PROFESSIONAL_ABILITY.PROFESSIONAL.QUALIFICATION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5/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45/G2/G2.1/R1</text:p>
          </table:table-cell>
          <table:table-cell office:value-type="string" table:style-name="ce22">
            <text:p>CRITERION.SELECTION.TECHNICAL_PROFESSIONAL_ABILITY.PROFESSIONAL.QUALIFICATION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5/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45/G2/G2.1/R2</text:p>
          </table:table-cell>
          <table:table-cell office:value-type="string" table:style-name="ce22">
            <text:p>CRITERION.SELECTION.TECHNICAL_PROFESSIONAL_ABILITY.PROFESSIONAL.QUALIFICATION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5/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45/G2/G2.1/R3</text:p>
          </table:table-cell>
          <table:table-cell office:value-type="string" table:style-name="ce22">
            <text:p>CRITERION.SELECTION.TECHNICAL_PROFESSIONAL_ABILITY.PROFESSIONAL.QUALIFICATION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6" table:style-name="ce18">
            <text:p>46</text:p>
          </table:table-cell>
          <table:table-cell table:number-columns-repeated="10" table:style-name="ce18"/>
          <table:table-cell office:value-type="string" office:string-value="C46"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18">
            <text:p>C46</text:p>
          </table:table-cell>
          <table:table-cell office:value-type="string" table:style-name="ce18">
            <text:p>CRITERION.SELECTION.TECHNICAL_PROFESSIONAL_ABILITY.TECHNICAL.ENVIRONMENTAL_MANAGEMENT_MEASURES</text:p>
          </table:table-cell>
          <table:table-cell office:value-type="string" table:style-name="ce18">
            <text:p>9460457e-b43d-48a9-acd1-615de6ddd33e</text:p>
          </table:table-cell>
          <table:table-cell office:value-type="string" table:style-name="ce18">
            <text:p>The economic operator will be able to apply the following environmental management measures when performing the contract:</text:p>
          </table:table-cell>
          <table:table-cell table:style-name="ce18"/>
          <table:table-cell table:style-name="ce25"/>
          <table:table-cell table:number-columns-repeated="16367" table:style-name="ce21"/>
        </table:table-row>
        <table:table-row table:style-name="ro1">
          <table:table-cell office:value-type="float" office:value="46" table:style-name="ce21">
            <text:p>46</text:p>
          </table:table-cell>
          <table:table-cell office:value-type="float" office:value="1" table:style-name="ce22">
            <text:p>1</text:p>
          </table:table-cell>
          <table:table-cell table:number-columns-repeated="9" table:style-name="ce22"/>
          <table:table-cell office:value-type="string" office:string-value="C46/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46/G1</text:p>
          </table:table-cell>
          <table:table-cell office:value-type="string" table:style-name="ce22">
            <text:p>CRITERION.SELECTION.TECHNICAL_PROFESSIONAL_ABILITY.TECHNICAL.ENVIRONMENTAL_MANAGEMENT_MEASURE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6/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46/G1/R1</text:p>
          </table:table-cell>
          <table:table-cell office:value-type="string" table:style-name="ce22">
            <text:p>CRITERION.SELECTION.TECHNICAL_PROFESSIONAL_ABILITY.TECHNICAL.ENVIRONMENTAL_MANAGEMENT_MEASURE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number-columns-repeated="9" table:style-name="ce22"/>
          <table:table-cell office:value-type="string" office:string-value="C46/G2"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46/G2</text:p>
          </table:table-cell>
          <table:table-cell office:value-type="string" table:style-name="ce22">
            <text:p>CRITERION.SELECTION.TECHNICAL_PROFESSIONAL_ABILITY.TECHNICAL.ENVIRONMENTAL_MANAGEMENT_MEASURE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6/G2/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46/G2/R1</text:p>
          </table:table-cell>
          <table:table-cell office:value-type="string" table:style-name="ce22">
            <text:p>CRITERION.SELECTION.TECHNICAL_PROFESSIONAL_ABILITY.TECHNICAL.ENVIRONMENTAL_MANAGEMENT_MEASUR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6/G2/G2.1"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46/G2/G2.1</text:p>
          </table:table-cell>
          <table:table-cell office:value-type="string" table:style-name="ce22">
            <text:p>CRITERION.SELECTION.TECHNICAL_PROFESSIONAL_ABILITY.TECHNICAL.ENVIRONMENTAL_MANAGEMENT_MEASUR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6/G2/G2.1/R1"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22">
            <text:p>C46/G2/G2.1/R1</text:p>
          </table:table-cell>
          <table:table-cell office:value-type="string" table:style-name="ce22">
            <text:p>CRITERION.SELECTION.TECHNICAL_PROFESSIONAL_ABILITY.TECHNICAL.ENVIRONMENTAL_MANAGEMENT_MEASUR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6/G2/G2.1/R2"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46/G2/G2.1/R2</text:p>
          </table:table-cell>
          <table:table-cell office:value-type="string" table:style-name="ce22">
            <text:p>CRITERION.SELECTION.TECHNICAL_PROFESSIONAL_ABILITY.TECHNICAL.ENVIRONMENTAL_MANAGEMENT_MEASUR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6/G2/G2.1/R3"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46/G2/G2.1/R3</text:p>
          </table:table-cell>
          <table:table-cell office:value-type="string" table:style-name="ce22">
            <text:p>CRITERION.SELECTION.TECHNICAL_PROFESSIONAL_ABILITY.TECHNICAL.ENVIRONMENTAL_MANAGEMENT_MEASUR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7" table:style-name="ce18">
            <text:p>47</text:p>
          </table:table-cell>
          <table:table-cell table:number-columns-repeated="10" table:style-name="ce18"/>
          <table:table-cell office:value-type="string" office:string-value="C47"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18">
            <text:p>C47</text:p>
          </table:table-cell>
          <table:table-cell office:value-type="string" table:style-name="ce18">
            <text:p>CRITERION.SELECTION.TECHNICAL_PROFESSIONAL_ABILITY.TECHNICAL.EQUIPMENT</text:p>
          </table:table-cell>
          <table:table-cell office:value-type="string" table:style-name="ce18">
            <text:p>cc18c023-211d-484d-a32e-52f3f970285f</text:p>
          </table:table-cell>
          <table:table-cell office:value-type="string" table:style-name="ce18">
            <text:p>The following tools, plant or technical equipment will be available to it for performing the contract:</text:p>
          </table:table-cell>
          <table:table-cell table:style-name="ce18"/>
          <table:table-cell table:style-name="ce25"/>
          <table:table-cell table:number-columns-repeated="16367" table:style-name="ce21"/>
        </table:table-row>
        <table:table-row table:style-name="ro1">
          <table:table-cell office:value-type="float" office:value="47" table:style-name="ce21">
            <text:p>47</text:p>
          </table:table-cell>
          <table:table-cell office:value-type="float" office:value="1" table:style-name="ce22">
            <text:p>1</text:p>
          </table:table-cell>
          <table:table-cell table:number-columns-repeated="9" table:style-name="ce22"/>
          <table:table-cell office:value-type="string" office:string-value="C47/G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47/G1</text:p>
          </table:table-cell>
          <table:table-cell office:value-type="string" table:style-name="ce22">
            <text:p>CRITERION.SELECTION.TECHNICAL_PROFESSIONAL_ABILITY.TECHNICAL.EQUIPMENT</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7/G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47/G1/R1</text:p>
          </table:table-cell>
          <table:table-cell office:value-type="string" table:style-name="ce22">
            <text:p>CRITERION.SELECTION.TECHNICAL_PROFESSIONAL_ABILITY.TECHNICAL.EQUIPMENT</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number-columns-repeated="9" table:style-name="ce22"/>
          <table:table-cell office:value-type="string" office:string-value="C47/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47/G2</text:p>
          </table:table-cell>
          <table:table-cell office:value-type="string" table:style-name="ce22">
            <text:p>CRITERION.SELECTION.TECHNICAL_PROFESSIONAL_ABILITY.TECHNICAL.EQUIP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7/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47/G2/R1</text:p>
          </table:table-cell>
          <table:table-cell office:value-type="string" table:style-name="ce22">
            <text:p>CRITERION.SELECTION.TECHNICAL_PROFESSIONAL_ABILITY.TECHNICAL.EQUIP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7/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47/G2/G2.1</text:p>
          </table:table-cell>
          <table:table-cell office:value-type="string" table:style-name="ce22">
            <text:p>CRITERION.SELECTION.TECHNICAL_PROFESSIONAL_ABILITY.TECHNICAL.EQUIP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7/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47/G2/G2.1/R1</text:p>
          </table:table-cell>
          <table:table-cell office:value-type="string" table:style-name="ce22">
            <text:p>CRITERION.SELECTION.TECHNICAL_PROFESSIONAL_ABILITY.TECHNICAL.EQUIP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7/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47/G2/G2.1/R2</text:p>
          </table:table-cell>
          <table:table-cell office:value-type="string" table:style-name="ce22">
            <text:p>CRITERION.SELECTION.TECHNICAL_PROFESSIONAL_ABILITY.TECHNICAL.EQUIP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7/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47/G2/G2.1/R3</text:p>
          </table:table-cell>
          <table:table-cell office:value-type="string" table:style-name="ce22">
            <text:p>CRITERION.SELECTION.TECHNICAL_PROFESSIONAL_ABILITY.TECHNICAL.EQUIP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02" table:style-name="ro1">
          <table:table-cell table:number-columns-repeated="16384"/>
        </table:table-row>
      </table:table>
      <table:table table:name="SC-Abilities_2_checks" table:style-name="ta1">
        <table:table-column table:style-name="co63" table:number-columns-repeated="11" table:default-cell-style-name="ce19"/>
        <table:table-column table:style-name="co14" table:number-columns-repeated="2" table:default-cell-style-name="ce19"/>
        <table:table-column table:style-name="co45"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8" table:style-name="ce23">
            <text:p>48</text:p>
          </table:table-cell>
          <table:table-cell table:number-columns-repeated="10" table:style-name="ce23"/>
          <table:table-cell office:value-type="string" office:string-value="C4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8</text:p>
          </table:table-cell>
          <table:table-cell office:value-type="string" table:style-name="ce23">
            <text:p>CRITERION.SELECTION.TECHNICAL_PROFESSIONAL_ABILITY.TECHNICAL.CHECKS.ALLOWANCE_OF_CHECKS</text:p>
          </table:table-cell>
          <table:table-cell office:value-type="string" table:style-name="ce23">
            <text:p>c8809aa1-29b6-4f27-ae2f-27e612e394db</text:p>
          </table:table-cell>
          <table:table-cell office:value-type="string" table:style-name="ce23">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23"/>
          <table:table-cell table:style-name="ce26"/>
          <table:table-cell table:number-columns-repeated="16367" table:style-name="ce22"/>
        </table:table-row>
        <table:table-row table:style-name="ro1">
          <table:table-cell office:value-type="float" office:value="48" table:style-name="ce21">
            <text:p>48</text:p>
          </table:table-cell>
          <table:table-cell office:value-type="float" office:value="1" table:style-name="ce22">
            <text:p>1</text:p>
          </table:table-cell>
          <table:table-cell table:number-columns-repeated="9" table:style-name="ce22"/>
          <table:table-cell office:value-type="string" office:string-value="C4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8/G1</text:p>
          </table:table-cell>
          <table:table-cell office:value-type="string" table:style-name="ce22">
            <text:p>CRITERION.SELECTION.TECHNICAL_PROFESSIONAL_ABILITY.TECHNICAL.CHECKS.ALLOWANCE_OF_CHECKS</text:p>
          </table:table-cell>
          <table:table-cell office:value-type="string" table:style-name="ce22">
            <text:p>d7721546-9106-43a7-8d31-2fe08a862b00</text:p>
          </table:table-cell>
          <table:table-cell table:number-columns-repeated="2" table:style-name="ce22"/>
          <table:table-cell table:style-name="ce24"/>
          <table:table-cell table:number-columns-repeated="16367" table:style-name="ce22"/>
        </table:table-row>
        <table:table-row table:style-name="ro1">
          <table:table-cell office:value-type="float" office:value="48" table:style-name="ce21">
            <text:p>4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8/G1/R1</text:p>
          </table:table-cell>
          <table:table-cell office:value-type="string" table:style-name="ce22">
            <text:p>CRITERION.SELECTION.TECHNICAL_PROFESSIONAL_ABILITY.TECHNICAL.CHECKS.ALLOWANCE_OF_CHECKS</text:p>
          </table:table-cell>
          <table:table-cell office:value-type="string" table:style-name="ce22">
            <text:p>23a27c0e-c4f7-42cd-b0fd-a7cedfbf77a7</text:p>
          </table:table-cell>
          <table:table-cell office:value-type="string" table:style-name="ce22">
            <text:p>Do you allow checks?</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Abilities_3" table:style-name="ta2">
        <table:table-column table:style-name="co1" table:number-columns-repeated="5" table:default-cell-style-name="ce19"/>
        <table:table-column table:style-name="co64" table:number-columns-repeated="6" table:default-cell-style-name="ce19"/>
        <table:table-column table:style-name="co14" table:default-cell-style-name="ce19"/>
        <table:table-column table:style-name="co65" table:default-cell-style-name="ce19"/>
        <table:table-column table:style-name="co66"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9" table:style-name="ce23">
            <text:p>49</text:p>
          </table:table-cell>
          <table:table-cell table:number-columns-repeated="10" table:style-name="ce23"/>
          <table:table-cell office:value-type="string" office:string-value="C4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9</text:p>
          </table:table-cell>
          <table:table-cell office:value-type="string" table:style-name="ce23">
            <text:p>CRITERION.SELECTION.TECHNICAL_PROFESSIONAL_ABILITY.MANAGEMENT.MANAGERIAL_STAFF</text:p>
          </table:table-cell>
          <table:table-cell office:value-type="string" table:style-name="ce23">
            <text:p>6346959b-e097-4ea1-89cd-d1b4c131ea4d</text:p>
          </table:table-cell>
          <table:table-cell office:value-type="string" table:style-name="ce23">
            <text:p>The economic operator’s number of managerial staff for the last three years were as follows:</text:p>
          </table:table-cell>
          <table:table-cell table:style-name="ce23"/>
          <table:table-cell table:style-name="ce26"/>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table:number-columns-repeated="9" table:style-name="ce22"/>
          <table:table-cell office:value-type="string" office:string-value="C4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9/G1</text:p>
          </table:table-cell>
          <table:table-cell office:value-type="string" table:style-name="ce22">
            <text:p>CRITERION.SELECTION.TECHNICAL_PROFESSIONAL_ABILITY.MANAGEMENT.MANAGERIAL_STAFF</text:p>
          </table:table-cell>
          <table:table-cell office:value-type="string" table:style-name="ce22">
            <text:p>96defecc-7d32-4957-82e9-aad5f3c5b736</text:p>
          </table:table-cell>
          <table:table-cell table:number-columns-repeated="2" table:style-name="ce7"/>
          <table:table-cell office:value-type="string" table:style-name="ce7">
            <text:p>yes (typically 3)</text:p>
          </table:table-cell>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9/G1/R1</text:p>
          </table:table-cell>
          <table:table-cell office:value-type="string" table:style-name="ce22">
            <text:p>CRITERION.SELECTION.TECHNICAL_PROFESSIONAL_ABILITY.MANAGEMENT.MANAGERIAL_STAFF</text:p>
          </table:table-cell>
          <table:table-cell office:value-type="string" table:style-name="ce22">
            <text:p>5aacceb3-280e-42f1-b2da-3d8ac7877fe9</text:p>
          </table:table-cell>
          <table:table-cell office:value-type="string" table:style-name="ce28">
            <text:p>Year</text:p>
          </table:table-cell>
          <table:table-cell table:style-name="ce28"/>
          <table:table-cell table:style-name="ce7"/>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49/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49/G1/R2</text:p>
          </table:table-cell>
          <table:table-cell office:value-type="string" table:style-name="ce22">
            <text:p>CRITERION.SELECTION.TECHNICAL_PROFESSIONAL_ABILITY.MANAGEMENT.MANAGERIAL_STAFF</text:p>
          </table:table-cell>
          <table:table-cell office:value-type="string" table:style-name="ce22">
            <text:p>42037f41-53af-44df-b6b8-2395cee98087</text:p>
          </table:table-cell>
          <table:table-cell office:value-type="string" table:style-name="ce28">
            <text:p>Number</text:p>
          </table:table-cell>
          <table:table-cell table:style-name="ce28"/>
          <table:table-cell table:style-name="ce7"/>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number-columns-repeated="9" table:style-name="ce22"/>
          <table:table-cell office:value-type="string" office:string-value="C49/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49/G2</text:p>
          </table:table-cell>
          <table:table-cell office:value-type="string" table:style-name="ce22">
            <text:p>CRITERION.SELECTION.TECHNICAL_PROFESSIONAL_ABILITY.MANAGEMENT.MANAGERIAL_STAFF</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9/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49/G2/R1</text:p>
          </table:table-cell>
          <table:table-cell office:value-type="string" table:style-name="ce22">
            <text:p>CRITERION.SELECTION.TECHNICAL_PROFESSIONAL_ABILITY.MANAGEMENT.MANAGERIAL_STAFF</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9/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49/G2/G2.1</text:p>
          </table:table-cell>
          <table:table-cell office:value-type="string" table:style-name="ce22">
            <text:p>CRITERION.SELECTION.TECHNICAL_PROFESSIONAL_ABILITY.MANAGEMENT.MANAGERIAL_STAFF</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9/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49/G2/G2.1/R1</text:p>
          </table:table-cell>
          <table:table-cell office:value-type="string" table:style-name="ce22">
            <text:p>CRITERION.SELECTION.TECHNICAL_PROFESSIONAL_ABILITY.MANAGEMENT.MANAGERIAL_STAFF</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9/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49/G2/G2.1/R2</text:p>
          </table:table-cell>
          <table:table-cell office:value-type="string" table:style-name="ce22">
            <text:p>CRITERION.SELECTION.TECHNICAL_PROFESSIONAL_ABILITY.MANAGEMENT.MANAGERIAL_STAFF</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9/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49/G2/G2.1/R3</text:p>
          </table:table-cell>
          <table:table-cell office:value-type="string" table:style-name="ce22">
            <text:p>CRITERION.SELECTION.TECHNICAL_PROFESSIONAL_ABILITY.MANAGEMENT.MANAGERIAL_STAFF</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0" table:style-name="ce18">
            <text:p>50</text:p>
          </table:table-cell>
          <table:table-cell table:number-columns-repeated="10" table:style-name="ce18"/>
          <table:table-cell office:value-type="string" office:string-value="C50"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18">
            <text:p>C50</text:p>
          </table:table-cell>
          <table:table-cell office:value-type="string" table:style-name="ce18">
            <text:p>CRITERION.SELECTION.TECHNICAL_PROFESSIONAL_ABILITY.MANAGEMENT.AVERAGE_ANNUAL_MANPOWER</text:p>
          </table:table-cell>
          <table:table-cell office:value-type="string" table:style-name="ce18">
            <text:p>1f49b3f0-d50f-43f6-8b30-4bafab108b9b</text:p>
          </table:table-cell>
          <table:table-cell office:value-type="string" table:style-name="ce18">
            <text:p>The economic operator’s average annual manpower for the last three years were as follows:</text:p>
          </table:table-cell>
          <table:table-cell table:style-name="ce18"/>
          <table:table-cell table:style-name="ce25"/>
          <table:table-cell table:number-columns-repeated="16367" table:style-name="ce21"/>
        </table:table-row>
        <table:table-row table:style-name="ro1">
          <table:table-cell office:value-type="float" office:value="50" table:style-name="ce21">
            <text:p>50</text:p>
          </table:table-cell>
          <table:table-cell office:value-type="float" office:value="1" table:style-name="ce22">
            <text:p>1</text:p>
          </table:table-cell>
          <table:table-cell table:number-columns-repeated="9" table:style-name="ce22"/>
          <table:table-cell office:value-type="string" office:string-value="C50/G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0/G1</text:p>
          </table:table-cell>
          <table:table-cell office:value-type="string" table:style-name="ce22">
            <text:p>CRITERION.SELECTION.TECHNICAL_PROFESSIONAL_ABILITY.MANAGEMENT.AVERAGE_ANNUAL_MANPOWER</text:p>
          </table:table-cell>
          <table:table-cell office:value-type="string" table:style-name="ce22">
            <text:p>96defecc-7d32-4957-82e9-aad5f3c5b736</text:p>
          </table:table-cell>
          <table:table-cell table:number-columns-repeated="2" table:style-name="ce7"/>
          <table:table-cell office:value-type="string" table:style-name="ce7">
            <text:p>yes (typically 3)</text:p>
          </table:table-cell>
          <table:table-cell table:number-columns-repeated="16367" table:style-name="ce22"/>
        </table:table-row>
        <table:table-row table:style-name="ro1">
          <table:table-cell office:value-type="float" office:value="50" table:style-name="ce21">
            <text:p>5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0/G1/R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0/G1/R1</text:p>
          </table:table-cell>
          <table:table-cell office:value-type="string" table:style-name="ce22">
            <text:p>CRITERION.SELECTION.TECHNICAL_PROFESSIONAL_ABILITY.MANAGEMENT.AVERAGE_ANNUAL_MANPOWER</text:p>
          </table:table-cell>
          <table:table-cell office:value-type="string" table:style-name="ce22">
            <text:p>5aacceb3-280e-42f1-b2da-3d8ac7877fe9</text:p>
          </table:table-cell>
          <table:table-cell office:value-type="string" table:style-name="ce28">
            <text:p>Year</text:p>
          </table:table-cell>
          <table:table-cell table:style-name="ce28"/>
          <table:table-cell table:style-name="ce7"/>
          <table:table-cell table:number-columns-repeated="16367" table:style-name="ce22"/>
        </table:table-row>
        <table:table-row table:style-name="ro1">
          <table:table-cell office:value-type="float" office:value="50" table:style-name="ce21">
            <text:p>50</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50/G1/R2"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0/G1/R2</text:p>
          </table:table-cell>
          <table:table-cell office:value-type="string" table:style-name="ce22">
            <text:p>CRITERION.SELECTION.TECHNICAL_PROFESSIONAL_ABILITY.MANAGEMENT.AVERAGE_ANNUAL_MANPOWER</text:p>
          </table:table-cell>
          <table:table-cell office:value-type="string" table:style-name="ce22">
            <text:p>42037f41-53af-44df-b6b8-2395cee98087</text:p>
          </table:table-cell>
          <table:table-cell office:value-type="string" table:style-name="ce28">
            <text:p>Number</text:p>
          </table:table-cell>
          <table:table-cell table:style-name="ce28"/>
          <table:table-cell table:style-name="ce7"/>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number-columns-repeated="9" table:style-name="ce22"/>
          <table:table-cell office:value-type="string" office:string-value="C50/G2"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0/G2</text:p>
          </table:table-cell>
          <table:table-cell office:value-type="string" table:style-name="ce22">
            <text:p>CRITERION.SELECTION.TECHNICAL_PROFESSIONAL_ABILITY.MANAGEMENT.AVERAGE_ANNUAL_MANPOWER</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0/G2/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0/G2/R1</text:p>
          </table:table-cell>
          <table:table-cell office:value-type="string" table:style-name="ce22">
            <text:p>CRITERION.SELECTION.TECHNICAL_PROFESSIONAL_ABILITY.MANAGEMENT.AVERAGE_ANNUAL_MANPOWER</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0/G2/G2.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0/G2/G2.1</text:p>
          </table:table-cell>
          <table:table-cell office:value-type="string" table:style-name="ce22">
            <text:p>CRITERION.SELECTION.TECHNICAL_PROFESSIONAL_ABILITY.MANAGEMENT.AVERAGE_ANNUAL_MANPOWER</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0/G2/G2.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0/G2/G2.1/R1</text:p>
          </table:table-cell>
          <table:table-cell office:value-type="string" table:style-name="ce22">
            <text:p>CRITERION.SELECTION.TECHNICAL_PROFESSIONAL_ABILITY.MANAGEMENT.AVERAGE_ANNUAL_MANPOWER</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0/G2/G2.1/R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50/G2/G2.1/R2</text:p>
          </table:table-cell>
          <table:table-cell office:value-type="string" table:style-name="ce22">
            <text:p>CRITERION.SELECTION.TECHNICAL_PROFESSIONAL_ABILITY.MANAGEMENT.AVERAGE_ANNUAL_MANPOWER</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0/G2/G2.1/R3"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50/G2/G2.1/R3</text:p>
          </table:table-cell>
          <table:table-cell office:value-type="string" table:style-name="ce22">
            <text:p>CRITERION.SELECTION.TECHNICAL_PROFESSIONAL_ABILITY.MANAGEMENT.AVERAGE_ANNUAL_MANPOWER</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4" table:style-name="ro1">
          <table:table-cell table:number-columns-repeated="16384"/>
        </table:table-row>
      </table:table>
      <table:table table:name="SC-Subcontracting_proportion" table:style-name="ta2">
        <table:table-column table:style-name="co50" table:number-columns-repeated="11" table:default-cell-style-name="ce19"/>
        <table:table-column table:style-name="co14" table:number-columns-repeated="2"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1" table:style-name="ce23">
            <text:p>51</text:p>
          </table:table-cell>
          <table:table-cell table:number-columns-repeated="10" table:style-name="ce23"/>
          <table:table-cell office:value-type="string" office:string-value="C5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1</text:p>
          </table:table-cell>
          <table:table-cell office:value-type="string" table:style-name="ce23">
            <text:p>CRITERION.SELECTION.TECHNICAL_PROFESSIONAL_ABILITY.MANAGEMENT.SUBCONTRACTING_PROPORTION</text:p>
          </table:table-cell>
          <table:table-cell office:value-type="string" table:style-name="ce23">
            <text:p>612a1625-118d-4ea4-a6db-413184e7c0a8</text:p>
          </table:table-cell>
          <table:table-cell office:value-type="string" table:style-name="ce23">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23"/>
          <table:table-cell table:style-name="ce26"/>
          <table:table-cell table:number-columns-repeated="16367" table:style-name="ce22"/>
        </table:table-row>
        <table:table-row table:style-name="ro1">
          <table:table-cell office:value-type="float" office:value="51" table:style-name="ce21">
            <text:p>51</text:p>
          </table:table-cell>
          <table:table-cell office:value-type="float" office:value="1" table:style-name="ce22">
            <text:p>1</text:p>
          </table:table-cell>
          <table:table-cell table:number-columns-repeated="9" table:style-name="ce22"/>
          <table:table-cell office:value-type="string" office:string-value="C5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1/G1</text:p>
          </table:table-cell>
          <table:table-cell office:value-type="string" table:style-name="ce22">
            <text:p>CRITERION.SELECTION.TECHNICAL_PROFESSIONAL_ABILITY.MANAGEMENT.SUBCONTRACTING_PROPORTION</text:p>
          </table:table-cell>
          <table:table-cell office:value-type="string" table:style-name="ce22">
            <text:p>575f7550-8a2d-4bad-b9d8-be07ab570076</text:p>
          </table:table-cell>
          <table:table-cell table:number-columns-repeated="2" table:style-name="ce22"/>
          <table:table-cell table:style-name="ce24"/>
          <table:table-cell table:number-columns-repeated="16367" table:style-name="ce22"/>
        </table:table-row>
        <table:table-row table:style-name="ro1">
          <table:table-cell office:value-type="float" office:value="51" table:style-name="ce21">
            <text:p>5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1/G1/R1</text:p>
          </table:table-cell>
          <table:table-cell office:value-type="string" table:style-name="ce22">
            <text:p>CRITERION.SELECTION.TECHNICAL_PROFESSIONAL_ABILITY.MANAGEMENT.SUBCONTRACTING_PROPORTION</text:p>
          </table:table-cell>
          <table:table-cell office:value-type="string" table:style-name="ce22">
            <text:p>15778db8-0d84-42ba-931b-774c1b3d3f9f</text:p>
          </table:table-cell>
          <table:table-cell office:value-type="string" table:style-name="ce22">
            <text:p>Please specify</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Samples_certificates" table:style-name="ta2">
        <table:table-column table:style-name="co67" table:number-columns-repeated="11" table:default-cell-style-name="ce19"/>
        <table:table-column table:style-name="co14" table:default-cell-style-name="ce19"/>
        <table:table-column table:style-name="co68"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2" table:style-name="ce23">
            <text:p>52</text:p>
          </table:table-cell>
          <table:table-cell table:number-columns-repeated="10" table:style-name="ce23"/>
          <table:table-cell office:value-type="string" office:string-value="C5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2</text:p>
          </table:table-cell>
          <table:table-cell office:value-type="string" table:style-name="ce23">
            <text:p>CRITERION.SELECTION.TECHNICAL_PROFESSIONAL_ABILITY.MANAGEMENT.ARTEFACTS.NO_AUTHENTICATED_ARTEFACTS</text:p>
          </table:table-cell>
          <table:table-cell office:value-type="string" table:style-name="ce23">
            <text:p>bdf0601d-2480-4250-b870-658d0ee95be6</text:p>
          </table:table-cell>
          <table:table-cell office:value-type="string" table:style-name="ce23">
            <text:p>For public supply contracts: The economic operator will supply the required samples, descriptions or photographs of the products to be supplied, which do not need to be accompanied by certifications of authenticity.</text:p>
          </table:table-cell>
          <table:table-cell table:style-name="ce23"/>
          <table:table-cell table:style-name="ce26"/>
          <table:table-cell table:number-columns-repeated="16367" table:style-name="ce22"/>
        </table:table-row>
        <table:table-row table:style-name="ro1">
          <table:table-cell office:value-type="float" office:value="52" table:style-name="ce21">
            <text:p>52</text:p>
          </table:table-cell>
          <table:table-cell office:value-type="float" office:value="1" table:style-name="ce22">
            <text:p>1</text:p>
          </table:table-cell>
          <table:table-cell table:number-columns-repeated="9" table:style-name="ce22"/>
          <table:table-cell office:value-type="string" office:string-value="C5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2/G1</text:p>
          </table:table-cell>
          <table:table-cell office:value-type="string" table:style-name="ce22">
            <text:p>CRITERION.SELECTION.TECHNICAL_PROFESSIONAL_ABILITY.MANAGEMENT.ARTEFACTS.NO_AUTHENTICATED_ARTEFACTS</text:p>
          </table:table-cell>
          <table:table-cell office:value-type="string" table:style-name="ce22">
            <text:p>cb73544d-e8bb-4cc6-819b-b8e04f1e240e</text:p>
          </table:table-cell>
          <table:table-cell table:number-columns-repeated="2"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2/G1/R1</text:p>
          </table:table-cell>
          <table:table-cell office:value-type="string" table:style-name="ce22">
            <text:p>CRITERION.SELECTION.TECHNICAL_PROFESSIONAL_ABILITY.MANAGEMENT.ARTEFACTS.NO_AUTHENTICATED_ARTEFACTS</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number-columns-repeated="9" table:style-name="ce22"/>
          <table:table-cell office:value-type="string" office:string-value="C52/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2/G2</text:p>
          </table:table-cell>
          <table:table-cell office:value-type="string" table:style-name="ce22">
            <text:p>CRITERION.SELECTION.TECHNICAL_PROFESSIONAL_ABILITY.MANAGEMENT.ARTEFACTS.NO_AUTHENTICATED_ARTEFACT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2/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2/G2/R1</text:p>
          </table:table-cell>
          <table:table-cell office:value-type="string" table:style-name="ce22">
            <text:p>CRITERION.SELECTION.TECHNICAL_PROFESSIONAL_ABILITY.MANAGEMENT.ARTEFACTS.NO_AUTHENTICATED_ARTEFACT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2/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2/G2/G2.1</text:p>
          </table:table-cell>
          <table:table-cell office:value-type="string" table:style-name="ce22">
            <text:p>CRITERION.SELECTION.TECHNICAL_PROFESSIONAL_ABILITY.MANAGEMENT.ARTEFACTS.NO_AUTHENTICATED_ARTEFACT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2/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2/G2/G2.1/R1</text:p>
          </table:table-cell>
          <table:table-cell office:value-type="string" table:style-name="ce22">
            <text:p>CRITERION.SELECTION.TECHNICAL_PROFESSIONAL_ABILITY.MANAGEMENT.ARTEFACTS.NO_AUTHENTICATED_ARTEFACT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2/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2/G2/G2.1/R2</text:p>
          </table:table-cell>
          <table:table-cell office:value-type="string" table:style-name="ce22">
            <text:p>CRITERION.SELECTION.TECHNICAL_PROFESSIONAL_ABILITY.MANAGEMENT.ARTEFACTS.NO_AUTHENTICATED_ARTEFACT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2/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2/G2/G2.1/R3</text:p>
          </table:table-cell>
          <table:table-cell office:value-type="string" table:style-name="ce22">
            <text:p>CRITERION.SELECTION.TECHNICAL_PROFESSIONAL_ABILITY.MANAGEMENT.ARTEFACTS.NO_AUTHENTICATED_ARTEFACT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3" table:style-name="ce18">
            <text:p>53</text:p>
          </table:table-cell>
          <table:table-cell table:number-columns-repeated="10" table:style-name="ce18"/>
          <table:table-cell office:value-type="string" office:string-value="C5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53</text:p>
          </table:table-cell>
          <table:table-cell office:value-type="string" table:style-name="ce18">
            <text:p>CRITERION.SELECTION.TECHNICAL_PROFESSIONAL_ABILITY.MANAGEMENT.ARTEFACTS.AUTHENTICATED_ARTEFACTS</text:p>
          </table:table-cell>
          <table:table-cell office:value-type="string" table:style-name="ce18">
            <text:p>7662b7a9-bcb8-4763-a0a7-7505d8e8470d</text:p>
          </table:table-cell>
          <table:table-cell office:value-type="string" table:style-name="ce18">
            <text:p>For public supply contracts: The economic operator will supply the required samples, descriptions or photographs of the products to be supplied and will provide certifications of authenticity where applicable.</text:p>
          </table:table-cell>
          <table:table-cell table:style-name="ce18"/>
          <table:table-cell table:style-name="ce25"/>
          <table:table-cell table:number-columns-repeated="16367" table:style-name="ce21"/>
        </table:table-row>
        <table:table-row table:style-name="ro1">
          <table:table-cell office:value-type="float" office:value="53" table:style-name="ce21">
            <text:p>53</text:p>
          </table:table-cell>
          <table:table-cell office:value-type="float" office:value="1" table:style-name="ce22">
            <text:p>1</text:p>
          </table:table-cell>
          <table:table-cell table:number-columns-repeated="9" table:style-name="ce22"/>
          <table:table-cell office:value-type="string" office:string-value="C53/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3/G1</text:p>
          </table:table-cell>
          <table:table-cell office:value-type="string" table:style-name="ce22">
            <text:p>CRITERION.SELECTION.TECHNICAL_PROFESSIONAL_ABILITY.MANAGEMENT.ARTEFACTS.AUTHENTICATED_ARTEFACTS</text:p>
          </table:table-cell>
          <table:table-cell office:value-type="string" table:style-name="ce22">
            <text:p>cb73544d-e8bb-4cc6-819b-b8e04f1e240e</text:p>
          </table:table-cell>
          <table:table-cell table:number-columns-repeated="2"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3/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3/G1/R1</text:p>
          </table:table-cell>
          <table:table-cell office:value-type="string" table:style-name="ce22">
            <text:p>CRITERION.SELECTION.TECHNICAL_PROFESSIONAL_ABILITY.MANAGEMENT.ARTEFACTS.AUTHENTICATED_ARTEFACTS</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number-columns-repeated="9" table:style-name="ce22"/>
          <table:table-cell office:value-type="string" office:string-value="C53/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3/G2</text:p>
          </table:table-cell>
          <table:table-cell office:value-type="string" table:style-name="ce22">
            <text:p>CRITERION.SELECTION.TECHNICAL_PROFESSIONAL_ABILITY.MANAGEMENT.ARTEFACTS.AUTHENTICATED_ARTEFACT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3/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3/G2/R1</text:p>
          </table:table-cell>
          <table:table-cell office:value-type="string" table:style-name="ce22">
            <text:p>CRITERION.SELECTION.TECHNICAL_PROFESSIONAL_ABILITY.MANAGEMENT.ARTEFACTS.AUTHENTICATED_ARTEFACT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3/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3/G2/G2.1</text:p>
          </table:table-cell>
          <table:table-cell office:value-type="string" table:style-name="ce22">
            <text:p>CRITERION.SELECTION.TECHNICAL_PROFESSIONAL_ABILITY.MANAGEMENT.ARTEFACTS.AUTHENTICATED_ARTEFACT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3/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3/G2/G2.1/R1</text:p>
          </table:table-cell>
          <table:table-cell office:value-type="string" table:style-name="ce22">
            <text:p>CRITERION.SELECTION.TECHNICAL_PROFESSIONAL_ABILITY.MANAGEMENT.ARTEFACTS.AUTHENTICATED_ARTEFACT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3/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3/G2/G2.1/R2</text:p>
          </table:table-cell>
          <table:table-cell office:value-type="string" table:style-name="ce22">
            <text:p>CRITERION.SELECTION.TECHNICAL_PROFESSIONAL_ABILITY.MANAGEMENT.ARTEFACTS.AUTHENTICATED_ARTEFACT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3/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3/G2/G2.1/R3</text:p>
          </table:table-cell>
          <table:table-cell office:value-type="string" table:style-name="ce22">
            <text:p>CRITERION.SELECTION.TECHNICAL_PROFESSIONAL_ABILITY.MANAGEMENT.ARTEFACTS.AUTHENTICATED_ARTEFACT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SC-Quality_assurance" table:style-name="ta2">
        <table:table-column table:style-name="co69" table:number-columns-repeated="11" table:default-cell-style-name="ce19"/>
        <table:table-column table:style-name="co37" table:default-cell-style-name="ce19"/>
        <table:table-column table:style-name="co14"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4" table:style-name="ce23">
            <text:p>54</text:p>
          </table:table-cell>
          <table:table-cell table:number-columns-repeated="10" table:style-name="ce23"/>
          <table:table-cell office:value-type="string" office:string-value="C5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4</text:p>
          </table:table-cell>
          <table:table-cell office:value-type="string" table:style-name="ce23">
            <text:p>CRITERION.SELECTION.TECHNICAL_PROFESSIONAL_ABILITY.CERTIFICATES.QUALITY_ASSURANCE.QA_INSTITUTES_CERTIFICATE</text:p>
          </table:table-cell>
          <table:table-cell office:value-type="string" table:style-name="ce23">
            <text:p>a7669d7d-9297-43e1-9d10-691a1660187c</text:p>
          </table:table-cell>
          <table:table-cell office:value-type="string" table:style-name="ce23">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style-name="ce23"/>
          <table:table-cell table:style-name="ce26"/>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number-columns-repeated="9" table:style-name="ce22"/>
          <table:table-cell office:value-type="string" office:string-value="C5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4/G1</text:p>
          </table:table-cell>
          <table:table-cell office:value-type="string" table:style-name="ce22">
            <text:p>CRITERION.SELECTION.TECHNICAL_PROFESSIONAL_ABILITY.CERTIFICATES.QUALITY_ASSURANCE.QA_INSTITUTES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4/G1/R1</text:p>
          </table:table-cell>
          <table:table-cell office:value-type="string" table:style-name="ce22">
            <text:p>CRITERION.SELECTION.TECHNICAL_PROFESSIONAL_ABILITY.CERTIFICATES.QUALITY_ASSURANCE.QA_INSTITUTES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4/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4/G1/G1.1</text:p>
          </table:table-cell>
          <table:table-cell office:value-type="string" table:style-name="ce22">
            <text:p>CRITERION.SELECTION.TECHNICAL_PROFESSIONAL_ABILITY.CERTIFICATES.QUALITY_ASSURANCE.QA_INSTITUTES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4/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4/G1/G1.1/R1</text:p>
          </table:table-cell>
          <table:table-cell office:value-type="string" table:style-name="ce22">
            <text:p>CRITERION.SELECTION.TECHNICAL_PROFESSIONAL_ABILITY.CERTIFICATES.QUALITY_ASSURANCE.QA_INSTITUTES_CERTIFICATE</text:p>
          </table:table-cell>
          <table:table-cell office:value-type="string" table:style-name="ce22">
            <text:p>b9dec4cb-2f6f-47d7-a023-e9099b19b338</text:p>
          </table:table-cell>
          <table:table-cell office:value-type="string" table:style-name="ce22">
            <text:p>If not, please explain why and state which other means of proof can be provided:</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number-columns-repeated="9" table:style-name="ce22"/>
          <table:table-cell office:value-type="string" office:string-value="C54/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4/G2</text:p>
          </table:table-cell>
          <table:table-cell office:value-type="string" table:style-name="ce22">
            <text:p>CRITERION.SELECTION.TECHNICAL_PROFESSIONAL_ABILITY.CERTIFICATES.QUALITY_ASSURANCE.QA_INSTITUTES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4/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4/G2/R1</text:p>
          </table:table-cell>
          <table:table-cell office:value-type="string" table:style-name="ce22">
            <text:p>CRITERION.SELECTION.TECHNICAL_PROFESSIONAL_ABILITY.CERTIFICATES.QUALITY_ASSURANCE.QA_INSTITUTES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4/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4/G2/G2.1</text:p>
          </table:table-cell>
          <table:table-cell office:value-type="string" table:style-name="ce22">
            <text:p>CRITERION.SELECTION.TECHNICAL_PROFESSIONAL_ABILITY.CERTIFICATES.QUALITY_ASSURANCE.QA_INSTITUTES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4/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4/G2/G2.1/R1</text:p>
          </table:table-cell>
          <table:table-cell office:value-type="string" table:style-name="ce22">
            <text:p>CRITERION.SELECTION.TECHNICAL_PROFESSIONAL_ABILITY.CERTIFICATES.QUALITY_ASSURANCE.QA_INSTITUTES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4/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54/G2/G2.1/R2</text:p>
          </table:table-cell>
          <table:table-cell office:value-type="string" table:style-name="ce22">
            <text:p>CRITERION.SELECTION.TECHNICAL_PROFESSIONAL_ABILITY.CERTIFICATES.QUALITY_ASSURANCE.QA_INSTITUTES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4/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4/G2/G2.1/R3</text:p>
          </table:table-cell>
          <table:table-cell office:value-type="string" table:style-name="ce22">
            <text:p>CRITERION.SELECTION.TECHNICAL_PROFESSIONAL_ABILITY.CERTIFICATES.QUALITY_ASSURANCE.QA_INSTITUTES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5" table:style-name="ce18">
            <text:p>55</text:p>
          </table:table-cell>
          <table:table-cell table:number-columns-repeated="10" table:style-name="ce18"/>
          <table:table-cell office:value-type="string" office:string-value="C55"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8">
            <text:p>C55</text:p>
          </table:table-cell>
          <table:table-cell office:value-type="string" table:style-name="ce18">
            <text:p>CRITERION.SELECTION.TECHNICAL_PROFESSIONAL_ABILITY.CERTIFICATES.QUALITY_ASSURANCE.QA_INDEPENDENT_CERTIFICATE</text:p>
          </table:table-cell>
          <table:table-cell office:value-type="string" table:style-name="ce18">
            <text:p>d726bac9-e153-4e75-bfca-c5385587766d</text:p>
          </table:table-cell>
          <table:table-cell office:value-type="string" table:style-name="ce18">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8"/>
          <table:table-cell table:style-name="ce25"/>
          <table:table-cell table:number-columns-repeated="16367" table:style-name="ce21"/>
        </table:table-row>
        <table:table-row table:style-name="ro1">
          <table:table-cell office:value-type="float" office:value="55" table:style-name="ce21">
            <text:p>55</text:p>
          </table:table-cell>
          <table:table-cell office:value-type="float" office:value="1" table:style-name="ce22">
            <text:p>1</text:p>
          </table:table-cell>
          <table:table-cell table:number-columns-repeated="9" table:style-name="ce22"/>
          <table:table-cell office:value-type="string" office:string-value="C55/G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5/G1</text:p>
          </table:table-cell>
          <table:table-cell office:value-type="string" table:style-name="ce22">
            <text:p>CRITERION.SELECTION.TECHNICAL_PROFESSIONAL_ABILITY.CERTIFICATES.QUALITY_ASSURANCE.QA_INDEPENDENT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5/G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5/G1/R1</text:p>
          </table:table-cell>
          <table:table-cell office:value-type="string" table:style-name="ce22">
            <text:p>CRITERION.SELECTION.TECHNICAL_PROFESSIONAL_ABILITY.CERTIFICATES.QUALITY_ASSURANCE.QA_INDEPENDENT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5/G1/G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5/G1/G1.1</text:p>
          </table:table-cell>
          <table:table-cell office:value-type="string" table:style-name="ce22">
            <text:p>CRITERION.SELECTION.TECHNICAL_PROFESSIONAL_ABILITY.CERTIFICATES.QUALITY_ASSURANCE.QA_INDEPENDENT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5/G1/G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5/G1/G1.1/R1</text:p>
          </table:table-cell>
          <table:table-cell office:value-type="string" table:style-name="ce22">
            <text:p>CRITERION.SELECTION.TECHNICAL_PROFESSIONAL_ABILITY.CERTIFICATES.QUALITY_ASSURANCE.QA_INDEPENDENT_CERTIFICATE</text:p>
          </table:table-cell>
          <table:table-cell office:value-type="string" table:style-name="ce22">
            <text:p>b9dec4cb-2f6f-47d7-a023-e9099b19b338</text:p>
          </table:table-cell>
          <table:table-cell office:value-type="string" table:style-name="ce22">
            <text:p>If not, please explain why and specify which other means of proof concerning the quality assurance scheme can be provided:</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number-columns-repeated="9" table:style-name="ce22"/>
          <table:table-cell office:value-type="string" office:string-value="C55/G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5/G2</text:p>
          </table:table-cell>
          <table:table-cell office:value-type="string" table:style-name="ce22">
            <text:p>CRITERION.SELECTION.TECHNICAL_PROFESSIONAL_ABILITY.CERTIFICATES.QUALITY_ASSURANCE.QA_INDEPENDENT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5/G2/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5/G2/R1</text:p>
          </table:table-cell>
          <table:table-cell office:value-type="string" table:style-name="ce22">
            <text:p>CRITERION.SELECTION.TECHNICAL_PROFESSIONAL_ABILITY.CERTIFICATES.QUALITY_ASSURANCE.QA_INDEPENDENT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5/G2/G2.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55/G2/G2.1</text:p>
          </table:table-cell>
          <table:table-cell office:value-type="string" table:style-name="ce22">
            <text:p>CRITERION.SELECTION.TECHNICAL_PROFESSIONAL_ABILITY.CERTIFICATES.QUALITY_ASSURANCE.QA_INDEPENDENT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5/G2/G2.1/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55/G2/G2.1/R1</text:p>
          </table:table-cell>
          <table:table-cell office:value-type="string" table:style-name="ce22">
            <text:p>CRITERION.SELECTION.TECHNICAL_PROFESSIONAL_ABILITY.CERTIFICATES.QUALITY_ASSURANCE.QA_INDEPENDENT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5/G2/G2.1/R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55/G2/G2.1/R2</text:p>
          </table:table-cell>
          <table:table-cell office:value-type="string" table:style-name="ce22">
            <text:p>CRITERION.SELECTION.TECHNICAL_PROFESSIONAL_ABILITY.CERTIFICATES.QUALITY_ASSURANCE.QA_INDEPENDENT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5/G2/G2.1/R3"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55/G2/G2.1/R3</text:p>
          </table:table-cell>
          <table:table-cell office:value-type="string" table:style-name="ce22">
            <text:p>CRITERION.SELECTION.TECHNICAL_PROFESSIONAL_ABILITY.CERTIFICATES.QUALITY_ASSURANCE.QA_INDEPENDENT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6" table:style-name="ce18">
            <text:p>56</text:p>
          </table:table-cell>
          <table:table-cell table:number-columns-repeated="10" table:style-name="ce18"/>
          <table:table-cell office:value-type="string" office:string-value="C56"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18">
            <text:p>C56</text:p>
          </table:table-cell>
          <table:table-cell office:value-type="string" table:style-name="ce18">
            <text:p>CRITERION.SELECTION.TECHNICAL_PROFESSIONAL_ABILITY.CERTIFICATES.ENVIRONMENTAL_MANAGEMENT.ENV_INDEPENDENT_CERTIFICATE</text:p>
          </table:table-cell>
          <table:table-cell office:value-type="string" table:style-name="ce18">
            <text:p>8ed65e48-fd0d-444f-97bd-4f58da632999</text:p>
          </table:table-cell>
          <table:table-cell office:value-type="string" table:style-name="ce18">
            <text:p>Will the economic operator be able to produce certificates drawn up by independent bodies attesting that the economic operator complies with the required environmental management systems or standards?</text:p>
          </table:table-cell>
          <table:table-cell table:style-name="ce18"/>
          <table:table-cell table:style-name="ce25"/>
          <table:table-cell table:number-columns-repeated="16367" table:style-name="ce21"/>
        </table:table-row>
        <table:table-row table:style-name="ro1">
          <table:table-cell office:value-type="float" office:value="56" table:style-name="ce21">
            <text:p>56</text:p>
          </table:table-cell>
          <table:table-cell office:value-type="float" office:value="1" table:style-name="ce22">
            <text:p>1</text:p>
          </table:table-cell>
          <table:table-cell table:number-columns-repeated="9" table:style-name="ce22"/>
          <table:table-cell office:value-type="string" office:string-value="C56/G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56/G1</text:p>
          </table:table-cell>
          <table:table-cell office:value-type="string" table:style-name="ce22">
            <text:p>CRITERION.SELECTION.TECHNICAL_PROFESSIONAL_ABILITY.CERTIFICATES.ENVIRONMENTAL_MANAGEMENT.ENV_INDEPENDENT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6/G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56/G1/R1</text:p>
          </table:table-cell>
          <table:table-cell office:value-type="string" table:style-name="ce22">
            <text:p>CRITERION.SELECTION.TECHNICAL_PROFESSIONAL_ABILITY.CERTIFICATES.ENVIRONMENTAL_MANAGEMENT.ENV_INDEPENDENT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6/G1/G1.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56/G1/G1.1</text:p>
          </table:table-cell>
          <table:table-cell office:value-type="string" table:style-name="ce22">
            <text:p>CRITERION.SELECTION.TECHNICAL_PROFESSIONAL_ABILITY.CERTIFICATES.ENVIRONMENTAL_MANAGEMENT.ENV_INDEPENDENT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6/G1/G1.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56/G1/G1.1/R1</text:p>
          </table:table-cell>
          <table:table-cell office:value-type="string" table:style-name="ce22">
            <text:p>CRITERION.SELECTION.TECHNICAL_PROFESSIONAL_ABILITY.CERTIFICATES.ENVIRONMENTAL_MANAGEMENT.ENV_INDEPENDENT_CERTIFICATE</text:p>
          </table:table-cell>
          <table:table-cell office:value-type="string" table:style-name="ce22">
            <text:p>b9dec4cb-2f6f-47d7-a023-e9099b19b338</text:p>
          </table:table-cell>
          <table:table-cell office:value-type="string" table:style-name="ce22">
            <text:p>If not, please explain why and specify which other means of proof concerning the environmental management systems or standards can be provided:</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number-columns-repeated="9" table:style-name="ce22"/>
          <table:table-cell office:value-type="string" office:string-value="C56/G2"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56/G2</text:p>
          </table:table-cell>
          <table:table-cell office:value-type="string" table:style-name="ce22">
            <text:p>CRITERION.SELECTION.TECHNICAL_PROFESSIONAL_ABILITY.CERTIFICATES.ENVIRONMENTAL_MANAGEMENT.ENV_INDEPENDENT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6/G2/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56/G2/R1</text:p>
          </table:table-cell>
          <table:table-cell office:value-type="string" table:style-name="ce22">
            <text:p>CRITERION.SELECTION.TECHNICAL_PROFESSIONAL_ABILITY.CERTIFICATES.ENVIRONMENTAL_MANAGEMENT.ENV_INDEPENDENT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6/G2/G2.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56/G2/G2.1</text:p>
          </table:table-cell>
          <table:table-cell office:value-type="string" table:style-name="ce22">
            <text:p>CRITERION.SELECTION.TECHNICAL_PROFESSIONAL_ABILITY.CERTIFICATES.ENVIRONMENTAL_MANAGEMENT.ENV_INDEPENDENT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6/G2/G2.1/R1"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56/G2/G2.1/R1</text:p>
          </table:table-cell>
          <table:table-cell office:value-type="string" table:style-name="ce22">
            <text:p>CRITERION.SELECTION.TECHNICAL_PROFESSIONAL_ABILITY.CERTIFICATES.ENVIRONMENTAL_MANAGEMENT.ENV_INDEPENDENT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6/G2/G2.1/R2"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56/G2/G2.1/R2</text:p>
          </table:table-cell>
          <table:table-cell office:value-type="string" table:style-name="ce22">
            <text:p>CRITERION.SELECTION.TECHNICAL_PROFESSIONAL_ABILITY.CERTIFICATES.ENVIRONMENTAL_MANAGEMENT.ENV_INDEPENDENT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6/G2/G2.1/R3"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56/G2/G2.1/R3</text:p>
          </table:table-cell>
          <table:table-cell office:value-type="string" table:style-name="ce22">
            <text:p>CRITERION.SELECTION.TECHNICAL_PROFESSIONAL_ABILITY.CERTIFICATES.ENVIRONMENTAL_MANAGEMENT.ENV_INDEPENDENT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41" table:style-name="ro1">
          <table:table-cell table:number-columns-repeated="16384"/>
        </table:table-row>
      </table:table>
      <table:table table:name="OTHER-EO-SHELTERED" table:style-name="ta2">
        <table:table-column table:style-name="co53" table:default-cell-style-name="ce1"/>
        <table:table-column table:style-name="co20" table:number-columns-repeated="4" table:default-cell-style-name="ce1"/>
        <table:table-column table:style-name="co40" table:number-columns-repeated="6" table:default-cell-style-name="ce1" table:visibility="collapse"/>
        <table:table-column table:style-name="co37" table:default-cell-style-name="ce1"/>
        <table:table-column table:style-name="co70" table:default-cell-style-name="ce1"/>
        <table:table-column table:style-name="co71" table:default-cell-style-name="ce1"/>
        <table:table-column table:style-name="co72"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7" table:style-name="ce23">
            <text:p>57</text:p>
          </table:table-cell>
          <table:table-cell table:number-columns-repeated="10" table:style-name="ce23"/>
          <table:table-cell office:value-type="string" office:string-value="C5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7</text:p>
          </table:table-cell>
          <table:table-cell office:value-type="string" table:style-name="ce23">
            <text:p>CRITERION.OTHER.EO_DATA.SHELTERED_WORKSHOP</text:p>
          </table:table-cell>
          <table:table-cell office:value-type="string" table:style-name="ce23">
            <text:p>2043338f-a38a-490b-b3ec-2607cb25a017</text:p>
          </table:table-cell>
          <table:table-cell office:value-type="string" table:style-name="ce23">
            <text:p>Only in case the procurement is reserved: is the economic operator a sheltered workshop, a 'social business' or will it provide for the performance of the contract in the context of sheltered employment programmes?</text:p>
          </table:table-cell>
          <table:table-cell table:style-name="ce23"/>
          <table:table-cell table:style-name="ce26"/>
          <table:table-cell table:number-columns-repeated="16367" table:style-name="ce21"/>
        </table:table-row>
        <table:table-row table:style-name="ro1">
          <table:table-cell office:value-type="float" office:value="57" table:style-name="ce4">
            <text:p>57</text:p>
          </table:table-cell>
          <table:table-cell office:value-type="float" office:value="1" table:style-name="ce2">
            <text:p>1</text:p>
          </table:table-cell>
          <table:table-cell table:number-columns-repeated="9" table:style-name="ce2"/>
          <table:table-cell office:value-type="string" office:string-value="C5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57/G1</text:p>
          </table:table-cell>
          <table:table-cell office:value-type="string" table:style-name="ce2">
            <text:p>CRITERION.OTHER.EO_DATA.SHELTERED_WORKSHOP</text:p>
          </table:table-cell>
          <table:table-cell office:value-type="string" table:style-name="ce2">
            <text:p>6febbe4a-e715-427c-a2b1-19cfabadaef0</text:p>
          </table:table-cell>
          <table:table-cell table:style-name="ce9"/>
          <table:table-cell table:style-name="ce2"/>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5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57/G1/R1</text:p>
          </table:table-cell>
          <table:table-cell office:value-type="string" table:style-name="ce2">
            <text:p>CRITERION.OTHER.EO_DATA.SHELTERED_WORKSHOP</text:p>
          </table:table-cell>
          <table:table-cell office:value-type="string" table:style-name="ce2">
            <text:p>7f18c64e-ae09-4646-9400-f3666d50af51</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5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57/G1/G1.1</text:p>
          </table:table-cell>
          <table:table-cell office:value-type="string" table:style-name="ce2">
            <text:p>CRITERION.OTHER.EO_DATA.SHELTERED_WORKSHOP</text:p>
          </table:table-cell>
          <table:table-cell office:value-type="string" table:style-name="ce2">
            <text:p>a5e33369-e2b5-45f7-9969-ddb1c3ae17c8</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5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57/G1/G1.1/R1</text:p>
          </table:table-cell>
          <table:table-cell office:value-type="string" table:style-name="ce2">
            <text:p>CRITERION.OTHER.EO_DATA.SHELTERED_WORKSHOP</text:p>
          </table:table-cell>
          <table:table-cell office:value-type="string" table:style-name="ce5">
            <text:p>4e552658-d532-4770-943b-b90efcc9788d</text:p>
          </table:table-cell>
          <table:table-cell office:value-type="string" table:style-name="ce9">
            <text:p>What is the corresponding percentage of disabled or disadvantaged workers?</text:p>
          </table:table-cell>
          <table:table-cell table:style-name="ce2"/>
          <table:table-cell table:style-name="ce6"/>
          <table:table-cell table:number-columns-repeated="16367" table:style-name="ce2"/>
        </table:table-row>
        <table:table-row table:style-name="ro4">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57/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57/G1/G1.1/R2</text:p>
          </table:table-cell>
          <table:table-cell office:value-type="string" table:style-name="ce2">
            <text:p>CRITERION.OTHER.EO_DATA.SHELTERED_WORKSHOP</text:p>
          </table:table-cell>
          <table:table-cell office:value-type="string" table:style-name="ce2">
            <text:p>e01d0929-c7a9-455a-aaf9-e1f7cd966336</text:p>
          </table:table-cell>
          <table:table-cell office:value-type="string" table:style-name="ce9">
            <text:p>If required, please provide details on whether the employees concerned belong to a specific category of disabled or disadvantaged workers?</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8" table:style-name="ro1">
          <table:table-cell table:number-columns-repeated="16384"/>
        </table:table-row>
      </table:table>
      <table:table table:name="OTHER-EO-PQS" table:style-name="ta2">
        <table:table-column table:style-name="co19" table:default-cell-style-name="ce19"/>
        <table:table-column table:style-name="co20" table:number-columns-repeated="6" table:default-cell-style-name="ce19"/>
        <table:table-column table:style-name="co40" table:number-columns-repeated="4" table:default-cell-style-name="ce19" table:visibility="collapse"/>
        <table:table-column table:style-name="co73" table:default-cell-style-name="ce19"/>
        <table:table-column table:style-name="co74" table:default-cell-style-name="ce19"/>
        <table:table-column table:style-name="co15" table:default-cell-style-name="ce19"/>
        <table:table-column table:style-name="co75" table:default-cell-style-name="ce19"/>
        <table:table-column table:style-name="co76" table:default-cell-style-name="ce19"/>
        <table:table-column table:style-name="co14" table:number-columns-repeated="16368" table:default-cell-style-name="ce19"/>
        <table:table-row table:style-name="ro1">
          <table:table-cell table:style-name="ce22"/>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8" table:style-name="ce23">
            <text:p>58</text:p>
          </table:table-cell>
          <table:table-cell table:number-columns-repeated="10" table:style-name="ce23"/>
          <table:table-cell office:value-type="string" office:string-value="C5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8</text:p>
          </table:table-cell>
          <table:table-cell office:value-type="string" table:style-name="ce23">
            <text:p>CRITERION.OTHER.EO_DATA.REGISTERED_IN_OFFICIAL_LIST</text:p>
          </table:table-cell>
          <table:table-cell office:value-type="string" table:style-name="ce23">
            <text:p>9b19e869-6c89-4cc4-bd6c-ac9ca8602165</text:p>
          </table:table-cell>
          <table:table-cell office:value-type="string" table:style-name="ce23">
            <text:p>If applicable, is the economic operator registered on an official list of approved economic operators or does it have an equivalent certificate (e.g. under a national (pre)qualification system)?</text:p>
          </table:table-cell>
          <table:table-cell table:style-name="ce23"/>
          <table:table-cell table:style-name="ce26"/>
          <table:table-cell table:number-columns-repeated="16367" table:style-name="ce21"/>
        </table:table-row>
        <table:table-row table:style-name="ro1">
          <table:table-cell office:value-type="float" office:value="58" table:style-name="ce21">
            <text:p>58</text:p>
          </table:table-cell>
          <table:table-cell office:value-type="float" office:value="1" table:style-name="ce22">
            <text:p>1</text:p>
          </table:table-cell>
          <table:table-cell table:number-columns-repeated="9" table:style-name="ce22"/>
          <table:table-cell office:value-type="string" office:string-value="C5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8/G1</text:p>
          </table:table-cell>
          <table:table-cell office:value-type="string" table:style-name="ce22">
            <text:p>CRITERION.OTHER.EO_DATA.REGISTERED_IN_OFFICIAL_LIST</text:p>
          </table:table-cell>
          <table:table-cell office:value-type="string" table:style-name="ce22">
            <text:p>ecb5127b-9018-4fb8-8327-a6a7a2c73195</text:p>
          </table:table-cell>
          <table:table-cell table:number-columns-repeated="2"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8/G1/R1</text:p>
          </table:table-cell>
          <table:table-cell office:value-type="string" table:style-name="ce22">
            <text:p>CRITERION.OTHER.EO_DATA.REGISTERED_IN_OFFICIAL_LIST</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8/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8/G1/G1.1</text:p>
          </table:table-cell>
          <table:table-cell office:value-type="string" table:style-name="ce22">
            <text:p>CRITERION.OTHER.EO_DATA.REGISTERED_IN_OFFICIAL_LIST</text:p>
          </table:table-cell>
          <table:table-cell office:value-type="string" table:style-name="ce22">
            <text:p>dc4acf0c-c761-40d0-b031-4ee1f224be5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8/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8/G1/G1.1/R1</text:p>
          </table:table-cell>
          <table:table-cell office:value-type="string" table:style-name="ce22">
            <text:p>CRITERION.OTHER.EO_DATA.REGISTERED_IN_OFFICIAL_LIST</text:p>
          </table:table-cell>
          <table:table-cell office:value-type="string" table:style-name="ce22">
            <text:p>30064ad3-fc11-4579-8528-fdd0b9a5ba75</text:p>
          </table:table-cell>
          <table:table-cell office:value-type="string" table:style-name="ce22">
            <text:p>a) Please provide the relevant registration or certification number, if applicabl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8/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8/G1/G1.1/R2</text:p>
          </table:table-cell>
          <table:table-cell office:value-type="string" table:style-name="ce22">
            <text:p>CRITERION.OTHER.EO_DATA.REGISTERED_IN_OFFICIAL_LIST</text:p>
          </table:table-cell>
          <table:table-cell office:value-type="string" table:style-name="ce22">
            <text:p>b3403349-cbc0-4d84-879e-fc0f2d90ecbd</text:p>
          </table:table-cell>
          <table:table-cell office:value-type="string" table:style-name="ce22">
            <text:p>b) If the certificate of registration or certification is available electronically, please stat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8/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8/G1/G1.1/R3</text:p>
          </table:table-cell>
          <table:table-cell office:value-type="string" table:style-name="ce22">
            <text:p>CRITERION.OTHER.EO_DATA.REGISTERED_IN_OFFICIAL_LIST</text:p>
          </table:table-cell>
          <table:table-cell office:value-type="string" table:style-name="ce22">
            <text:p>792ff522-6f3f-4a62-ab6e-a8b272bc290e</text:p>
          </table:table-cell>
          <table:table-cell office:value-type="string" table:style-name="ce22">
            <text:p>c) Please state the references on which the registration or certification is based, and, where applicable, the classification obtained in the official list:</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58/G1/G1.1/G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8/G1/G1.1/G1.1.1</text:p>
          </table:table-cell>
          <table:table-cell office:value-type="string" table:style-name="ce22">
            <text:p>CRITERION.OTHER.EO_DATA.REGISTERED_IN_OFFICIAL_LIST</text:p>
          </table:table-cell>
          <table:table-cell office:value-type="string" table:style-name="ce22">
            <text:p>92e44d3b-af8e-4a29-91a8-24d27aa27fee</text:p>
          </table:table-cell>
          <table:table-cell table:number-columns-repeated="2"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58/G1/G1.1/G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8/G1/G1.1/G1.1.1/R1</text:p>
          </table:table-cell>
          <table:table-cell office:value-type="string" table:style-name="ce22">
            <text:p>CRITERION.OTHER.EO_DATA.REGISTERED_IN_OFFICIAL_LIST</text:p>
          </table:table-cell>
          <table:table-cell office:value-type="string" table:style-name="ce22">
            <text:p>d9996ef5-49f9-4cf8-a2f5-31c9f4efd894</text:p>
          </table:table-cell>
          <table:table-cell office:value-type="string" table:style-name="ce22">
            <text:p>d) Does the registration or certification cover all of the required selection criteria?</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table:number-columns-repeated="7" table:style-name="ce22"/>
          <table:table-cell office:value-type="string" office:string-value="C58/G1/G1.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58/G1/G1.2</text:p>
          </table:table-cell>
          <table:table-cell office:value-type="string" table:style-name="ce22">
            <text:p>CRITERION.OTHER.EO_DATA.REGISTERED_IN_OFFICIAL_LIST</text:p>
          </table:table-cell>
          <table:table-cell office:value-type="string" table:style-name="ce22">
            <text:p>59e6f3ef-15cd-4e21-82ac-ea497ccd44e2</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6" table:style-name="ce22"/>
          <table:table-cell office:value-type="string" office:string-value="C58/G1/G1.2/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8/G1/G1.2/R1</text:p>
          </table:table-cell>
          <table:table-cell office:value-type="string" table:style-name="ce22">
            <text:p>CRITERION.OTHER.EO_DATA.REGISTERED_IN_OFFICIAL_LIST</text:p>
          </table:table-cell>
          <table:table-cell office:value-type="string" table:style-name="ce22">
            <text:p>0e71abd3-198e-49c5-8128-5708617bb191</text:p>
          </table:table-cell>
          <table:table-cell office:value-type="string" table:style-name="ce22">
            <text:p>e) 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2" table:style-name="ce22">
            <text:p>2</text:p>
          </table:table-cell>
          <table:table-cell table:number-columns-repeated="6" table:style-name="ce22"/>
          <table:table-cell office:value-type="string" office:string-value="C58/G1/G1.2/R2"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8/G1/G1.2/R2</text:p>
          </table:table-cell>
          <table:table-cell office:value-type="string" table:style-name="ce22">
            <text:p>CRITERION.OTHER.EO_DATA.REGISTERED_IN_OFFICIAL_LIST</text:p>
          </table:table-cell>
          <table:table-cell office:value-type="string" table:style-name="ce22">
            <text:p>caa72cea-5443-49fb-84ba-ab6c64427f77</text:p>
          </table:table-cell>
          <table:table-cell office:value-type="string" table:style-name="ce22">
            <text:p>If the relevant documentation is available electronically, please indicate:</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2" table:style-name="ro1">
          <table:table-cell table:number-columns-repeated="16384"/>
        </table:table-row>
      </table:table>
      <table:table table:name="OTHER-EO-GROUPS" table:style-name="ta2">
        <table:table-column table:style-name="co19" table:default-cell-style-name="ce19"/>
        <table:table-column table:style-name="co20" table:number-columns-repeated="4" table:default-cell-style-name="ce19"/>
        <table:table-column table:style-name="co40" table:number-columns-repeated="5" table:default-cell-style-name="ce19" table:visibility="collapse"/>
        <table:table-column table:style-name="co50" table:default-cell-style-name="ce19"/>
        <table:table-column table:style-name="co77" table:default-cell-style-name="ce19"/>
        <table:table-column table:style-name="co70"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9" table:style-name="ce23">
            <text:p>59</text:p>
          </table:table-cell>
          <table:table-cell table:number-columns-repeated="10" table:style-name="ce23"/>
          <table:table-cell office:value-type="string" office:string-value="C5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9</text:p>
          </table:table-cell>
          <table:table-cell office:value-type="string" table:style-name="ce23">
            <text:p>CRITERION.OTHER.EO_DATA.TOGETHER_WITH_OTHERS</text:p>
          </table:table-cell>
          <table:table-cell office:value-type="string" table:style-name="ce23">
            <text:p>ee51100f-8e3e-40c9-8f8b-57d5a15be1f2</text:p>
          </table:table-cell>
          <table:table-cell office:value-type="string" table:style-name="ce23">
            <text:p>Is the economic operator participating in the procurement procedure together with others?</text:p>
          </table:table-cell>
          <table:table-cell table:style-name="ce23"/>
          <table:table-cell table:style-name="ce26"/>
          <table:table-cell table:number-columns-repeated="16367" table:style-name="ce21"/>
        </table:table-row>
        <table:table-row table:style-name="ro1">
          <table:table-cell office:value-type="float" office:value="59" table:style-name="ce21">
            <text:p>59</text:p>
          </table:table-cell>
          <table:table-cell office:value-type="float" office:value="1" table:style-name="ce22">
            <text:p>1</text:p>
          </table:table-cell>
          <table:table-cell table:number-columns-repeated="9" table:style-name="ce22"/>
          <table:table-cell office:value-type="string" office:string-value="C5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9/G1</text:p>
          </table:table-cell>
          <table:table-cell office:value-type="string" table:style-name="ce22">
            <text:p>CRITERION.OTHER.EO_DATA.TOGETHER_WITH_OTHERS</text:p>
          </table:table-cell>
          <table:table-cell office:value-type="string" table:style-name="ce22">
            <text:p>d939f2c6-ba25-4dc4-889c-11d1853add19</text:p>
          </table:table-cell>
          <table:table-cell office:value-type="string" table:style-name="ce22">
            <text:p><text:s/></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9/G1/R1</text:p>
          </table:table-cell>
          <table:table-cell office:value-type="string" table:style-name="ce22">
            <text:p>CRITERION.OTHER.EO_DATA.TOGETHER_WITH_OTHER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9/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9/G1/G1.1</text:p>
          </table:table-cell>
          <table:table-cell office:value-type="string" table:style-name="ce22">
            <text:p>CRITERION.OTHER.EO_DATA.TOGETHER_WITH_OTHERS</text:p>
          </table:table-cell>
          <table:table-cell office:value-type="string" table:style-name="ce22">
            <text:p>f5663c5a-d311-4ae4-be14-1575754be5f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9/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9/G1/G1.1/R1</text:p>
          </table:table-cell>
          <table:table-cell office:value-type="string" table:style-name="ce22">
            <text:p>CRITERION.OTHER.EO_DATA.TOGETHER_WITH_OTHERS</text:p>
          </table:table-cell>
          <table:table-cell office:value-type="string" table:style-name="ce22">
            <text:p>907fd62b-02f1-452c-81a8-785bedb0c536</text:p>
          </table:table-cell>
          <table:table-cell office:value-type="string" table:style-name="ce22">
            <text:p>a) Please indicate the role of the economic operator in the group (leader, responsible for specific tasks...):</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9/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9/G1/G1.1/R2</text:p>
          </table:table-cell>
          <table:table-cell office:value-type="string" table:style-name="ce22">
            <text:p>CRITERION.OTHER.EO_DATA.TOGETHER_WITH_OTHERS</text:p>
          </table:table-cell>
          <table:table-cell office:value-type="string" table:style-name="ce22">
            <text:p>7c267f95-a3a7-49ef-abd9-e121dcd641a9</text:p>
          </table:table-cell>
          <table:table-cell office:value-type="string" table:style-name="ce22">
            <text:p>b) Please identify the other economic operators participating in the procurement procedure together:</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9/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9/G1/G1.1/R3</text:p>
          </table:table-cell>
          <table:table-cell office:value-type="string" table:style-name="ce22">
            <text:p>CRITERION.OTHER.EO_DATA.TOGETHER_WITH_OTHERS</text:p>
          </table:table-cell>
          <table:table-cell office:value-type="string" table:style-name="ce22">
            <text:p>96f38793-4469-4153-aba6-c613282cdbdc</text:p>
          </table:table-cell>
          <table:table-cell office:value-type="string" table:style-name="ce22">
            <text:p>c) Where applicable, name of the participating group:</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7" table:style-name="ro1">
          <table:table-cell table:number-columns-repeated="16384"/>
        </table:table-row>
      </table:table>
      <table:table table:name="OTHER-EO-RELIED_ON-ENTITIES" table:style-name="ta1">
        <table:table-column table:style-name="co19" table:default-cell-style-name="ce19"/>
        <table:table-column table:style-name="co20" table:number-columns-repeated="2" table:default-cell-style-name="ce19"/>
        <table:table-column table:style-name="co60" table:default-cell-style-name="ce19"/>
        <table:table-column table:style-name="co40" table:number-columns-repeated="6" table:default-cell-style-name="ce19" table:visibility="collapse"/>
        <table:table-column table:style-name="co58" table:default-cell-style-name="ce19"/>
        <table:table-column table:style-name="co14" table:default-cell-style-name="ce19"/>
        <table:table-column table:style-name="co78"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60" table:style-name="ce23">
            <text:p>60</text:p>
          </table:table-cell>
          <table:table-cell table:number-columns-repeated="10" table:style-name="ce23"/>
          <table:table-cell office:value-type="string" office:string-value="C6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60</text:p>
          </table:table-cell>
          <table:table-cell office:value-type="string" table:style-name="ce23">
            <text:p>CRITERION.OTHER.EO_DATA.RELIES_ON_OTHER_CAPACITIES</text:p>
          </table:table-cell>
          <table:table-cell office:value-type="string" table:style-name="ce23">
            <text:p>0d62c6ed-f074-4fcf-8e9f-f691351d52ad</text:p>
          </table:table-cell>
          <table:table-cell office:value-type="string" table:style-name="ce23">
            <text:p>Does the economic operator rely on the capacities of other entities in order to meet the selection criteria set out under Part IV and the criteria and rules (if any) set out under Part V below?</text:p>
          </table:table-cell>
          <table:table-cell table:style-name="ce23"/>
          <table:table-cell table:style-name="ce26"/>
          <table:table-cell table:number-columns-repeated="16367" table:style-name="ce21"/>
        </table:table-row>
        <table:table-row table:style-name="ro1">
          <table:table-cell office:value-type="float" office:value="60" table:style-name="ce21">
            <text:p>60</text:p>
          </table:table-cell>
          <table:table-cell office:value-type="float" office:value="1" table:style-name="ce22">
            <text:p>1</text:p>
          </table:table-cell>
          <table:table-cell table:number-columns-repeated="9" table:style-name="ce22"/>
          <table:table-cell office:value-type="string" office:string-value="C6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60/G1</text:p>
          </table:table-cell>
          <table:table-cell office:value-type="string" table:style-name="ce22">
            <text:p>CRITERION.OTHER.EO_DATA.RELIES_ON_OTHER_CAPACITIES</text:p>
          </table:table-cell>
          <table:table-cell office:value-type="string" table:style-name="ce22">
            <text:p>e688f7d6-dcef-4726-bc61-052e63ead60f</text:p>
          </table:table-cell>
          <table:table-cell table:number-columns-repeated="2" table:style-name="ce22"/>
          <table:table-cell table:style-name="ce24"/>
          <table:table-cell table:number-columns-repeated="16367" table:style-name="ce22"/>
        </table:table-row>
        <table:table-row table:style-name="ro1">
          <table:table-cell office:value-type="float" office:value="60" table:style-name="ce21">
            <text:p>6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60/G1/R1</text:p>
          </table:table-cell>
          <table:table-cell office:value-type="string" table:style-name="ce22">
            <text:p>CRITERION.OTHER.EO_DATA.RELIES_ON_OTHER_CAPACITIE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OTHER-EO-NOT_RELIED_ON-ENTITIES" table:style-name="ta2">
        <table:table-column table:style-name="co64" table:number-columns-repeated="11" table:default-cell-style-name="ce19"/>
        <table:table-column table:style-name="co14" table:default-cell-style-name="ce19"/>
        <table:table-column table:style-name="co79"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61" table:style-name="ce23">
            <text:p>61</text:p>
          </table:table-cell>
          <table:table-cell table:number-columns-repeated="10" table:style-name="ce23"/>
          <table:table-cell office:value-type="string" office:string-value="C6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61</text:p>
          </table:table-cell>
          <table:table-cell office:value-type="string" table:style-name="ce23">
            <text:p>CRITERION.OTHER.EO_DATA.SUBCONTRACTS_WITH_THIRD_PARTIES</text:p>
          </table:table-cell>
          <table:table-cell office:value-type="string" table:style-name="ce23">
            <text:p>72c0c4b1-ca50-4667-9487-461f3eed4ed7</text:p>
          </table:table-cell>
          <table:table-cell office:value-type="string" table:style-name="ce23">
            <text:p>Does the economic operator intend to subcontract any share of the contract to third parties?</text:p>
          </table:table-cell>
          <table:table-cell table:style-name="ce23"/>
          <table:table-cell table:style-name="ce26"/>
          <table:table-cell table:number-columns-repeated="16367" table:style-name="ce21"/>
        </table:table-row>
        <table:table-row table:style-name="ro1">
          <table:table-cell office:value-type="float" office:value="61" table:style-name="ce21">
            <text:p>61</text:p>
          </table:table-cell>
          <table:table-cell office:value-type="float" office:value="1" table:style-name="ce22">
            <text:p>1</text:p>
          </table:table-cell>
          <table:table-cell table:number-columns-repeated="9" table:style-name="ce22"/>
          <table:table-cell office:value-type="string" office:string-value="C6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61/G1</text:p>
          </table:table-cell>
          <table:table-cell office:value-type="string" table:style-name="ce22">
            <text:p>CRITERION.OTHER.EO_DATA.SUBCONTRACTS_WITH_THIRD_PARTIES</text:p>
          </table:table-cell>
          <table:table-cell office:value-type="string" table:style-name="ce22">
            <text:p>d5fe5a71-7fd3-4910-b6f4-5cd2a4d23524</text:p>
          </table:table-cell>
          <table:table-cell table:number-columns-repeated="2" table:style-name="ce22"/>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61/G1/R1</text:p>
          </table:table-cell>
          <table:table-cell office:value-type="string" table:style-name="ce22">
            <text:p>CRITERION.OTHER.EO_DATA.SUBCONTRACTS_WITH_THIRD_PARTIE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6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61/G1/G1.1</text:p>
          </table:table-cell>
          <table:table-cell office:value-type="string" table:style-name="ce22">
            <text:p>CRITERION.OTHER.EO_DATA.SUBCONTRACTS_WITH_THIRD_PARTIES</text:p>
          </table:table-cell>
          <table:table-cell office:value-type="string" table:style-name="ce22">
            <text:p>b638edf6-4f00-4e24-92c4-cf96846f2c17</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61/G1/G1.1/R1</text:p>
          </table:table-cell>
          <table:table-cell office:value-type="string" table:style-name="ce22">
            <text:p>CRITERION.OTHER.EO_DATA.SUBCONTRACTS_WITH_THIRD_PARTIES</text:p>
          </table:table-cell>
          <table:table-cell office:value-type="string" table:style-name="ce22">
            <text:p>999c7fe2-61cd-4e86-b76f-e280304dc8c9</text:p>
          </table:table-cell>
          <table:table-cell office:value-type="string" table:style-name="ce22">
            <text:p>If yes and in so far as known, please list the proposed subcontractors:</text:p>
          </table:table-cell>
          <table:table-cell table:style-name="ce22"/>
          <table:table-cell table:style-name="ce24"/>
          <table:table-cell table:number-columns-repeated="16367" table:style-name="ce22"/>
        </table:table-row>
        <table:table-row table:style-name="ro5">
          <table:table-cell table:number-columns-repeated="16" table:style-name="ce20"/>
          <table:table-cell table:style-name="ce16"/>
          <table:table-cell table:number-columns-repeated="16367" table:style-name="ce22"/>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Hiperv_237_nculo_1" style:display-name="Hipervínculo" style:family="table-cell" style:data-style-name="N0">
      <style:text-properties fo:color="#0000FF" style:text-underline-style="solid" style:text-underline-type="single"/>
    </style:style>
    <style:style style:name="Hiperv_237_nculo_2" style:display-name="Hipervínculo" style:family="table-cell" style:data-style-name="N0">
      <style:text-properties fo:color="#0000FF" style:text-underline-style="solid" style:text-underline-type="single"/>
    </style:style>
    <style:style style:name="Hiperv_237_nculo_3" style:display-name="Hipervínculo" style:family="table-cell" style:data-style-name="N0">
      <style:text-properties fo:color="#0000FF" style:text-underline-style="solid" style:text-underline-type="single"/>
    </style:style>
    <style:style style:name="Hiperv_237_nculo_4" style:display-name="Hipervínculo" style:family="table-cell" style:data-style-name="N0">
      <style:text-properties fo:color="#0000FF" style:text-underline-style="solid" style:text-underline-type="single"/>
    </style:style>
    <style:style style:name="Hiperv_237_nculo_5" style:display-name="Hipervínculo" style:family="table-cell" style:data-style-name="N0">
      <style:text-properties fo:color="#0000FF" style:text-underline-style="solid" style:text-underline-type="single"/>
    </style:style>
    <style:style style:name="Hiperv_237_nculo_6" style:display-name="Hipervínculo" style:family="table-cell" style:data-style-name="N0">
      <style:text-properties fo:color="#0000FF" style:text-underline-style="solid" style:text-underline-type="single"/>
    </style:style>
    <style:style style:name="Hiperv_237_nculo_7" style:display-name="Hipervínculo" style:family="table-cell" style:data-style-name="N0">
      <style:text-properties fo:color="#0000FF" style:text-underline-style="solid" style:text-underline-type="single"/>
    </style:style>
    <style:style style:name="Hiperv_237_nculo_8" style:display-name="Hipervínculo" style:family="table-cell" style:data-style-name="N0">
      <style:text-properties fo:color="#0000FF" style:text-underline-style="solid" style:text-underline-type="single"/>
    </style:style>
    <style:style style:name="Hiperv_237_nculo_9" style:display-name="Hipervínculo" style:family="table-cell" style:data-style-name="N0">
      <style:text-properties fo:color="#0000FF" style:text-underline-style="solid" style:text-underline-type="single"/>
    </style:style>
    <style:style style:name="Hiperv_237_nculo_10" style:display-name="Hipervínculo" style:family="table-cell" style:data-style-name="N0">
      <style:text-properties fo:color="#0000FF" style:text-underline-style="solid" style:text-underline-type="single"/>
    </style:style>
    <style:style style:name="Hiperv_237_nculo_11" style:display-name="Hipervínculo" style:family="table-cell" style:data-style-name="N0">
      <style:text-properties fo:color="#0000FF" style:text-underline-style="solid" style:text-underline-type="single"/>
    </style:style>
    <style:style style:name="Hiperv_237_nculo_12" style:display-name="Hipervínculo" style:family="table-cell" style:data-style-name="N0">
      <style:text-properties fo:color="#0000FF" style:text-underline-style="solid" style:text-underline-type="single"/>
    </style:style>
    <style:style style:name="Hiperv_237_nculo_13" style:display-name="Hipervínculo" style:family="table-cell" style:data-style-name="N0">
      <style:text-properties fo:color="#0000FF" style:text-underline-style="solid" style:text-underline-type="single"/>
    </style:style>
    <style:style style:name="Hiperv_237_nculo_14" style:display-name="Hipervínculo" style:family="table-cell" style:data-style-name="N0">
      <style:text-properties fo:color="#0000FF" style:text-underline-style="solid" style:text-underline-type="single"/>
    </style:style>
    <style:style style:name="Hiperv_237_nculo_15" style:display-name="Hipervínculo" style:family="table-cell" style:data-style-name="N0">
      <style:text-properties fo:color="#0000FF" style:text-underline-style="solid" style:text-underline-type="single"/>
    </style:style>
    <style:style style:name="Hiperv_237_nculo_16" style:display-name="Hipervínculo" style:family="table-cell" style:data-style-name="N0">
      <style:text-properties fo:color="#0000FF" style:text-underline-style="solid" style:text-underline-type="single"/>
    </style:style>
    <style:style style:name="Hiperv_237_nculo_17" style:display-name="Hipervínculo" style:family="table-cell" style:data-style-name="N0">
      <style:text-properties fo:color="#0000FF" style:text-underline-style="solid" style:text-underline-type="single"/>
    </style:style>
    <style:style style:name="Hiperv_237_nculo_18" style:display-name="Hipervínculo" style:family="table-cell" style:data-style-name="N0">
      <style:text-properties fo:color="#0000FF" style:text-underline-style="solid" style:text-underline-type="single"/>
    </style:style>
    <style:style style:name="Hiperv_237_nculo_19" style:display-name="Hipervínculo" style:family="table-cell" style:data-style-name="N0">
      <style:text-properties fo:color="#0000FF" style:text-underline-style="solid" style:text-underline-type="single"/>
    </style:style>
    <style:style style:name="Hiperv_237_nculo_20" style:display-name="Hipervínculo" style:family="table-cell" style:data-style-name="N0">
      <style:text-properties fo:color="#0000FF" style:text-underline-style="solid" style:text-underline-type="single"/>
    </style:style>
    <style:style style:name="Hiperv_237_nculo_21" style:display-name="Hipervínculo" style:family="table-cell" style:data-style-name="N0">
      <style:text-properties fo:color="#0000FF" style:text-underline-style="solid" style:text-underline-type="single"/>
    </style:style>
    <style:style style:name="Hiperv_237_nculo_22" style:display-name="Hipervínculo" style:family="table-cell" style:data-style-name="N0">
      <style:text-properties fo:color="#0000FF" style:text-underline-style="solid" style:text-underline-type="single"/>
    </style:style>
    <style:style style:name="Hiperv_237_nculo_23" style:display-name="Hipervínculo" style:family="table-cell" style:data-style-name="N0">
      <style:text-properties fo:color="#0000FF" style:text-underline-style="solid" style:text-underline-type="single"/>
    </style:style>
    <style:style style:name="Hiperv_237_nculo_24" style:display-name="Hipervínculo" style:family="table-cell" style:data-style-name="N0">
      <style:text-properties fo:color="#0000FF" style:text-underline-style="solid" style:text-underline-type="single"/>
    </style:style>
    <style:style style:name="Hiperv_237_nculo_25" style:display-name="Hipervínculo" style:family="table-cell" style:data-style-name="N0">
      <style:text-properties fo:color="#0000FF" style:text-underline-style="solid" style:text-underline-type="single"/>
    </style:style>
    <style:style style:name="Hiperv_237_nculo_26" style:display-name="Hipervínculo" style:family="table-cell" style:data-style-name="N0">
      <style:text-properties fo:color="#0000FF" style:text-underline-style="solid" style:text-underline-type="single"/>
    </style:style>
    <style:style style:name="Hiperv_237_nculo_32_visitado" style:display-name="Hipervínculo visitado" style:family="table-cell" style:data-style-name="N0">
      <style:text-properties fo:color="#800080" style:text-underline-style="solid" style:text-underline-type="single"/>
    </style:style>
    <style:style style:name="Hiperv_237_nculo_32_visitado_1" style:display-name="Hipervínculo visitado" style:family="table-cell" style:data-style-name="N0">
      <style:text-properties fo:color="#800080" style:text-underline-style="solid" style:text-underline-type="single"/>
    </style:style>
    <style:style style:name="Hiperv_237_nculo_32_visitado_2" style:display-name="Hipervínculo visitado" style:family="table-cell" style:data-style-name="N0">
      <style:text-properties fo:color="#800080" style:text-underline-style="solid" style:text-underline-type="single"/>
    </style:style>
    <style:style style:name="Hiperv_237_nculo_32_visitado_3" style:display-name="Hipervínculo visitado" style:family="table-cell" style:data-style-name="N0">
      <style:text-properties fo:color="#800080" style:text-underline-style="solid" style:text-underline-type="single"/>
    </style:style>
    <style:style style:name="Hiperv_237_nculo_32_visitado_4" style:display-name="Hipervínculo visitado" style:family="table-cell" style:data-style-name="N0">
      <style:text-properties fo:color="#800080" style:text-underline-style="solid" style:text-underline-type="single"/>
    </style:style>
    <style:style style:name="Hiperv_237_nculo_32_visitado_5" style:display-name="Hipervínculo visitado" style:family="table-cell" style:data-style-name="N0">
      <style:text-properties fo:color="#800080" style:text-underline-style="solid" style:text-underline-type="single"/>
    </style:style>
    <style:style style:name="Hiperv_237_nculo_32_visitado_6" style:display-name="Hipervínculo visitado" style:family="table-cell" style:data-style-name="N0">
      <style:text-properties fo:color="#800080" style:text-underline-style="solid" style:text-underline-type="single"/>
    </style:style>
    <style:style style:name="Hiperv_237_nculo_32_visitado_7" style:display-name="Hipervínculo visitado" style:family="table-cell" style:data-style-name="N0">
      <style:text-properties fo:color="#800080" style:text-underline-style="solid" style:text-underline-type="single"/>
    </style:style>
    <style:style style:name="Hiperv_237_nculo_32_visitado_8" style:display-name="Hipervínculo visitado" style:family="table-cell" style:data-style-name="N0">
      <style:text-properties fo:color="#800080" style:text-underline-style="solid" style:text-underline-type="single"/>
    </style:style>
    <style:style style:name="Hiperv_237_nculo_32_visitado_9" style:display-name="Hipervínculo visitado" style:family="table-cell" style:data-style-name="N0">
      <style:text-properties fo:color="#800080" style:text-underline-style="solid" style:text-underline-type="single"/>
    </style:style>
    <style:style style:name="Hiperv_237_nculo_32_visitado_10" style:display-name="Hipervínculo visitado" style:family="table-cell" style:data-style-name="N0">
      <style:text-properties fo:color="#800080" style:text-underline-style="solid" style:text-underline-type="single"/>
    </style:style>
    <style:style style:name="Hiperv_237_nculo_32_visitado_11" style:display-name="Hipervínculo visitado" style:family="table-cell" style:data-style-name="N0">
      <style:text-properties fo:color="#800080" style:text-underline-style="solid" style:text-underline-type="single"/>
    </style:style>
    <style:style style:name="Hiperv_237_nculo_32_visitado_12" style:display-name="Hipervínculo visitado" style:family="table-cell" style:data-style-name="N0">
      <style:text-properties fo:color="#800080" style:text-underline-style="solid" style:text-underline-type="single"/>
    </style:style>
    <style:style style:name="Hiperv_237_nculo_32_visitado_13" style:display-name="Hipervínculo visitado" style:family="table-cell" style:data-style-name="N0">
      <style:text-properties fo:color="#800080" style:text-underline-style="solid" style:text-underline-type="single"/>
    </style:style>
    <style:style style:name="Hiperv_237_nculo_32_visitado_14" style:display-name="Hipervínculo visitado" style:family="table-cell" style:data-style-name="N0">
      <style:text-properties fo:color="#800080" style:text-underline-style="solid" style:text-underline-type="single"/>
    </style:style>
    <style:style style:name="Hiperv_237_nculo_32_visitado_15" style:display-name="Hipervínculo visitado" style:family="table-cell" style:data-style-name="N0">
      <style:text-properties fo:color="#800080" style:text-underline-style="solid" style:text-underline-type="single"/>
    </style:style>
    <style:style style:name="Hiperv_237_nculo_32_visitado_16" style:display-name="Hipervínculo visitado" style:family="table-cell" style:data-style-name="N0">
      <style:text-properties fo:color="#800080" style:text-underline-style="solid" style:text-underline-type="single"/>
    </style:style>
    <style:style style:name="Hiperv_237_nculo_32_visitado_17" style:display-name="Hipervínculo visitado" style:family="table-cell" style:data-style-name="N0">
      <style:text-properties fo:color="#800080" style:text-underline-style="solid" style:text-underline-type="single"/>
    </style:style>
    <style:style style:name="Hiperv_237_nculo_32_visitado_18" style:display-name="Hipervínculo visitado" style:family="table-cell" style:data-style-name="N0">
      <style:text-properties fo:color="#800080" style:text-underline-style="solid" style:text-underline-type="single"/>
    </style:style>
    <style:style style:name="Hiperv_237_nculo_32_visitado_19" style:display-name="Hipervínculo visitado" style:family="table-cell" style:data-style-name="N0">
      <style:text-properties fo:color="#800080" style:text-underline-style="solid" style:text-underline-type="single"/>
    </style:style>
    <style:style style:name="Hiperv_237_nculo_32_visitado_20" style:display-name="Hipervínculo visitado" style:family="table-cell" style:data-style-name="N0">
      <style:text-properties fo:color="#800080" style:text-underline-style="solid" style:text-underline-type="single"/>
    </style:style>
    <style:style style:name="Hiperv_237_nculo_32_visitado_21" style:display-name="Hipervínculo visitado" style:family="table-cell" style:data-style-name="N0">
      <style:text-properties fo:color="#800080" style:text-underline-style="solid" style:text-underline-type="single"/>
    </style:style>
    <style:style style:name="Hiperv_237_nculo_32_visitado_22" style:display-name="Hipervínculo visitado" style:family="table-cell" style:data-style-name="N0">
      <style:text-properties fo:color="#800080" style:text-underline-style="solid" style:text-underline-type="single"/>
    </style:style>
    <style:style style:name="Hiperv_237_nculo_32_visitado_23" style:display-name="Hipervínculo visitado" style:family="table-cell" style:data-style-name="N0">
      <style:text-properties fo:color="#800080" style:text-underline-style="solid" style:text-underline-type="single"/>
    </style:style>
    <style:style style:name="Hiperv_237_nculo_32_visitado_24" style:display-name="Hipervínculo visitado" style:family="table-cell" style:data-style-name="N0">
      <style:text-properties fo:color="#800080" style:text-underline-style="solid" style:text-underline-type="single"/>
    </style:style>
    <style:style style:name="Hiperv_237_nculo_32_visitado_25" style:display-name="Hipervínculo visitado" style:family="table-cell" style:data-style-name="N0">
      <style:text-properties fo:color="#800080" style:text-underline-style="solid" style:text-underline-type="single"/>
    </style:style>
    <style:style style:name="Hiperv_237_nculo_32_visitado_26" style:display-name="Hipervínculo visitado" style:family="table-cell" style:data-style-name="N0">
      <style:text-properties fo:color="#800080"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4-24T14:55:04Z</dc:date>
    <meta:editing-duration>PT0S</meta:editing-duration>
  </office:meta>
</office:document-meta>
</file>